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3.244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nt0_NNMembraneVoltageTrace1385553015" table:style-name="ta1">
        <table:shapes>
          <draw:frame draw:z-index="0" draw:style-name="gr1" draw:text-style-name="P1" svg:width="15.999cm" svg:height="8.999cm" svg:x="1.401cm" svg:y="3.045cm">
            <draw:object draw:notify-on-update-of-ranges="agent0_NNMembraneVoltageTrace1385553015.A1:agent0_NNMembraneVoltageTrace1385553015.A1 agent0_NNMembraneVoltageTrace1385553015.B1:agent0_NNMembraneVoltageTrace1385553015.LW1 agent0_NNMembraneVoltageTrace1385553015.A2:agent0_NNMembraneVoltageTrace1385553015.A2 agent0_NNMembraneVoltageTrace1385553015.B2:agent0_NNMembraneVoltageTrace1385553015.LW2 agent0_NNMembraneVoltageTrace1385553015.A3:agent0_NNMembraneVoltageTrace1385553015.A3 agent0_NNMembraneVoltageTrace1385553015.B3:agent0_NNMembraneVoltageTrace1385553015.LW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5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14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4" table:default-cell-style-name="Default"/>
        <table:table-column table:style-name="co2" table:number-columns-repeated="21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number-columns-repeated="689" table:default-cell-style-name="Default"/>
        <table:table-row table:style-name="ro1">
          <table:table-cell office:value-type="string" calcext:value-type="string">
            <text:p>Membrane Voltage (6.3 C)</text:p>
          </table:table-cell>
          <table:table-cell office:value-type="float" office:value="-60.752592963008" calcext:value-type="float">
            <text:p>-60,752592963008</text:p>
          </table:table-cell>
          <table:table-cell office:value-type="float" office:value="-60.720609393182" calcext:value-type="float">
            <text:p>-60,720609393182</text:p>
          </table:table-cell>
          <table:table-cell office:value-type="float" office:value="-60.688752992642" calcext:value-type="float">
            <text:p>-60,688752992642</text:p>
          </table:table-cell>
          <table:table-cell office:value-type="float" office:value="-60.657022205875" calcext:value-type="float">
            <text:p>-60,657022205875</text:p>
          </table:table-cell>
          <table:table-cell office:value-type="float" office:value="-60.625415509974" calcext:value-type="float">
            <text:p>-60,625415509974</text:p>
          </table:table-cell>
          <table:table-cell office:value-type="float" office:value="-60.59393141382" calcext:value-type="float">
            <text:p>-60,59393141382</text:p>
          </table:table-cell>
          <table:table-cell office:value-type="float" office:value="-60.562568457307" calcext:value-type="float">
            <text:p>-60,562568457307</text:p>
          </table:table-cell>
          <table:table-cell office:value-type="float" office:value="-60.53132521059" calcext:value-type="float">
            <text:p>-60,53132521059</text:p>
          </table:table-cell>
          <table:table-cell office:value-type="float" office:value="-60.500200273368" calcext:value-type="float">
            <text:p>-60,500200273368</text:p>
          </table:table-cell>
          <table:table-cell office:value-type="float" office:value="-60.46919227419" calcext:value-type="float">
            <text:p>-60,46919227419</text:p>
          </table:table-cell>
          <table:table-cell office:value-type="float" office:value="-60.438299869795" calcext:value-type="float">
            <text:p>-60,438299869795</text:p>
          </table:table-cell>
          <table:table-cell office:value-type="float" office:value="-60.40752174448" calcext:value-type="float">
            <text:p>-60,40752174448</text:p>
          </table:table-cell>
          <table:table-cell office:value-type="float" office:value="-60.376856609493" calcext:value-type="float">
            <text:p>-60,376856609493</text:p>
          </table:table-cell>
          <table:table-cell office:value-type="float" office:value="-60.34630320245" calcext:value-type="float">
            <text:p>-60,34630320245</text:p>
          </table:table-cell>
          <table:table-cell office:value-type="float" office:value="-60.315860286787" calcext:value-type="float">
            <text:p>-60,315860286787</text:p>
          </table:table-cell>
          <table:table-cell office:value-type="float" office:value="-60.285526651227" calcext:value-type="float">
            <text:p>-60,285526651227</text:p>
          </table:table-cell>
          <table:table-cell office:value-type="float" office:value="-60.255301109286" calcext:value-type="float">
            <text:p>-60,255301109286</text:p>
          </table:table-cell>
          <table:table-cell office:value-type="float" office:value="-60.225182498788" calcext:value-type="float">
            <text:p>-60,225182498788</text:p>
          </table:table-cell>
          <table:table-cell office:value-type="float" office:value="-60.195169681421" calcext:value-type="float">
            <text:p>-60,195169681421</text:p>
          </table:table-cell>
          <table:table-cell office:value-type="float" office:value="-60.165261542307" calcext:value-type="float">
            <text:p>-60,165261542307</text:p>
          </table:table-cell>
          <table:table-cell office:value-type="float" office:value="-60.135456989601" calcext:value-type="float">
            <text:p>-60,135456989601</text:p>
          </table:table-cell>
          <table:table-cell office:value-type="float" office:value="-60.105754954117" calcext:value-type="float">
            <text:p>-60,105754954117</text:p>
          </table:table-cell>
          <table:table-cell office:value-type="float" office:value="-60.076154388971" calcext:value-type="float">
            <text:p>-60,076154388971</text:p>
          </table:table-cell>
          <table:table-cell office:value-type="float" office:value="-60.046654269258" calcext:value-type="float">
            <text:p>-60,046654269258</text:p>
          </table:table-cell>
          <table:table-cell office:value-type="float" office:value="-60.017253591746" calcext:value-type="float">
            <text:p>-60,017253591746</text:p>
          </table:table-cell>
          <table:table-cell office:value-type="float" office:value="-59.987951374603" calcext:value-type="float">
            <text:p>-59,987951374603</text:p>
          </table:table-cell>
          <table:table-cell office:value-type="float" office:value="-59.958746657139" calcext:value-type="float">
            <text:p>-59,958746657139</text:p>
          </table:table-cell>
          <table:table-cell office:value-type="float" office:value="-59.929638499585" calcext:value-type="float">
            <text:p>-59,929638499585</text:p>
          </table:table-cell>
          <table:table-cell office:value-type="float" office:value="-59.900625982888" calcext:value-type="float">
            <text:p>-59,900625982888</text:p>
          </table:table-cell>
          <table:table-cell office:value-type="float" office:value="-59.871708208538" calcext:value-type="float">
            <text:p>-59,871708208538</text:p>
          </table:table-cell>
          <table:table-cell office:value-type="float" office:value="-59.842884298422" calcext:value-type="float">
            <text:p>-59,842884298422</text:p>
          </table:table-cell>
          <table:table-cell office:value-type="float" office:value="-59.8141533947" calcext:value-type="float">
            <text:p>-59,8141533947</text:p>
          </table:table-cell>
          <table:table-cell office:value-type="float" office:value="-59.785514659719" calcext:value-type="float">
            <text:p>-59,785514659719</text:p>
          </table:table-cell>
          <table:table-cell office:value-type="float" office:value="-59.756967275944" calcext:value-type="float">
            <text:p>-59,756967275944</text:p>
          </table:table-cell>
          <table:table-cell office:value-type="float" office:value="-59.728510445929" calcext:value-type="float">
            <text:p>-59,728510445929</text:p>
          </table:table-cell>
          <table:table-cell office:value-type="float" office:value="-59.700143392316" calcext:value-type="float">
            <text:p>-59,700143392316</text:p>
          </table:table-cell>
          <table:table-cell office:value-type="float" office:value="-59.671865357862" calcext:value-type="float">
            <text:p>-59,671865357862</text:p>
          </table:table-cell>
          <table:table-cell office:value-type="float" office:value="-59.643675605502" calcext:value-type="float">
            <text:p>-59,643675605502</text:p>
          </table:table-cell>
          <table:table-cell office:value-type="float" office:value="-59.61557341845" calcext:value-type="float">
            <text:p>-59,61557341845</text:p>
          </table:table-cell>
          <table:table-cell office:value-type="float" office:value="-59.587558100331" calcext:value-type="float">
            <text:p>-59,587558100331</text:p>
          </table:table-cell>
          <table:table-cell office:value-type="float" office:value="-59.559628975351" calcext:value-type="float">
            <text:p>-59,559628975351</text:p>
          </table:table-cell>
          <table:table-cell office:value-type="float" office:value="-59.531785388509" calcext:value-type="float">
            <text:p>-59,531785388509</text:p>
          </table:table-cell>
          <table:table-cell office:value-type="float" office:value="-59.504026705851" calcext:value-type="float">
            <text:p>-59,504026705851</text:p>
          </table:table-cell>
          <table:table-cell office:value-type="float" office:value="-59.476352314761" calcext:value-type="float">
            <text:p>-59,476352314761</text:p>
          </table:table-cell>
          <table:table-cell office:value-type="float" office:value="-59.448761624306" calcext:value-type="float">
            <text:p>-59,448761624306</text:p>
          </table:table-cell>
          <table:table-cell office:value-type="float" office:value="-59.421254065621" calcext:value-type="float">
            <text:p>-59,421254065621</text:p>
          </table:table-cell>
          <table:table-cell office:value-type="float" office:value="-59.393829092354" calcext:value-type="float">
            <text:p>-59,393829092354</text:p>
          </table:table-cell>
          <table:table-cell office:value-type="float" office:value="-59.366486181153" calcext:value-type="float">
            <text:p>-59,366486181153</text:p>
          </table:table-cell>
          <table:table-cell office:value-type="float" office:value="-59.33922483222" calcext:value-type="float">
            <text:p>-59,33922483222</text:p>
          </table:table-cell>
          <table:table-cell office:value-type="float" office:value="-59.312044569921" calcext:value-type="float">
            <text:p>-59,312044569921</text:p>
          </table:table-cell>
          <table:table-cell office:value-type="float" office:value="-59.284944943457" calcext:value-type="float">
            <text:p>-59,284944943457</text:p>
          </table:table-cell>
          <table:table-cell office:value-type="float" office:value="-59.257925527608" calcext:value-type="float">
            <text:p>-59,257925527608</text:p>
          </table:table-cell>
          <table:table-cell office:value-type="float" office:value="-59.230985923544" calcext:value-type="float">
            <text:p>-59,230985923544</text:p>
          </table:table-cell>
          <table:table-cell office:value-type="float" office:value="-59.204125759715" calcext:value-type="float">
            <text:p>-59,204125759715</text:p>
          </table:table-cell>
          <table:table-cell office:value-type="float" office:value="-59.177344692823" calcext:value-type="float">
            <text:p>-59,177344692823</text:p>
          </table:table-cell>
          <table:table-cell office:value-type="float" office:value="-59.150642408877" calcext:value-type="float">
            <text:p>-59,150642408877</text:p>
          </table:table-cell>
          <table:table-cell office:value-type="float" office:value="-59.124018624347" calcext:value-type="float">
            <text:p>-59,124018624347</text:p>
          </table:table-cell>
          <table:table-cell office:value-type="float" office:value="-59.097473087406" calcext:value-type="float">
            <text:p>-59,097473087406</text:p>
          </table:table-cell>
          <table:table-cell office:value-type="float" office:value="-59.07100557929" calcext:value-type="float">
            <text:p>-59,07100557929</text:p>
          </table:table-cell>
          <table:table-cell office:value-type="float" office:value="-59.04461591576" calcext:value-type="float">
            <text:p>-59,04461591576</text:p>
          </table:table-cell>
          <table:table-cell office:value-type="float" office:value="-59.018303948692" calcext:value-type="float">
            <text:p>-59,018303948692</text:p>
          </table:table-cell>
          <table:table-cell office:value-type="float" office:value="-58.992069567787" calcext:value-type="float">
            <text:p>-58,992069567787</text:p>
          </table:table-cell>
          <table:table-cell office:value-type="float" office:value="-58.965912702426" calcext:value-type="float">
            <text:p>-58,965912702426</text:p>
          </table:table-cell>
          <table:table-cell office:value-type="float" office:value="-58.939833323673" calcext:value-type="float">
            <text:p>-58,939833323673</text:p>
          </table:table-cell>
          <table:table-cell office:value-type="float" office:value="-58.913831446423" calcext:value-type="float">
            <text:p>-58,913831446423</text:p>
          </table:table-cell>
          <table:table-cell office:value-type="float" office:value="-58.887907131738" calcext:value-type="float">
            <text:p>-58,887907131738</text:p>
          </table:table-cell>
          <table:table-cell office:value-type="float" office:value="-58.862060489348" calcext:value-type="float">
            <text:p>-58,862060489348</text:p>
          </table:table-cell>
          <table:table-cell office:value-type="float" office:value="-58.836291680354" calcext:value-type="float">
            <text:p>-58,836291680354</text:p>
          </table:table-cell>
          <table:table-cell office:value-type="float" office:value="-58.810600920136" calcext:value-type="float">
            <text:p>-58,810600920136</text:p>
          </table:table-cell>
          <table:table-cell office:value-type="float" office:value="-58.784988481487" calcext:value-type="float">
            <text:p>-58,784988481487</text:p>
          </table:table-cell>
          <table:table-cell office:value-type="float" office:value="-58.759454697983" calcext:value-type="float">
            <text:p>-58,759454697983</text:p>
          </table:table-cell>
          <table:table-cell office:value-type="float" office:value="-58.733999967614" calcext:value-type="float">
            <text:p>-58,733999967614</text:p>
          </table:table-cell>
          <table:table-cell office:value-type="float" office:value="-58.708624756686" calcext:value-type="float">
            <text:p>-58,708624756686</text:p>
          </table:table-cell>
          <table:table-cell office:value-type="float" office:value="-58.683329604026" calcext:value-type="float">
            <text:p>-58,683329604026</text:p>
          </table:table-cell>
          <table:table-cell office:value-type="float" office:value="-58.658115125496" calcext:value-type="float">
            <text:p>-58,658115125496</text:p>
          </table:table-cell>
          <table:table-cell office:value-type="float" office:value="-58.63298201886" calcext:value-type="float">
            <text:p>-58,63298201886</text:p>
          </table:table-cell>
          <table:table-cell office:value-type="float" office:value="-58.607931069011" calcext:value-type="float">
            <text:p>-58,607931069011</text:p>
          </table:table-cell>
          <table:table-cell office:value-type="float" office:value="-58.58296315359" calcext:value-type="float">
            <text:p>-58,58296315359</text:p>
          </table:table-cell>
          <table:table-cell office:value-type="float" office:value="-58.558079249041" calcext:value-type="float">
            <text:p>-58,558079249041</text:p>
          </table:table-cell>
          <table:table-cell office:value-type="float" office:value="-58.533280437108" calcext:value-type="float">
            <text:p>-58,533280437108</text:p>
          </table:table-cell>
          <table:table-cell office:value-type="float" office:value="-58.508567911832" calcext:value-type="float">
            <text:p>-58,508567911832</text:p>
          </table:table-cell>
          <table:table-cell office:value-type="float" office:value="-58.48394298707" calcext:value-type="float">
            <text:p>-58,48394298707</text:p>
          </table:table-cell>
          <table:table-cell office:value-type="float" office:value="-58.459407104585" calcext:value-type="float">
            <text:p>-58,459407104585</text:p>
          </table:table-cell>
          <table:table-cell office:value-type="float" office:value="-58.43496184274" calcext:value-type="float">
            <text:p>-58,43496184274</text:p>
          </table:table-cell>
          <table:table-cell office:value-type="float" office:value="-58.410608925848" calcext:value-type="float">
            <text:p>-58,410608925848</text:p>
          </table:table-cell>
          <table:table-cell office:value-type="float" office:value="-58.386350234232" calcext:value-type="float">
            <text:p>-58,386350234232</text:p>
          </table:table-cell>
          <table:table-cell office:value-type="float" office:value="-58.362187815035" calcext:value-type="float">
            <text:p>-58,362187815035</text:p>
          </table:table-cell>
          <table:table-cell office:value-type="float" office:value="-58.338123893851" calcext:value-type="float">
            <text:p>-58,338123893851</text:p>
          </table:table-cell>
          <table:table-cell office:value-type="float" office:value="-58.314160887227" calcext:value-type="float">
            <text:p>-58,314160887227</text:p>
          </table:table-cell>
          <table:table-cell office:value-type="float" office:value="-58.290301416113" calcext:value-type="float">
            <text:p>-58,290301416113</text:p>
          </table:table-cell>
          <table:table-cell office:value-type="float" office:value="-58.266548320317" calcext:value-type="float">
            <text:p>-58,266548320317</text:p>
          </table:table-cell>
          <table:table-cell office:value-type="float" office:value="-58.242904674057" calcext:value-type="float">
            <text:p>-58,242904674057</text:p>
          </table:table-cell>
          <table:table-cell office:value-type="float" office:value="-58.219373802681" calcext:value-type="float">
            <text:p>-58,219373802681</text:p>
          </table:table-cell>
          <table:table-cell office:value-type="float" office:value="-58.195959300643" calcext:value-type="float">
            <text:p>-58,195959300643</text:p>
          </table:table-cell>
          <table:table-cell office:value-type="float" office:value="-58.172665050842" calcext:value-type="float">
            <text:p>-58,172665050842</text:p>
          </table:table-cell>
          <table:table-cell office:value-type="float" office:value="-58.149495245402" calcext:value-type="float">
            <text:p>-58,149495245402</text:p>
          </table:table-cell>
          <table:table-cell office:value-type="float" office:value="-58.126454408023" calcext:value-type="float">
            <text:p>-58,126454408023</text:p>
          </table:table-cell>
          <table:table-cell office:value-type="float" office:value="-58.103547418013" calcext:value-type="float">
            <text:p>-58,103547418013</text:p>
          </table:table-cell>
          <table:table-cell office:value-type="float" office:value="-58.080779536113" calcext:value-type="float">
            <text:p>-58,080779536113</text:p>
          </table:table-cell>
          <table:table-cell office:value-type="float" office:value="-58.05815643227" calcext:value-type="float">
            <text:p>-58,05815643227</text:p>
          </table:table-cell>
          <table:table-cell office:value-type="float" office:value="-58.035684215476" calcext:value-type="float">
            <text:p>-58,035684215476</text:p>
          </table:table-cell>
          <table:table-cell office:value-type="float" office:value="-58.013369465845" calcext:value-type="float">
            <text:p>-58,013369465845</text:p>
          </table:table-cell>
          <table:table-cell office:value-type="float" office:value="-57.991219269076" calcext:value-type="float">
            <text:p>-57,991219269076</text:p>
          </table:table-cell>
          <table:table-cell office:value-type="float" office:value="-57.96924125348" calcext:value-type="float">
            <text:p>-57,96924125348</text:p>
          </table:table-cell>
          <table:table-cell office:value-type="float" office:value="-57.947443629752" calcext:value-type="float">
            <text:p>-57,947443629752</text:p>
          </table:table-cell>
          <table:table-cell office:value-type="float" office:value="-57.925835233689" calcext:value-type="float">
            <text:p>-57,925835233689</text:p>
          </table:table-cell>
          <table:table-cell office:value-type="float" office:value="-57.904425572043" calcext:value-type="float">
            <text:p>-57,904425572043</text:p>
          </table:table-cell>
          <table:table-cell office:value-type="float" office:value="-57.883224871751" calcext:value-type="float">
            <text:p>-57,883224871751</text:p>
          </table:table-cell>
          <table:table-cell office:value-type="float" office:value="-57.862244132752" calcext:value-type="float">
            <text:p>-57,862244132752</text:p>
          </table:table-cell>
          <table:table-cell office:value-type="float" office:value="-57.841495184649" calcext:value-type="float">
            <text:p>-57,841495184649</text:p>
          </table:table-cell>
          <table:table-cell office:value-type="float" office:value="-57.820990747457" calcext:value-type="float">
            <text:p>-57,820990747457</text:p>
          </table:table-cell>
          <table:table-cell office:value-type="float" office:value="-57.800744496721" calcext:value-type="float">
            <text:p>-57,800744496721</text:p>
          </table:table-cell>
          <table:table-cell office:value-type="float" office:value="-57.780771133272" calcext:value-type="float">
            <text:p>-57,780771133272</text:p>
          </table:table-cell>
          <table:table-cell office:value-type="float" office:value="-57.761086457912" calcext:value-type="float">
            <text:p>-57,761086457912</text:p>
          </table:table-cell>
          <table:table-cell office:value-type="float" office:value="-57.741707451343" calcext:value-type="float">
            <text:p>-57,741707451343</text:p>
          </table:table-cell>
          <table:table-cell office:value-type="float" office:value="-57.72265235963" calcext:value-type="float">
            <text:p>-57,72265235963</text:p>
          </table:table-cell>
          <table:table-cell office:value-type="float" office:value="-57.70394078554" calcext:value-type="float">
            <text:p>-57,70394078554</text:p>
          </table:table-cell>
          <table:table-cell office:value-type="float" office:value="-57.68559378606" calcext:value-type="float">
            <text:p>-57,68559378606</text:p>
          </table:table-cell>
          <table:table-cell office:value-type="float" office:value="-57.667633976439" calcext:value-type="float">
            <text:p>-57,667633976439</text:p>
          </table:table-cell>
          <table:table-cell office:value-type="float" office:value="-57.650085641065" calcext:value-type="float">
            <text:p>-57,650085641065</text:p>
          </table:table-cell>
          <table:table-cell office:value-type="float" office:value="-57.632974851514" calcext:value-type="float">
            <text:p>-57,632974851514</text:p>
          </table:table-cell>
          <table:table-cell office:value-type="float" office:value="-57.616329592076" calcext:value-type="float">
            <text:p>-57,616329592076</text:p>
          </table:table-cell>
          <table:table-cell office:value-type="float" office:value="-57.60017989305" calcext:value-type="float">
            <text:p>-57,60017989305</text:p>
          </table:table-cell>
          <table:table-cell office:value-type="float" office:value="-57.584557972089" calcext:value-type="float">
            <text:p>-57,584557972089</text:p>
          </table:table-cell>
          <table:table-cell office:value-type="float" office:value="-57.569498383839" calcext:value-type="float">
            <text:p>-57,569498383839</text:p>
          </table:table-cell>
          <table:table-cell office:value-type="float" office:value="-57.555038178056" calcext:value-type="float">
            <text:p>-57,555038178056</text:p>
          </table:table-cell>
          <table:table-cell office:value-type="float" office:value="-57.541217066354" calcext:value-type="float">
            <text:p>-57,541217066354</text:p>
          </table:table-cell>
          <table:table-cell office:value-type="float" office:value="-57.528077597661" calcext:value-type="float">
            <text:p>-57,528077597661</text:p>
          </table:table-cell>
          <table:table-cell office:value-type="float" office:value="-57.515665342361" calcext:value-type="float">
            <text:p>-57,515665342361</text:p>
          </table:table-cell>
          <table:table-cell office:value-type="float" office:value="-57.504029085" calcext:value-type="float">
            <text:p>-57,504029085</text:p>
          </table:table-cell>
          <table:table-cell office:value-type="float" office:value="-57.493221025323" calcext:value-type="float">
            <text:p>-57,493221025323</text:p>
          </table:table-cell>
          <table:table-cell office:value-type="float" office:value="-57.483296987219" calcext:value-type="float">
            <text:p>-57,483296987219</text:p>
          </table:table-cell>
          <table:table-cell office:value-type="float" office:value="-57.474316634997" calcext:value-type="float">
            <text:p>-57,474316634997</text:p>
          </table:table-cell>
          <table:table-cell office:value-type="float" office:value="-57.466343696192" calcext:value-type="float">
            <text:p>-57,466343696192</text:p>
          </table:table-cell>
          <table:table-cell office:value-type="float" office:value="-57.45944618982" calcext:value-type="float">
            <text:p>-57,45944618982</text:p>
          </table:table-cell>
          <table:table-cell office:value-type="float" office:value="-57.453696658746" calcext:value-type="float">
            <text:p>-57,453696658746</text:p>
          </table:table-cell>
          <table:table-cell office:value-type="float" office:value="-57.449172404443" calcext:value-type="float">
            <text:p>-57,449172404443</text:p>
          </table:table-cell>
          <table:table-cell office:value-type="float" office:value="-57.445955722058" calcext:value-type="float">
            <text:p>-57,445955722058</text:p>
          </table:table-cell>
          <table:table-cell office:value-type="float" office:value="-57.44413413322" calcext:value-type="float">
            <text:p>-57,44413413322</text:p>
          </table:table-cell>
          <table:table-cell office:value-type="float" office:value="-57.443800613535" calcext:value-type="float">
            <text:p>-57,443800613535</text:p>
          </table:table-cell>
          <table:table-cell office:value-type="float" office:value="-57.445053811136" calcext:value-type="float">
            <text:p>-57,445053811136</text:p>
          </table:table-cell>
          <table:table-cell office:value-type="float" office:value="-57.447998251991" calcext:value-type="float">
            <text:p>-57,447998251991</text:p>
          </table:table-cell>
          <table:table-cell office:value-type="float" office:value="-57.452744526992" calcext:value-type="float">
            <text:p>-57,452744526992</text:p>
          </table:table-cell>
          <table:table-cell office:value-type="float" office:value="-57.459409455044" calcext:value-type="float">
            <text:p>-57,459409455044</text:p>
          </table:table-cell>
          <table:table-cell office:value-type="float" office:value="-57.468116215543" calcext:value-type="float">
            <text:p>-57,468116215543</text:p>
          </table:table-cell>
          <table:table-cell office:value-type="float" office:value="-57.478994442704" calcext:value-type="float">
            <text:p>-57,478994442704</text:p>
          </table:table-cell>
          <table:table-cell office:value-type="float" office:value="-57.492180273277" calcext:value-type="float">
            <text:p>-57,492180273277</text:p>
          </table:table-cell>
          <table:table-cell office:value-type="float" office:value="-57.507816338148" calcext:value-type="float">
            <text:p>-57,507816338148</text:p>
          </table:table-cell>
          <table:table-cell office:value-type="float" office:value="-57.526051687338" calcext:value-type="float">
            <text:p>-57,526051687338</text:p>
          </table:table-cell>
          <table:table-cell office:value-type="float" office:value="-57.547041636893" calcext:value-type="float">
            <text:p>-57,547041636893</text:p>
          </table:table-cell>
          <table:table-cell office:value-type="float" office:value="-57.570947525207" calcext:value-type="float">
            <text:p>-57,570947525207</text:p>
          </table:table-cell>
          <table:table-cell office:value-type="float" office:value="-57.597936365406" calcext:value-type="float">
            <text:p>-57,597936365406</text:p>
          </table:table-cell>
          <table:table-cell office:value-type="float" office:value="-57.628180379736" calcext:value-type="float">
            <text:p>-57,628180379736</text:p>
          </table:table-cell>
          <table:table-cell office:value-type="float" office:value="-57.661856401311" calcext:value-type="float">
            <text:p>-57,661856401311</text:p>
          </table:table-cell>
          <table:table-cell office:value-type="float" office:value="-57.69914512837" calcext:value-type="float">
            <text:p>-57,69914512837</text:p>
          </table:table-cell>
          <table:table-cell office:value-type="float" office:value="-57.740230216259" calcext:value-type="float">
            <text:p>-57,740230216259</text:p>
          </table:table-cell>
          <table:table-cell office:value-type="float" office:value="-57.785297192985" calcext:value-type="float">
            <text:p>-57,785297192985</text:p>
          </table:table-cell>
          <table:table-cell office:value-type="float" office:value="-57.834532185301" calcext:value-type="float">
            <text:p>-57,834532185301</text:p>
          </table:table-cell>
          <table:table-cell office:value-type="float" office:value="-57.888120444128" calcext:value-type="float">
            <text:p>-57,888120444128</text:p>
          </table:table-cell>
          <table:table-cell office:value-type="float" office:value="-57.946244660769" calcext:value-type="float">
            <text:p>-57,946244660769</text:p>
          </table:table-cell>
          <table:table-cell office:value-type="float" office:value="-58.009083068855" calcext:value-type="float">
            <text:p>-58,009083068855</text:p>
          </table:table-cell>
          <table:table-cell office:value-type="float" office:value="-58.076807331524" calcext:value-type="float">
            <text:p>-58,076807331524</text:p>
          </table:table-cell>
          <table:table-cell office:value-type="float" office:value="-58.149580218884" calcext:value-type="float">
            <text:p>-58,149580218884</text:p>
          </table:table-cell>
          <table:table-cell office:value-type="float" office:value="-58.227553087468" calcext:value-type="float">
            <text:p>-58,227553087468</text:p>
          </table:table-cell>
          <table:table-cell office:value-type="float" office:value="-58.310863181104" calcext:value-type="float">
            <text:p>-58,310863181104</text:p>
          </table:table-cell>
          <table:table-cell office:value-type="float" office:value="-58.399630781294" calcext:value-type="float">
            <text:p>-58,399630781294</text:p>
          </table:table-cell>
          <table:table-cell office:value-type="float" office:value="-58.493956244681" calcext:value-type="float">
            <text:p>-58,493956244681</text:p>
          </table:table-cell>
          <table:table-cell office:value-type="float" office:value="-58.593916975152" calcext:value-type="float">
            <text:p>-58,593916975152</text:p>
          </table:table-cell>
          <table:table-cell office:value-type="float" office:value="-58.699564388316" calcext:value-type="float">
            <text:p>-58,699564388316</text:p>
          </table:table-cell>
          <table:table-cell office:value-type="float" office:value="-58.810920935926" calcext:value-type="float">
            <text:p>-58,810920935926</text:p>
          </table:table-cell>
          <table:table-cell office:value-type="float" office:value="-58.927977266791" calcext:value-type="float">
            <text:p>-58,927977266791</text:p>
          </table:table-cell>
          <table:table-cell office:value-type="float" office:value="-59.050689608193" calcext:value-type="float">
            <text:p>-59,050689608193</text:p>
          </table:table-cell>
          <table:table-cell office:value-type="float" office:value="-59.178977457049" calcext:value-type="float">
            <text:p>-59,178977457049</text:p>
          </table:table-cell>
          <table:table-cell office:value-type="float" office:value="-59.312721672374" calcext:value-type="float">
            <text:p>-59,312721672374</text:p>
          </table:table-cell>
          <table:table-cell office:value-type="float" office:value="-59.451763059338" calcext:value-type="float">
            <text:p>-59,451763059338</text:p>
          </table:table-cell>
          <table:table-cell office:value-type="float" office:value="-59.595901529838" calcext:value-type="float">
            <text:p>-59,595901529838</text:p>
          </table:table-cell>
          <table:table-cell office:value-type="float" office:value="-59.744895914606" calcext:value-type="float">
            <text:p>-59,744895914606</text:p>
          </table:table-cell>
          <table:table-cell office:value-type="float" office:value="-59.898464487429" calcext:value-type="float">
            <text:p>-59,898464487429</text:p>
          </table:table-cell>
          <table:table-cell office:value-type="float" office:value="-60.056286243123" calcext:value-type="float">
            <text:p>-60,056286243123</text:p>
          </table:table-cell>
          <table:table-cell office:value-type="float" office:value="-60.218002948166" calcext:value-type="float">
            <text:p>-60,218002948166</text:p>
          </table:table-cell>
          <table:table-cell office:value-type="float" office:value="-60.383221957071" calcext:value-type="float">
            <text:p>-60,383221957071</text:p>
          </table:table-cell>
          <table:table-cell office:value-type="float" office:value="-60.551519759988" calcext:value-type="float">
            <text:p>-60,551519759988</text:p>
          </table:table-cell>
          <table:table-cell office:value-type="float" office:value="-60.722446199107" calcext:value-type="float">
            <text:p>-60,722446199107</text:p>
          </table:table-cell>
          <table:table-cell office:value-type="float" office:value="-60.895529264737" calcext:value-type="float">
            <text:p>-60,895529264737</text:p>
          </table:table-cell>
          <table:table-cell office:value-type="float" office:value="-61.07028035825" calcext:value-type="float">
            <text:p>-61,07028035825</text:p>
          </table:table-cell>
          <table:table-cell office:value-type="float" office:value="-61.246199889792" calcext:value-type="float">
            <text:p>-61,246199889792</text:p>
          </table:table-cell>
          <table:table-cell office:value-type="float" office:value="-61.422783065243" calcext:value-type="float">
            <text:p>-61,422783065243</text:p>
          </table:table-cell>
          <table:table-cell office:value-type="float" office:value="-61.599525710079" calcext:value-type="float">
            <text:p>-61,599525710079</text:p>
          </table:table-cell>
          <table:table-cell office:value-type="float" office:value="-61.775929978131" calcext:value-type="float">
            <text:p>-61,775929978131</text:p>
          </table:table-cell>
          <table:table-cell office:value-type="float" office:value="-61.95150980063" calcext:value-type="float">
            <text:p>-61,95150980063</text:p>
          </table:table-cell>
          <table:table-cell office:value-type="float" office:value="-62.1257959447" calcext:value-type="float">
            <text:p>-62,1257959447</text:p>
          </table:table-cell>
          <table:table-cell office:value-type="float" office:value="-62.298340569755" calcext:value-type="float">
            <text:p>-62,298340569755</text:p>
          </table:table-cell>
          <table:table-cell office:value-type="float" office:value="-62.46872119349" calcext:value-type="float">
            <text:p>-62,46872119349</text:p>
          </table:table-cell>
          <table:table-cell office:value-type="float" office:value="-62.636544004951" calcext:value-type="float">
            <text:p>-62,636544004951</text:p>
          </table:table-cell>
          <table:table-cell office:value-type="float" office:value="-62.801446488703" calcext:value-type="float">
            <text:p>-62,801446488703</text:p>
          </table:table-cell>
          <table:table-cell office:value-type="float" office:value="-62.963099350013" calcext:value-type="float">
            <text:p>-62,963099350013</text:p>
          </table:table-cell>
          <table:table-cell office:value-type="float" office:value="-63.121207754718" calcext:value-type="float">
            <text:p>-63,121207754718</text:p>
          </table:table-cell>
          <table:table-cell office:value-type="float" office:value="-63.275511918146" calcext:value-type="float">
            <text:p>-63,275511918146</text:p>
          </table:table-cell>
          <table:table-cell office:value-type="float" office:value="-63.425787094251" calcext:value-type="float">
            <text:p>-63,425787094251</text:p>
          </table:table-cell>
          <table:table-cell office:value-type="float" office:value="-63.571843028761" calcext:value-type="float">
            <text:p>-63,571843028761</text:p>
          </table:table-cell>
          <table:table-cell office:value-type="float" office:value="-63.713522948475" calcext:value-type="float">
            <text:p>-63,713522948475</text:p>
          </table:table-cell>
          <table:table-cell office:value-type="float" office:value="-63.850702163176" calcext:value-type="float">
            <text:p>-63,850702163176</text:p>
          </table:table-cell>
          <table:table-cell office:value-type="float" office:value="-63.983286357355" calcext:value-type="float">
            <text:p>-63,983286357355</text:p>
          </table:table-cell>
          <table:table-cell office:value-type="float" office:value="-64.111209646645" calcext:value-type="float">
            <text:p>-64,111209646645</text:p>
          </table:table-cell>
          <table:table-cell office:value-type="float" office:value="-64.2344324692" calcext:value-type="float">
            <text:p>-64,2344324692</text:p>
          </table:table-cell>
          <table:table-cell office:value-type="float" office:value="-64.352939375837" calcext:value-type="float">
            <text:p>-64,352939375837</text:p>
          </table:table-cell>
          <table:table-cell office:value-type="float" office:value="-64.466736775271" calcext:value-type="float">
            <text:p>-64,466736775271</text:p>
          </table:table-cell>
          <table:table-cell office:value-type="float" office:value="-64.575850682686" calcext:value-type="float">
            <text:p>-64,575850682686</text:p>
          </table:table-cell>
          <table:table-cell office:value-type="float" office:value="-64.680324511732" calcext:value-type="float">
            <text:p>-64,680324511732</text:p>
          </table:table-cell>
          <table:table-cell office:value-type="float" office:value="-64.780216942101" calcext:value-type="float">
            <text:p>-64,780216942101</text:p>
          </table:table-cell>
          <table:table-cell office:value-type="float" office:value="-64.875599887455" calcext:value-type="float">
            <text:p>-64,875599887455</text:p>
          </table:table-cell>
          <table:table-cell office:value-type="float" office:value="-64.966556581789" calcext:value-type="float">
            <text:p>-64,966556581789</text:p>
          </table:table-cell>
          <table:table-cell office:value-type="float" office:value="-65.053179796433" calcext:value-type="float">
            <text:p>-65,053179796433</text:p>
          </table:table-cell>
          <table:table-cell office:value-type="float" office:value="-65.135570194815" calcext:value-type="float">
            <text:p>-65,135570194815</text:p>
          </table:table-cell>
          <table:table-cell office:value-type="float" office:value="-65.213834827963" calcext:value-type="float">
            <text:p>-65,213834827963</text:p>
          </table:table-cell>
          <table:table-cell office:value-type="float" office:value="-65.288085770237" calcext:value-type="float">
            <text:p>-65,288085770237</text:p>
          </table:table-cell>
          <table:table-cell office:value-type="float" office:value="-65.358438892138" calcext:value-type="float">
            <text:p>-65,358438892138</text:p>
          </table:table-cell>
          <table:table-cell office:value-type="float" office:value="-65.42501276497" calcext:value-type="float">
            <text:p>-65,42501276497</text:p>
          </table:table-cell>
          <table:table-cell office:value-type="float" office:value="-65.487927690669" calcext:value-type="float">
            <text:p>-65,487927690669</text:p>
          </table:table-cell>
          <table:table-cell office:value-type="float" office:value="-65.547304849068" calcext:value-type="float">
            <text:p>-65,547304849068</text:p>
          </table:table-cell>
          <table:table-cell office:value-type="float" office:value="-65.603265554297" calcext:value-type="float">
            <text:p>-65,603265554297</text:p>
          </table:table-cell>
          <table:table-cell office:value-type="float" office:value="-65.655930611683" calcext:value-type="float">
            <text:p>-65,655930611683</text:p>
          </table:table-cell>
          <table:table-cell office:value-type="float" office:value="-65.705419766496" calcext:value-type="float">
            <text:p>-65,705419766496</text:p>
          </table:table-cell>
          <table:table-cell office:value-type="float" office:value="-65.751851236026" calcext:value-type="float">
            <text:p>-65,751851236026</text:p>
          </table:table-cell>
          <table:table-cell office:value-type="float" office:value="-65.795341316784" calcext:value-type="float">
            <text:p>-65,795341316784</text:p>
          </table:table-cell>
          <table:table-cell office:value-type="float" office:value="-65.836004059" calcext:value-type="float">
            <text:p>-65,836004059</text:p>
          </table:table-cell>
          <table:table-cell office:value-type="float" office:value="-65.873951001062" calcext:value-type="float">
            <text:p>-65,873951001062</text:p>
          </table:table-cell>
          <table:table-cell office:value-type="float" office:value="-65.909290957081" calcext:value-type="float">
            <text:p>-65,909290957081</text:p>
          </table:table-cell>
          <table:table-cell office:value-type="float" office:value="-65.942129851222" calcext:value-type="float">
            <text:p>-65,942129851222</text:p>
          </table:table-cell>
          <table:table-cell office:value-type="float" office:value="-65.972570593057" calcext:value-type="float">
            <text:p>-65,972570593057</text:p>
          </table:table-cell>
          <table:table-cell office:value-type="float" office:value="-66.000712988648" calcext:value-type="float">
            <text:p>-66,000712988648</text:p>
          </table:table-cell>
          <table:table-cell office:value-type="float" office:value="-66.026653682597" calcext:value-type="float">
            <text:p>-66,026653682597</text:p>
          </table:table-cell>
          <table:table-cell office:value-type="float" office:value="-66.050486126792" calcext:value-type="float">
            <text:p>-66,050486126792</text:p>
          </table:table-cell>
          <table:table-cell office:value-type="float" office:value="-66.072300571993" calcext:value-type="float">
            <text:p>-66,072300571993</text:p>
          </table:table-cell>
          <table:table-cell office:value-type="float" office:value="-66.092184078838" calcext:value-type="float">
            <text:p>-66,092184078838</text:p>
          </table:table-cell>
          <table:table-cell office:value-type="float" office:value="-66.110220545234" calcext:value-type="float">
            <text:p>-66,110220545234</text:p>
          </table:table-cell>
          <table:table-cell office:value-type="float" office:value="-66.126490747452" calcext:value-type="float">
            <text:p>-66,126490747452</text:p>
          </table:table-cell>
          <table:table-cell office:value-type="float" office:value="-66.141072392534" calcext:value-type="float">
            <text:p>-66,141072392534</text:p>
          </table:table-cell>
          <table:table-cell office:value-type="float" office:value="-66.154040179969" calcext:value-type="float">
            <text:p>-66,154040179969</text:p>
          </table:table-cell>
          <table:table-cell office:value-type="float" office:value="-66.165465870801" calcext:value-type="float">
            <text:p>-66,165465870801</text:p>
          </table:table-cell>
          <table:table-cell office:value-type="float" office:value="-66.175418362591" calcext:value-type="float">
            <text:p>-66,175418362591</text:p>
          </table:table-cell>
          <table:table-cell office:value-type="float" office:value="-66.183963768871" calcext:value-type="float">
            <text:p>-66,183963768871</text:p>
          </table:table-cell>
          <table:table-cell office:value-type="float" office:value="-66.191165501898" calcext:value-type="float">
            <text:p>-66,191165501898</text:p>
          </table:table-cell>
          <table:table-cell office:value-type="float" office:value="-66.197084357693" calcext:value-type="float">
            <text:p>-66,197084357693</text:p>
          </table:table-cell>
          <table:table-cell office:value-type="float" office:value="-66.201778602495" calcext:value-type="float">
            <text:p>-66,201778602495</text:p>
          </table:table-cell>
          <table:table-cell office:value-type="float" office:value="-66.205304059884" calcext:value-type="float">
            <text:p>-66,205304059884</text:p>
          </table:table-cell>
          <table:table-cell office:value-type="float" office:value="-66.207714197954" calcext:value-type="float">
            <text:p>-66,207714197954</text:p>
          </table:table-cell>
          <table:table-cell office:value-type="float" office:value="-66.209060215998" calcext:value-type="float">
            <text:p>-66,209060215998</text:p>
          </table:table-cell>
          <table:table-cell office:value-type="float" office:value="-66.209391130271" calcext:value-type="float">
            <text:p>-66,209391130271</text:p>
          </table:table-cell>
          <table:table-cell office:value-type="float" office:value="-66.208753858472" calcext:value-type="float">
            <text:p>-66,208753858472</text:p>
          </table:table-cell>
          <table:table-cell office:value-type="float" office:value="-66.207193302634" calcext:value-type="float">
            <text:p>-66,207193302634</text:p>
          </table:table-cell>
          <table:table-cell office:value-type="float" office:value="-66.204752430199" calcext:value-type="float">
            <text:p>-66,204752430199</text:p>
          </table:table-cell>
          <table:table-cell office:value-type="float" office:value="-66.20147235308" calcext:value-type="float">
            <text:p>-66,20147235308</text:p>
          </table:table-cell>
          <table:table-cell office:value-type="float" office:value="-66.19739240456" calcext:value-type="float">
            <text:p>-66,19739240456</text:p>
          </table:table-cell>
          <table:table-cell office:value-type="float" office:value="-66.192550213936" calcext:value-type="float">
            <text:p>-66,192550213936</text:p>
          </table:table-cell>
          <table:table-cell office:value-type="float" office:value="-66.186981778807" calcext:value-type="float">
            <text:p>-66,186981778807</text:p>
          </table:table-cell>
          <table:table-cell office:value-type="float" office:value="-66.180721534976" calcext:value-type="float">
            <text:p>-66,180721534976</text:p>
          </table:table-cell>
          <table:table-cell office:value-type="float" office:value="-66.173802423926" calcext:value-type="float">
            <text:p>-66,173802423926</text:p>
          </table:table-cell>
          <table:table-cell office:value-type="float" office:value="-66.166255957874" calcext:value-type="float">
            <text:p>-66,166255957874</text:p>
          </table:table-cell>
          <table:table-cell office:value-type="float" office:value="-66.158112282394" calcext:value-type="float">
            <text:p>-66,158112282394</text:p>
          </table:table-cell>
          <table:table-cell office:value-type="float" office:value="-66.149400236651" calcext:value-type="float">
            <text:p>-66,149400236651</text:p>
          </table:table-cell>
          <table:table-cell office:value-type="float" office:value="-66.140147411267" calcext:value-type="float">
            <text:p>-66,140147411267</text:p>
          </table:table-cell>
          <table:table-cell office:value-type="float" office:value="-66.130380203856" calcext:value-type="float">
            <text:p>-66,130380203856</text:p>
          </table:table-cell>
          <table:table-cell office:value-type="float" office:value="-66.120123872303" calcext:value-type="float">
            <text:p>-66,120123872303</text:p>
          </table:table-cell>
          <table:table-cell office:value-type="float" office:value="-66.109402585804" calcext:value-type="float">
            <text:p>-66,109402585804</text:p>
          </table:table-cell>
          <table:table-cell office:value-type="float" office:value="-66.098239473764" calcext:value-type="float">
            <text:p>-66,098239473764</text:p>
          </table:table-cell>
          <table:table-cell office:value-type="float" office:value="-66.086656672597" calcext:value-type="float">
            <text:p>-66,086656672597</text:p>
          </table:table-cell>
          <table:table-cell office:value-type="float" office:value="-66.074675370491" calcext:value-type="float">
            <text:p>-66,074675370491</text:p>
          </table:table-cell>
          <table:table-cell office:value-type="float" office:value="-66.062315850221" calcext:value-type="float">
            <text:p>-66,062315850221</text:p>
          </table:table-cell>
          <table:table-cell office:value-type="float" office:value="-66.049597530064" calcext:value-type="float">
            <text:p>-66,049597530064</text:p>
          </table:table-cell>
          <table:table-cell office:value-type="float" office:value="-66.036539002892" calcext:value-type="float">
            <text:p>-66,036539002892</text:p>
          </table:table-cell>
          <table:table-cell office:value-type="float" office:value="-66.023158073511" calcext:value-type="float">
            <text:p>-66,023158073511</text:p>
          </table:table-cell>
          <table:table-cell office:value-type="float" office:value="-66.009471794309" calcext:value-type="float">
            <text:p>-66,009471794309</text:p>
          </table:table-cell>
          <table:table-cell office:value-type="float" office:value="-65.995496499294" calcext:value-type="float">
            <text:p>-65,995496499294</text:p>
          </table:table-cell>
          <table:table-cell office:value-type="float" office:value="-65.981247836564" calcext:value-type="float">
            <text:p>-65,981247836564</text:p>
          </table:table-cell>
          <table:table-cell office:value-type="float" office:value="-65.966740799301" calcext:value-type="float">
            <text:p>-65,966740799301</text:p>
          </table:table-cell>
          <table:table-cell office:value-type="float" office:value="-65.951989755333" calcext:value-type="float">
            <text:p>-65,951989755333</text:p>
          </table:table-cell>
          <table:table-cell office:value-type="float" office:value="-65.937008475331" calcext:value-type="float">
            <text:p>-65,937008475331</text:p>
          </table:table-cell>
          <table:table-cell office:value-type="float" office:value="-65.921810159702" calcext:value-type="float">
            <text:p>-65,921810159702</text:p>
          </table:table-cell>
          <table:table-cell office:value-type="float" office:value="-65.906407464238" calcext:value-type="float">
            <text:p>-65,906407464238</text:p>
          </table:table-cell>
          <table:table-cell office:value-type="float" office:value="-65.890812524567" calcext:value-type="float">
            <text:p>-65,890812524567</text:p>
          </table:table-cell>
          <table:table-cell office:value-type="float" office:value="-65.875036979469" calcext:value-type="float">
            <text:p>-65,875036979469</text:p>
          </table:table-cell>
          <table:table-cell office:value-type="float" office:value="-65.859091993111" calcext:value-type="float">
            <text:p>-65,859091993111</text:p>
          </table:table-cell>
          <table:table-cell office:value-type="float" office:value="-65.842988276235" calcext:value-type="float">
            <text:p>-65,842988276235</text:p>
          </table:table-cell>
          <table:table-cell office:value-type="float" office:value="-65.826736106367" calcext:value-type="float">
            <text:p>-65,826736106367</text:p>
          </table:table-cell>
          <table:table-cell office:value-type="float" office:value="-65.810345347081" calcext:value-type="float">
            <text:p>-65,810345347081</text:p>
          </table:table-cell>
          <table:table-cell office:value-type="float" office:value="-65.79382546636" calcext:value-type="float">
            <text:p>-65,79382546636</text:p>
          </table:table-cell>
          <table:table-cell office:value-type="float" office:value="-65.777185554108" calcext:value-type="float">
            <text:p>-65,777185554108</text:p>
          </table:table-cell>
          <table:table-cell office:value-type="float" office:value="-65.760434338841" calcext:value-type="float">
            <text:p>-65,760434338841</text:p>
          </table:table-cell>
          <table:table-cell office:value-type="float" office:value="-65.743580203599" calcext:value-type="float">
            <text:p>-65,743580203599</text:p>
          </table:table-cell>
          <table:table-cell office:value-type="float" office:value="-65.726631201125" calcext:value-type="float">
            <text:p>-65,726631201125</text:p>
          </table:table-cell>
          <table:table-cell office:value-type="float" office:value="-65.709595068331" calcext:value-type="float">
            <text:p>-65,709595068331</text:p>
          </table:table-cell>
          <table:table-cell office:value-type="float" office:value="-65.692479240096" calcext:value-type="float">
            <text:p>-65,692479240096</text:p>
          </table:table-cell>
          <table:table-cell office:value-type="float" office:value="-65.675290862424" calcext:value-type="float">
            <text:p>-65,675290862424</text:p>
          </table:table-cell>
          <table:table-cell office:value-type="float" office:value="-65.65803680499" calcext:value-type="float">
            <text:p>-65,65803680499</text:p>
          </table:table-cell>
          <table:table-cell office:value-type="float" office:value="-65.640723673111" calcext:value-type="float">
            <text:p>-65,640723673111</text:p>
          </table:table-cell>
          <table:table-cell office:value-type="float" office:value="-65.62335781916" calcext:value-type="float">
            <text:p>-65,62335781916</text:p>
          </table:table-cell>
          <table:table-cell office:value-type="float" office:value="-65.605945353458" calcext:value-type="float">
            <text:p>-65,605945353458</text:p>
          </table:table-cell>
          <table:table-cell office:value-type="float" office:value="-65.588492154659" calcext:value-type="float">
            <text:p>-65,588492154659</text:p>
          </table:table-cell>
          <table:table-cell office:value-type="float" office:value="-65.57100387967" calcext:value-type="float">
            <text:p>-65,57100387967</text:p>
          </table:table-cell>
          <table:table-cell office:value-type="float" office:value="-65.553485973101" calcext:value-type="float">
            <text:p>-65,553485973101</text:p>
          </table:table-cell>
          <table:table-cell office:value-type="float" office:value="-65.535943676299" calcext:value-type="float">
            <text:p>-65,535943676299</text:p>
          </table:table-cell>
          <table:table-cell office:value-type="float" office:value="-65.518382035958" calcext:value-type="float">
            <text:p>-65,518382035958</text:p>
          </table:table-cell>
          <table:table-cell office:value-type="float" office:value="-65.500805912342" calcext:value-type="float">
            <text:p>-65,500805912342</text:p>
          </table:table-cell>
          <table:table-cell office:value-type="float" office:value="-65.483219987139" calcext:value-type="float">
            <text:p>-65,483219987139</text:p>
          </table:table-cell>
          <table:table-cell office:value-type="float" office:value="-65.465628770948" calcext:value-type="float">
            <text:p>-65,465628770948</text:p>
          </table:table-cell>
          <table:table-cell office:value-type="float" office:value="-65.448036610442" calcext:value-type="float">
            <text:p>-65,448036610442</text:p>
          </table:table-cell>
          <table:table-cell office:value-type="float" office:value="-65.430447695193" calcext:value-type="float">
            <text:p>-65,430447695193</text:p>
          </table:table-cell>
          <table:table-cell office:value-type="float" office:value="-65.412866064201" calcext:value-type="float">
            <text:p>-65,412866064201</text:p>
          </table:table-cell>
          <table:table-cell office:value-type="float" office:value="-65.39529561213" calcext:value-type="float">
            <text:p>-65,39529561213</text:p>
          </table:table-cell>
          <table:table-cell office:value-type="float" office:value="-65.377740095253" calcext:value-type="float">
            <text:p>-65,377740095253</text:p>
          </table:table-cell>
          <table:table-cell office:value-type="float" office:value="-65.360203137146" calcext:value-type="float">
            <text:p>-65,360203137146</text:p>
          </table:table-cell>
          <table:table-cell office:value-type="float" office:value="-65.34268823412" calcext:value-type="float">
            <text:p>-65,34268823412</text:p>
          </table:table-cell>
          <table:table-cell office:value-type="float" office:value="-65.325198760411" calcext:value-type="float">
            <text:p>-65,325198760411</text:p>
          </table:table-cell>
          <table:table-cell office:value-type="float" office:value="-65.307737973145" calcext:value-type="float">
            <text:p>-65,307737973145</text:p>
          </table:table-cell>
          <table:table-cell office:value-type="float" office:value="-65.290309017078" calcext:value-type="float">
            <text:p>-65,290309017078</text:p>
          </table:table-cell>
          <table:table-cell office:value-type="float" office:value="-65.272914929129" calcext:value-type="float">
            <text:p>-65,272914929129</text:p>
          </table:table-cell>
          <table:table-cell office:value-type="float" office:value="-65.255558642712" calcext:value-type="float">
            <text:p>-65,255558642712</text:p>
          </table:table-cell>
          <table:table-cell office:value-type="float" office:value="-65.238242991878" calcext:value-type="float">
            <text:p>-65,238242991878</text:p>
          </table:table-cell>
          <table:table-cell office:value-type="float" office:value="-65.220970715279" calcext:value-type="float">
            <text:p>-65,220970715279</text:p>
          </table:table-cell>
          <table:table-cell office:value-type="float" office:value="-65.203744459945" calcext:value-type="float">
            <text:p>-65,203744459945</text:p>
          </table:table-cell>
          <table:table-cell office:value-type="float" office:value="-65.186566784914" calcext:value-type="float">
            <text:p>-65,186566784914</text:p>
          </table:table-cell>
          <table:table-cell office:value-type="float" office:value="-65.16944016469" calcext:value-type="float">
            <text:p>-65,16944016469</text:p>
          </table:table-cell>
          <table:table-cell office:value-type="float" office:value="-65.152366992553" calcext:value-type="float">
            <text:p>-65,152366992553</text:p>
          </table:table-cell>
          <table:table-cell office:value-type="float" office:value="-65.135349583732" calcext:value-type="float">
            <text:p>-65,135349583732</text:p>
          </table:table-cell>
          <table:table-cell office:value-type="float" office:value="-65.118390178424" calcext:value-type="float">
            <text:p>-65,118390178424</text:p>
          </table:table-cell>
          <table:table-cell office:value-type="float" office:value="-65.101490944703" calcext:value-type="float">
            <text:p>-65,101490944703</text:p>
          </table:table-cell>
          <table:table-cell office:value-type="float" office:value="-65.084653981282" calcext:value-type="float">
            <text:p>-65,084653981282</text:p>
          </table:table-cell>
          <table:table-cell office:value-type="float" office:value="-65.067881320172" calcext:value-type="float">
            <text:p>-65,067881320172</text:p>
          </table:table-cell>
          <table:table-cell office:value-type="float" office:value="-65.051174929211" calcext:value-type="float">
            <text:p>-65,051174929211</text:p>
          </table:table-cell>
          <table:table-cell office:value-type="float" office:value="-65.034536714496" calcext:value-type="float">
            <text:p>-65,034536714496</text:p>
          </table:table-cell>
          <table:table-cell office:value-type="float" office:value="-65.017968522705" calcext:value-type="float">
            <text:p>-65,017968522705</text:p>
          </table:table-cell>
          <table:table-cell office:value-type="float" office:value="-65.00147214331" calcext:value-type="float">
            <text:p>-65,00147214331</text:p>
          </table:table-cell>
          <table:table-cell office:value-type="float" office:value="-64.985049310712" calcext:value-type="float">
            <text:p>-64,985049310712</text:p>
          </table:table-cell>
          <table:table-cell table:number-columns-repeated="689"/>
        </table:table-row>
        <table:table-row table:style-name="ro1">
          <table:table-cell office:value-type="string" calcext:value-type="string">
            <text:p>Membrane Voltage (6.301 C)</text:p>
          </table:table-cell>
          <table:table-cell office:value-type="float" office:value="-60.752115015374" calcext:value-type="float">
            <text:p>-60,752115015374</text:p>
          </table:table-cell>
          <table:table-cell office:value-type="float" office:value="-60.720115049744" calcext:value-type="float">
            <text:p>-60,720115049744</text:p>
          </table:table-cell>
          <table:table-cell office:value-type="float" office:value="-60.688241691006" calcext:value-type="float">
            <text:p>-60,688241691006</text:p>
          </table:table-cell>
          <table:table-cell office:value-type="float" office:value="-60.656493358053" calcext:value-type="float">
            <text:p>-60,656493358053</text:p>
          </table:table-cell>
          <table:table-cell office:value-type="float" office:value="-60.624868501111" calcext:value-type="float">
            <text:p>-60,624868501111</text:p>
          </table:table-cell>
          <table:table-cell office:value-type="float" office:value="-60.593365600848" calcext:value-type="float">
            <text:p>-60,593365600848</text:p>
          </table:table-cell>
          <table:table-cell office:value-type="float" office:value="-60.561983167526" calcext:value-type="float">
            <text:p>-60,561983167526</text:p>
          </table:table-cell>
          <table:table-cell office:value-type="float" office:value="-60.530719740167" calcext:value-type="float">
            <text:p>-60,530719740167</text:p>
          </table:table-cell>
          <table:table-cell office:value-type="float" office:value="-60.499573885753" calcext:value-type="float">
            <text:p>-60,499573885753</text:p>
          </table:table-cell>
          <table:table-cell office:value-type="float" office:value="-60.468544198446" calcext:value-type="float">
            <text:p>-60,468544198446</text:p>
          </table:table-cell>
          <table:table-cell office:value-type="float" office:value="-60.437629298831" calcext:value-type="float">
            <text:p>-60,437629298831</text:p>
          </table:table-cell>
          <table:table-cell office:value-type="float" office:value="-60.406827833182" calcext:value-type="float">
            <text:p>-60,406827833182</text:p>
          </table:table-cell>
          <table:table-cell office:value-type="float" office:value="-60.376138472751" calcext:value-type="float">
            <text:p>-60,376138472751</text:p>
          </table:table-cell>
          <table:table-cell office:value-type="float" office:value="-60.345559913073" calcext:value-type="float">
            <text:p>-60,345559913073</text:p>
          </table:table-cell>
          <table:table-cell office:value-type="float" office:value="-60.315090873297" calcext:value-type="float">
            <text:p>-60,315090873297</text:p>
          </table:table-cell>
          <table:table-cell office:value-type="float" office:value="-60.284730095529" calcext:value-type="float">
            <text:p>-60,284730095529</text:p>
          </table:table-cell>
          <table:table-cell office:value-type="float" office:value="-60.254476344195" calcext:value-type="float">
            <text:p>-60,254476344195</text:p>
          </table:table-cell>
          <table:table-cell office:value-type="float" office:value="-60.224328405427" calcext:value-type="float">
            <text:p>-60,224328405427</text:p>
          </table:table-cell>
          <table:table-cell office:value-type="float" office:value="-60.194285086454" calcext:value-type="float">
            <text:p>-60,194285086454</text:p>
          </table:table-cell>
          <table:table-cell office:value-type="float" office:value="-60.164345215019" calcext:value-type="float">
            <text:p>-60,164345215019</text:p>
          </table:table-cell>
          <table:table-cell office:value-type="float" office:value="-60.134507638802" calcext:value-type="float">
            <text:p>-60,134507638802</text:p>
          </table:table-cell>
          <table:table-cell office:value-type="float" office:value="-60.104771224867" calcext:value-type="float">
            <text:p>-60,104771224867</text:p>
          </table:table-cell>
          <table:table-cell office:value-type="float" office:value="-60.075134859112" calcext:value-type="float">
            <text:p>-60,075134859112</text:p>
          </table:table-cell>
          <table:table-cell office:value-type="float" office:value="-60.045597445738" calcext:value-type="float">
            <text:p>-60,045597445738</text:p>
          </table:table-cell>
          <table:table-cell office:value-type="float" office:value="-60.016157906727" calcext:value-type="float">
            <text:p>-60,016157906727</text:p>
          </table:table-cell>
          <table:table-cell office:value-type="float" office:value="-59.986815181335" calcext:value-type="float">
            <text:p>-59,986815181335</text:p>
          </table:table-cell>
          <table:table-cell office:value-type="float" office:value="-59.957568225588" calcext:value-type="float">
            <text:p>-59,957568225588</text:p>
          </table:table-cell>
          <table:table-cell office:value-type="float" office:value="-59.928416011796" calcext:value-type="float">
            <text:p>-59,928416011796</text:p>
          </table:table-cell>
          <table:table-cell office:value-type="float" office:value="-59.899357528075" calcext:value-type="float">
            <text:p>-59,899357528075</text:p>
          </table:table-cell>
          <table:table-cell office:value-type="float" office:value="-59.870391777866" calcext:value-type="float">
            <text:p>-59,870391777866</text:p>
          </table:table-cell>
          <table:table-cell office:value-type="float" office:value="-59.841517779482" calcext:value-type="float">
            <text:p>-59,841517779482</text:p>
          </table:table-cell>
          <table:table-cell office:value-type="float" office:value="-59.812734565641" calcext:value-type="float">
            <text:p>-59,812734565641</text:p>
          </table:table-cell>
          <table:table-cell office:value-type="float" office:value="-59.784041183022" calcext:value-type="float">
            <text:p>-59,784041183022</text:p>
          </table:table-cell>
          <table:table-cell office:value-type="float" office:value="-59.755436691818" calcext:value-type="float">
            <text:p>-59,755436691818</text:p>
          </table:table-cell>
          <table:table-cell office:value-type="float" office:value="-59.726920165292" calcext:value-type="float">
            <text:p>-59,726920165292</text:p>
          </table:table-cell>
          <table:table-cell office:value-type="float" office:value="-59.698490689348" calcext:value-type="float">
            <text:p>-59,698490689348</text:p>
          </table:table-cell>
          <table:table-cell office:value-type="float" office:value="-59.670147362091" calcext:value-type="float">
            <text:p>-59,670147362091</text:p>
          </table:table-cell>
          <table:table-cell office:value-type="float" office:value="-59.641889293403" calcext:value-type="float">
            <text:p>-59,641889293403</text:p>
          </table:table-cell>
          <table:table-cell office:value-type="float" office:value="-59.613715604512" calcext:value-type="float">
            <text:p>-59,613715604512</text:p>
          </table:table-cell>
          <table:table-cell office:value-type="float" office:value="-59.585625427566" calcext:value-type="float">
            <text:p>-59,585625427566</text:p>
          </table:table-cell>
          <table:table-cell office:value-type="float" office:value="-59.557617905208" calcext:value-type="float">
            <text:p>-59,557617905208</text:p>
          </table:table-cell>
          <table:table-cell office:value-type="float" office:value="-59.529692190147" calcext:value-type="float">
            <text:p>-59,529692190147</text:p>
          </table:table-cell>
          <table:table-cell office:value-type="float" office:value="-59.501847444729" calcext:value-type="float">
            <text:p>-59,501847444729</text:p>
          </table:table-cell>
          <table:table-cell office:value-type="float" office:value="-59.474082840511" calcext:value-type="float">
            <text:p>-59,474082840511</text:p>
          </table:table-cell>
          <table:table-cell office:value-type="float" office:value="-59.44639755782" calcext:value-type="float">
            <text:p>-59,44639755782</text:p>
          </table:table-cell>
          <table:table-cell office:value-type="float" office:value="-59.418790785322" calcext:value-type="float">
            <text:p>-59,418790785322</text:p>
          </table:table-cell>
          <table:table-cell office:value-type="float" office:value="-59.391261719572" calcext:value-type="float">
            <text:p>-59,391261719572</text:p>
          </table:table-cell>
          <table:table-cell office:value-type="float" office:value="-59.363809564567" calcext:value-type="float">
            <text:p>-59,363809564567</text:p>
          </table:table-cell>
          <table:table-cell office:value-type="float" office:value="-59.336433531289" calcext:value-type="float">
            <text:p>-59,336433531289</text:p>
          </table:table-cell>
          <table:table-cell office:value-type="float" office:value="-59.309132837234" calcext:value-type="float">
            <text:p>-59,309132837234</text:p>
          </table:table-cell>
          <table:table-cell office:value-type="float" office:value="-59.281906705941" calcext:value-type="float">
            <text:p>-59,281906705941</text:p>
          </table:table-cell>
          <table:table-cell office:value-type="float" office:value="-59.254754366499" calcext:value-type="float">
            <text:p>-59,254754366499</text:p>
          </table:table-cell>
          <table:table-cell office:value-type="float" office:value="-59.227675053046" calcext:value-type="float">
            <text:p>-59,227675053046</text:p>
          </table:table-cell>
          <table:table-cell office:value-type="float" office:value="-59.200668004254" calcext:value-type="float">
            <text:p>-59,200668004254</text:p>
          </table:table-cell>
          <table:table-cell office:value-type="float" office:value="-59.173732462797" calcext:value-type="float">
            <text:p>-59,173732462797</text:p>
          </table:table-cell>
          <table:table-cell office:value-type="float" office:value="-59.146867674799" calcext:value-type="float">
            <text:p>-59,146867674799</text:p>
          </table:table-cell>
          <table:table-cell office:value-type="float" office:value="-59.120072889264" calcext:value-type="float">
            <text:p>-59,120072889264</text:p>
          </table:table-cell>
          <table:table-cell office:value-type="float" office:value="-59.093347357485" calcext:value-type="float">
            <text:p>-59,093347357485</text:p>
          </table:table-cell>
          <table:table-cell office:value-type="float" office:value="-59.066690332428" calcext:value-type="float">
            <text:p>-59,066690332428</text:p>
          </table:table-cell>
          <table:table-cell office:value-type="float" office:value="-59.040101068087" calcext:value-type="float">
            <text:p>-59,040101068087</text:p>
          </table:table-cell>
          <table:table-cell office:value-type="float" office:value="-59.013578818817" calcext:value-type="float">
            <text:p>-59,013578818817</text:p>
          </table:table-cell>
          <table:table-cell office:value-type="float" office:value="-58.987122838626" calcext:value-type="float">
            <text:p>-58,987122838626</text:p>
          </table:table-cell>
          <table:table-cell office:value-type="float" office:value="-58.960732380445" calcext:value-type="float">
            <text:p>-58,960732380445</text:p>
          </table:table-cell>
          <table:table-cell office:value-type="float" office:value="-58.934406695349" calcext:value-type="float">
            <text:p>-58,934406695349</text:p>
          </table:table-cell>
          <table:table-cell office:value-type="float" office:value="-58.908145031745" calcext:value-type="float">
            <text:p>-58,908145031745</text:p>
          </table:table-cell>
          <table:table-cell office:value-type="float" office:value="-58.881946634512" calcext:value-type="float">
            <text:p>-58,881946634512</text:p>
          </table:table-cell>
          <table:table-cell office:value-type="float" office:value="-58.8558107441" calcext:value-type="float">
            <text:p>-58,8558107441</text:p>
          </table:table-cell>
          <table:table-cell office:value-type="float" office:value="-58.829736595567" calcext:value-type="float">
            <text:p>-58,829736595567</text:p>
          </table:table-cell>
          <table:table-cell office:value-type="float" office:value="-58.803723417572" calcext:value-type="float">
            <text:p>-58,803723417572</text:p>
          </table:table-cell>
          <table:table-cell office:value-type="float" office:value="-58.777770431297" calcext:value-type="float">
            <text:p>-58,777770431297</text:p>
          </table:table-cell>
          <table:table-cell office:value-type="float" office:value="-58.751876849309" calcext:value-type="float">
            <text:p>-58,751876849309</text:p>
          </table:table-cell>
          <table:table-cell office:value-type="float" office:value="-58.726041874351" calcext:value-type="float">
            <text:p>-58,726041874351</text:p>
          </table:table-cell>
          <table:table-cell office:value-type="float" office:value="-58.700264698055" calcext:value-type="float">
            <text:p>-58,700264698055</text:p>
          </table:table-cell>
          <table:table-cell office:value-type="float" office:value="-58.674544499572" calcext:value-type="float">
            <text:p>-58,674544499572</text:p>
          </table:table-cell>
          <table:table-cell office:value-type="float" office:value="-58.648880444116" calcext:value-type="float">
            <text:p>-58,648880444116</text:p>
          </table:table-cell>
          <table:table-cell office:value-type="float" office:value="-58.623271681401" calcext:value-type="float">
            <text:p>-58,623271681401</text:p>
          </table:table-cell>
          <table:table-cell office:value-type="float" office:value="-58.597717343987" calcext:value-type="float">
            <text:p>-58,597717343987</text:p>
          </table:table-cell>
          <table:table-cell office:value-type="float" office:value="-58.572216545503" calcext:value-type="float">
            <text:p>-58,572216545503</text:p>
          </table:table-cell>
          <table:table-cell office:value-type="float" office:value="-58.546768378749" calcext:value-type="float">
            <text:p>-58,546768378749</text:p>
          </table:table-cell>
          <table:table-cell office:value-type="float" office:value="-58.521371913669" calcext:value-type="float">
            <text:p>-58,521371913669</text:p>
          </table:table-cell>
          <table:table-cell office:value-type="float" office:value="-58.496026195177" calcext:value-type="float">
            <text:p>-58,496026195177</text:p>
          </table:table-cell>
          <table:table-cell office:value-type="float" office:value="-58.470730240832" calcext:value-type="float">
            <text:p>-58,470730240832</text:p>
          </table:table-cell>
          <table:table-cell office:value-type="float" office:value="-58.445483038343" calcext:value-type="float">
            <text:p>-58,445483038343</text:p>
          </table:table-cell>
          <table:table-cell office:value-type="float" office:value="-58.420283542895" calcext:value-type="float">
            <text:p>-58,420283542895</text:p>
          </table:table-cell>
          <table:table-cell office:value-type="float" office:value="-58.395130674276" calcext:value-type="float">
            <text:p>-58,395130674276</text:p>
          </table:table-cell>
          <table:table-cell office:value-type="float" office:value="-58.370023313802" calcext:value-type="float">
            <text:p>-58,370023313802</text:p>
          </table:table-cell>
          <table:table-cell office:value-type="float" office:value="-58.344960300999" calcext:value-type="float">
            <text:p>-58,344960300999</text:p>
          </table:table-cell>
          <table:table-cell office:value-type="float" office:value="-58.319940430052" calcext:value-type="float">
            <text:p>-58,319940430052</text:p>
          </table:table-cell>
          <table:table-cell office:value-type="float" office:value="-58.294962445979" calcext:value-type="float">
            <text:p>-58,294962445979</text:p>
          </table:table-cell>
          <table:table-cell office:value-type="float" office:value="-58.270025040516" calcext:value-type="float">
            <text:p>-58,270025040516</text:p>
          </table:table-cell>
          <table:table-cell office:value-type="float" office:value="-58.245126847692" calcext:value-type="float">
            <text:p>-58,245126847692</text:p>
          </table:table-cell>
          <table:table-cell office:value-type="float" office:value="-58.220266439066" calcext:value-type="float">
            <text:p>-58,220266439066</text:p>
          </table:table-cell>
          <table:table-cell office:value-type="float" office:value="-58.19544231859" calcext:value-type="float">
            <text:p>-58,19544231859</text:p>
          </table:table-cell>
          <table:table-cell office:value-type="float" office:value="-58.170652917085" calcext:value-type="float">
            <text:p>-58,170652917085</text:p>
          </table:table-cell>
          <table:table-cell office:value-type="float" office:value="-58.145896586281" calcext:value-type="float">
            <text:p>-58,145896586281</text:p>
          </table:table-cell>
          <table:table-cell office:value-type="float" office:value="-58.121171592391" calcext:value-type="float">
            <text:p>-58,121171592391</text:p>
          </table:table-cell>
          <table:table-cell office:value-type="float" office:value="-58.096476109185" calcext:value-type="float">
            <text:p>-58,096476109185</text:p>
          </table:table-cell>
          <table:table-cell office:value-type="float" office:value="-58.071808210513" calcext:value-type="float">
            <text:p>-58,071808210513</text:p>
          </table:table-cell>
          <table:table-cell office:value-type="float" office:value="-58.047165862237" calcext:value-type="float">
            <text:p>-58,047165862237</text:p>
          </table:table-cell>
          <table:table-cell office:value-type="float" office:value="-58.022546913517" calcext:value-type="float">
            <text:p>-58,022546913517</text:p>
          </table:table-cell>
          <table:table-cell office:value-type="float" office:value="-57.997949087408" calcext:value-type="float">
            <text:p>-57,997949087408</text:p>
          </table:table-cell>
          <table:table-cell office:value-type="float" office:value="-57.973369970692" calcext:value-type="float">
            <text:p>-57,973369970692</text:p>
          </table:table-cell>
          <table:table-cell office:value-type="float" office:value="-57.948807002892" calcext:value-type="float">
            <text:p>-57,948807002892</text:p>
          </table:table-cell>
          <table:table-cell office:value-type="float" office:value="-57.924257464398" calcext:value-type="float">
            <text:p>-57,924257464398</text:p>
          </table:table-cell>
          <table:table-cell office:value-type="float" office:value="-57.899718463618" calcext:value-type="float">
            <text:p>-57,899718463618</text:p>
          </table:table-cell>
          <table:table-cell office:value-type="float" office:value="-57.875186923089" calcext:value-type="float">
            <text:p>-57,875186923089</text:p>
          </table:table-cell>
          <table:table-cell office:value-type="float" office:value="-57.850659564432" calcext:value-type="float">
            <text:p>-57,850659564432</text:p>
          </table:table-cell>
          <table:table-cell office:value-type="float" office:value="-57.826132892076" calcext:value-type="float">
            <text:p>-57,826132892076</text:p>
          </table:table-cell>
          <table:table-cell office:value-type="float" office:value="-57.801603175623" calcext:value-type="float">
            <text:p>-57,801603175623</text:p>
          </table:table-cell>
          <table:table-cell office:value-type="float" office:value="-57.777066430754" calcext:value-type="float">
            <text:p>-57,777066430754</text:p>
          </table:table-cell>
          <table:table-cell office:value-type="float" office:value="-57.752518398521" calcext:value-type="float">
            <text:p>-57,752518398521</text:p>
          </table:table-cell>
          <table:table-cell office:value-type="float" office:value="-57.727954522912" calcext:value-type="float">
            <text:p>-57,727954522912</text:p>
          </table:table-cell>
          <table:table-cell office:value-type="float" office:value="-57.703369926508" calcext:value-type="float">
            <text:p>-57,703369926508</text:p>
          </table:table-cell>
          <table:table-cell office:value-type="float" office:value="-57.67875938408" calcext:value-type="float">
            <text:p>-57,67875938408</text:p>
          </table:table-cell>
          <table:table-cell office:value-type="float" office:value="-57.654117293926" calcext:value-type="float">
            <text:p>-57,654117293926</text:p>
          </table:table-cell>
          <table:table-cell office:value-type="float" office:value="-57.629437646751" calcext:value-type="float">
            <text:p>-57,629437646751</text:p>
          </table:table-cell>
          <table:table-cell office:value-type="float" office:value="-57.604713991867" calcext:value-type="float">
            <text:p>-57,604713991867</text:p>
          </table:table-cell>
          <table:table-cell office:value-type="float" office:value="-57.579939400452" calcext:value-type="float">
            <text:p>-57,579939400452</text:p>
          </table:table-cell>
          <table:table-cell office:value-type="float" office:value="-57.555106425615" calcext:value-type="float">
            <text:p>-57,555106425615</text:p>
          </table:table-cell>
          <table:table-cell office:value-type="float" office:value="-57.530207058956" calcext:value-type="float">
            <text:p>-57,530207058956</text:p>
          </table:table-cell>
          <table:table-cell office:value-type="float" office:value="-57.50523268329" calcext:value-type="float">
            <text:p>-57,50523268329</text:p>
          </table:table-cell>
          <table:table-cell office:value-type="float" office:value="-57.480174021187" calcext:value-type="float">
            <text:p>-57,480174021187</text:p>
          </table:table-cell>
          <table:table-cell office:value-type="float" office:value="-57.455021078907" calcext:value-type="float">
            <text:p>-57,455021078907</text:p>
          </table:table-cell>
          <table:table-cell office:value-type="float" office:value="-57.429763085307" calcext:value-type="float">
            <text:p>-57,429763085307</text:p>
          </table:table-cell>
          <table:table-cell office:value-type="float" office:value="-57.404388425214" calcext:value-type="float">
            <text:p>-57,404388425214</text:p>
          </table:table-cell>
          <table:table-cell office:value-type="float" office:value="-57.378884566738" calcext:value-type="float">
            <text:p>-57,378884566738</text:p>
          </table:table-cell>
          <table:table-cell office:value-type="float" office:value="-57.353237981914" calcext:value-type="float">
            <text:p>-57,353237981914</text:p>
          </table:table-cell>
          <table:table-cell office:value-type="float" office:value="-57.327434060015" calcext:value-type="float">
            <text:p>-57,327434060015</text:p>
          </table:table-cell>
          <table:table-cell office:value-type="float" office:value="-57.301457012792" calcext:value-type="float">
            <text:p>-57,301457012792</text:p>
          </table:table-cell>
          <table:table-cell office:value-type="float" office:value="-57.275289770821" calcext:value-type="float">
            <text:p>-57,275289770821</text:p>
          </table:table-cell>
          <table:table-cell office:value-type="float" office:value="-57.24891387004" calcext:value-type="float">
            <text:p>-57,24891387004</text:p>
          </table:table-cell>
          <table:table-cell office:value-type="float" office:value="-57.222309327463" calcext:value-type="float">
            <text:p>-57,222309327463</text:p>
          </table:table-cell>
          <table:table-cell office:value-type="float" office:value="-57.195454504912" calcext:value-type="float">
            <text:p>-57,195454504912</text:p>
          </table:table-cell>
          <table:table-cell office:value-type="float" office:value="-57.16832595951" calcext:value-type="float">
            <text:p>-57,16832595951</text:p>
          </table:table-cell>
          <table:table-cell office:value-type="float" office:value="-57.140898279492" calcext:value-type="float">
            <text:p>-57,140898279492</text:p>
          </table:table-cell>
          <table:table-cell office:value-type="float" office:value="-57.113143903733" calcext:value-type="float">
            <text:p>-57,113143903733</text:p>
          </table:table-cell>
          <table:table-cell office:value-type="float" office:value="-57.085032923186" calcext:value-type="float">
            <text:p>-57,085032923186</text:p>
          </table:table-cell>
          <table:table-cell office:value-type="float" office:value="-57.056532862191" calcext:value-type="float">
            <text:p>-57,056532862191</text:p>
          </table:table-cell>
          <table:table-cell office:value-type="float" office:value="-57.027608437369" calcext:value-type="float">
            <text:p>-57,027608437369</text:p>
          </table:table-cell>
          <table:table-cell office:value-type="float" office:value="-56.998221291487" calcext:value-type="float">
            <text:p>-56,998221291487</text:p>
          </table:table-cell>
          <table:table-cell office:value-type="float" office:value="-56.968329699357" calcext:value-type="float">
            <text:p>-56,968329699357</text:p>
          </table:table-cell>
          <table:table-cell office:value-type="float" office:value="-56.937888242428" calcext:value-type="float">
            <text:p>-56,937888242428</text:p>
          </table:table-cell>
          <table:table-cell office:value-type="float" office:value="-56.906847448252" calcext:value-type="float">
            <text:p>-56,906847448252</text:p>
          </table:table-cell>
          <table:table-cell office:value-type="float" office:value="-56.875153390473" calcext:value-type="float">
            <text:p>-56,875153390473</text:p>
          </table:table-cell>
          <table:table-cell office:value-type="float" office:value="-56.842747244386" calcext:value-type="float">
            <text:p>-56,842747244386</text:p>
          </table:table-cell>
          <table:table-cell office:value-type="float" office:value="-56.809564792334" calcext:value-type="float">
            <text:p>-56,809564792334</text:p>
          </table:table-cell>
          <table:table-cell office:value-type="float" office:value="-56.775535872412" calcext:value-type="float">
            <text:p>-56,775535872412</text:p>
          </table:table-cell>
          <table:table-cell office:value-type="float" office:value="-56.740583762888" calcext:value-type="float">
            <text:p>-56,740583762888</text:p>
          </table:table-cell>
          <table:table-cell office:value-type="float" office:value="-56.704624493625" calcext:value-type="float">
            <text:p>-56,704624493625</text:p>
          </table:table-cell>
          <table:table-cell office:value-type="float" office:value="-56.667566074342" calcext:value-type="float">
            <text:p>-56,667566074342</text:p>
          </table:table-cell>
          <table:table-cell office:value-type="float" office:value="-56.629307627947" calcext:value-type="float">
            <text:p>-56,629307627947</text:p>
          </table:table-cell>
          <table:table-cell office:value-type="float" office:value="-56.589738415158" calcext:value-type="float">
            <text:p>-56,589738415158</text:p>
          </table:table-cell>
          <table:table-cell office:value-type="float" office:value="-56.548736734342" calcext:value-type="float">
            <text:p>-56,548736734342</text:p>
          </table:table-cell>
          <table:table-cell office:value-type="float" office:value="-56.50616867764" calcext:value-type="float">
            <text:p>-56,50616867764</text:p>
          </table:table-cell>
          <table:table-cell office:value-type="float" office:value="-56.461886721119" calcext:value-type="float">
            <text:p>-56,461886721119</text:p>
          </table:table-cell>
          <table:table-cell office:value-type="float" office:value="-56.415728122591" calcext:value-type="float">
            <text:p>-56,415728122591</text:p>
          </table:table-cell>
          <table:table-cell office:value-type="float" office:value="-56.367513095831" calcext:value-type="float">
            <text:p>-56,367513095831</text:p>
          </table:table-cell>
          <table:table-cell office:value-type="float" office:value="-56.317042723937" calcext:value-type="float">
            <text:p>-56,317042723937</text:p>
          </table:table-cell>
          <table:table-cell office:value-type="float" office:value="-56.264096567224" calcext:value-type="float">
            <text:p>-56,264096567224</text:p>
          </table:table-cell>
          <table:table-cell office:value-type="float" office:value="-56.208429912128" calcext:value-type="float">
            <text:p>-56,208429912128</text:p>
          </table:table-cell>
          <table:table-cell office:value-type="float" office:value="-56.149770596454" calcext:value-type="float">
            <text:p>-56,149770596454</text:p>
          </table:table-cell>
          <table:table-cell office:value-type="float" office:value="-56.087815332672" calcext:value-type="float">
            <text:p>-56,087815332672</text:p>
          </table:table-cell>
          <table:table-cell office:value-type="float" office:value="-56.022225433833" calcext:value-type="float">
            <text:p>-56,022225433833</text:p>
          </table:table-cell>
          <table:table-cell office:value-type="float" office:value="-55.952621825386" calcext:value-type="float">
            <text:p>-55,952621825386</text:p>
          </table:table-cell>
          <table:table-cell office:value-type="float" office:value="-55.878579199266" calcext:value-type="float">
            <text:p>-55,878579199266</text:p>
          </table:table-cell>
          <table:table-cell office:value-type="float" office:value="-55.799619132615" calcext:value-type="float">
            <text:p>-55,799619132615</text:p>
          </table:table-cell>
          <table:table-cell office:value-type="float" office:value="-55.71520195019" calcext:value-type="float">
            <text:p>-55,71520195019</text:p>
          </table:table-cell>
          <table:table-cell office:value-type="float" office:value="-55.624717053981" calcext:value-type="float">
            <text:p>-55,624717053981</text:p>
          </table:table-cell>
          <table:table-cell office:value-type="float" office:value="-55.527471371893" calcext:value-type="float">
            <text:p>-55,527471371893</text:p>
          </table:table-cell>
          <table:table-cell office:value-type="float" office:value="-55.422675484216" calcext:value-type="float">
            <text:p>-55,422675484216</text:p>
          </table:table-cell>
          <table:table-cell office:value-type="float" office:value="-55.309426864666" calcext:value-type="float">
            <text:p>-55,309426864666</text:p>
          </table:table-cell>
          <table:table-cell office:value-type="float" office:value="-55.186689511786" calcext:value-type="float">
            <text:p>-55,186689511786</text:p>
          </table:table-cell>
          <table:table-cell office:value-type="float" office:value="-55.053269032227" calcext:value-type="float">
            <text:p>-55,053269032227</text:p>
          </table:table-cell>
          <table:table-cell office:value-type="float" office:value="-54.907781949768" calcext:value-type="float">
            <text:p>-54,907781949768</text:p>
          </table:table-cell>
          <table:table-cell office:value-type="float" office:value="-54.748617623848" calcext:value-type="float">
            <text:p>-54,748617623848</text:p>
          </table:table-cell>
          <table:table-cell office:value-type="float" office:value="-54.573890627535" calcext:value-type="float">
            <text:p>-54,573890627535</text:p>
          </table:table-cell>
          <table:table-cell office:value-type="float" office:value="-54.381380696082" calcext:value-type="float">
            <text:p>-54,381380696082</text:p>
          </table:table-cell>
          <table:table-cell office:value-type="float" office:value="-54.168456323614" calcext:value-type="float">
            <text:p>-54,168456323614</text:p>
          </table:table-cell>
          <table:table-cell office:value-type="float" office:value="-53.931976622046" calcext:value-type="float">
            <text:p>-53,931976622046</text:p>
          </table:table-cell>
          <table:table-cell office:value-type="float" office:value="-53.668163957703" calcext:value-type="float">
            <text:p>-53,668163957703</text:p>
          </table:table-cell>
          <table:table-cell office:value-type="float" office:value="-53.372436831165" calcext:value-type="float">
            <text:p>-53,372436831165</text:p>
          </table:table-cell>
          <table:table-cell office:value-type="float" office:value="-53.03918796925" calcext:value-type="float">
            <text:p>-53,03918796925</text:p>
          </table:table-cell>
          <table:table-cell office:value-type="float" office:value="-52.661485867582" calcext:value-type="float">
            <text:p>-52,661485867582</text:p>
          </table:table-cell>
          <table:table-cell office:value-type="float" office:value="-52.230667785157" calcext:value-type="float">
            <text:p>-52,230667785157</text:p>
          </table:table-cell>
          <table:table-cell office:value-type="float" office:value="-51.735776357079" calcext:value-type="float">
            <text:p>-51,735776357079</text:p>
          </table:table-cell>
          <table:table-cell office:value-type="float" office:value="-51.162767062101" calcext:value-type="float">
            <text:p>-51,162767062101</text:p>
          </table:table-cell>
          <table:table-cell office:value-type="float" office:value="-50.49337381919" calcext:value-type="float">
            <text:p>-50,49337381919</text:p>
          </table:table-cell>
          <table:table-cell office:value-type="float" office:value="-49.703454759252" calcext:value-type="float">
            <text:p>-49,703454759252</text:p>
          </table:table-cell>
          <table:table-cell office:value-type="float" office:value="-48.760531909843" calcext:value-type="float">
            <text:p>-48,760531909843</text:p>
          </table:table-cell>
          <table:table-cell office:value-type="float" office:value="-47.62005607232" calcext:value-type="float">
            <text:p>-47,62005607232</text:p>
          </table:table-cell>
          <table:table-cell office:value-type="float" office:value="-46.219618257601" calcext:value-type="float">
            <text:p>-46,219618257601</text:p>
          </table:table-cell>
          <table:table-cell office:value-type="float" office:value="-44.469805537935" calcext:value-type="float">
            <text:p>-44,469805537935</text:p>
          </table:table-cell>
          <table:table-cell office:value-type="float" office:value="-42.239547442837" calcext:value-type="float">
            <text:p>-42,239547442837</text:p>
          </table:table-cell>
          <table:table-cell office:value-type="float" office:value="-39.332578106657" calcext:value-type="float">
            <text:p>-39,332578106657</text:p>
          </table:table-cell>
          <table:table-cell office:value-type="float" office:value="-35.450630076863" calcext:value-type="float">
            <text:p>-35,450630076863</text:p>
          </table:table-cell>
          <table:table-cell office:value-type="float" office:value="-30.141694232661" calcext:value-type="float">
            <text:p>-30,141694232661</text:p>
          </table:table-cell>
          <table:table-cell office:value-type="float" office:value="-22.753107366062" calcext:value-type="float">
            <text:p>-22,753107366062</text:p>
          </table:table-cell>
          <table:table-cell office:value-type="float" office:value="-12.501316186434" calcext:value-type="float">
            <text:p>-12,501316186434</text:p>
          </table:table-cell>
          <table:table-cell office:value-type="float" office:value="0.967954047356" calcext:value-type="float">
            <text:p>0,967954047356</text:p>
          </table:table-cell>
          <table:table-cell office:value-type="float" office:value="16.093797966246" calcext:value-type="float">
            <text:p>16,093797966246</text:p>
          </table:table-cell>
          <table:table-cell office:value-type="float" office:value="28.748593035213" calcext:value-type="float">
            <text:p>28,748593035213</text:p>
          </table:table-cell>
          <table:table-cell office:value-type="float" office:value="35.879590023395" calcext:value-type="float">
            <text:p>35,879590023395</text:p>
          </table:table-cell>
          <table:table-cell office:value-type="float" office:value="38.424792123686" calcext:value-type="float">
            <text:p>38,424792123686</text:p>
          </table:table-cell>
          <table:table-cell office:value-type="float" office:value="38.636221739511" calcext:value-type="float">
            <text:p>38,636221739511</text:p>
          </table:table-cell>
          <table:table-cell office:value-type="float" office:value="37.84530825577" calcext:value-type="float">
            <text:p>37,84530825577</text:p>
          </table:table-cell>
          <table:table-cell office:value-type="float" office:value="36.58118917499" calcext:value-type="float">
            <text:p>36,58118917499</text:p>
          </table:table-cell>
          <table:table-cell office:value-type="float" office:value="35.045420029764" calcext:value-type="float">
            <text:p>35,045420029764</text:p>
          </table:table-cell>
          <table:table-cell office:value-type="float" office:value="33.328638770404" calcext:value-type="float">
            <text:p>33,328638770404</text:p>
          </table:table-cell>
          <table:table-cell office:value-type="float" office:value="31.481060843757" calcext:value-type="float">
            <text:p>31,481060843757</text:p>
          </table:table-cell>
          <table:table-cell office:value-type="float" office:value="29.534970440694" calcext:value-type="float">
            <text:p>29,534970440694</text:p>
          </table:table-cell>
          <table:table-cell office:value-type="float" office:value="27.513024611847" calcext:value-type="float">
            <text:p>27,513024611847</text:p>
          </table:table-cell>
          <table:table-cell office:value-type="float" office:value="25.432013092815" calcext:value-type="float">
            <text:p>25,432013092815</text:p>
          </table:table-cell>
          <table:table-cell office:value-type="float" office:value="23.304884310621" calcext:value-type="float">
            <text:p>23,304884310621</text:p>
          </table:table-cell>
          <table:table-cell office:value-type="float" office:value="21.141967932978" calcext:value-type="float">
            <text:p>21,141967932978</text:p>
          </table:table-cell>
          <table:table-cell office:value-type="float" office:value="18.951760829755" calcext:value-type="float">
            <text:p>18,951760829755</text:p>
          </table:table-cell>
          <table:table-cell office:value-type="float" office:value="16.741449168806" calcext:value-type="float">
            <text:p>16,741449168806</text:p>
          </table:table-cell>
          <table:table-cell office:value-type="float" office:value="14.5172608353" calcext:value-type="float">
            <text:p>14,5172608353</text:p>
          </table:table-cell>
          <table:table-cell office:value-type="float" office:value="12.284705157889" calcext:value-type="float">
            <text:p>12,284705157889</text:p>
          </table:table-cell>
          <table:table-cell office:value-type="float" office:value="10.048736742752" calcext:value-type="float">
            <text:p>10,048736742752</text:p>
          </table:table-cell>
          <table:table-cell office:value-type="float" office:value="7.813868097023" calcext:value-type="float">
            <text:p>7,813868097023</text:p>
          </table:table-cell>
          <table:table-cell office:value-type="float" office:value="5.584247909565" calcext:value-type="float">
            <text:p>5,584247909565</text:p>
          </table:table-cell>
          <table:table-cell office:value-type="float" office:value="3.36371654776" calcext:value-type="float">
            <text:p>3,36371654776</text:p>
          </table:table-cell>
          <table:table-cell office:value-type="float" office:value="1.155846547302" calcext:value-type="float">
            <text:p>1,155846547302</text:p>
          </table:table-cell>
          <table:table-cell office:value-type="float" office:value="-1.036026961823" calcext:value-type="float">
            <text:p>-1,036026961823</text:p>
          </table:table-cell>
          <table:table-cell office:value-type="float" office:value="-3.208783194507" calcext:value-type="float">
            <text:p>-3,208783194507</text:p>
          </table:table-cell>
          <table:table-cell office:value-type="float" office:value="-5.359499187173" calcext:value-type="float">
            <text:p>-5,359499187173</text:p>
          </table:table-cell>
          <table:table-cell office:value-type="float" office:value="-7.485440590187" calcext:value-type="float">
            <text:p>-7,485440590187</text:p>
          </table:table-cell>
          <table:table-cell office:value-type="float" office:value="-9.584061911248" calcext:value-type="float">
            <text:p>-9,584061911248</text:p>
          </table:table-cell>
          <table:table-cell office:value-type="float" office:value="-11.653019384447" calcext:value-type="float">
            <text:p>-11,653019384447</text:p>
          </table:table-cell>
          <table:table-cell office:value-type="float" office:value="-13.69020021975" calcext:value-type="float">
            <text:p>-13,69020021975</text:p>
          </table:table-cell>
          <table:table-cell office:value-type="float" office:value="-15.693771920473" calcext:value-type="float">
            <text:p>-15,693771920473</text:p>
          </table:table-cell>
          <table:table-cell office:value-type="float" office:value="-17.662254461304" calcext:value-type="float">
            <text:p>-17,662254461304</text:p>
          </table:table-cell>
          <table:table-cell office:value-type="float" office:value="-19.594616304023" calcext:value-type="float">
            <text:p>-19,594616304023</text:p>
          </table:table-cell>
          <table:table-cell office:value-type="float" office:value="-21.490392579715" calcext:value-type="float">
            <text:p>-21,490392579715</text:p>
          </table:table-cell>
          <table:table-cell office:value-type="float" office:value="-23.349820617196" calcext:value-type="float">
            <text:p>-23,349820617196</text:p>
          </table:table-cell>
          <table:table-cell office:value-type="float" office:value="-25.173984910097" calcext:value-type="float">
            <text:p>-25,173984910097</text:p>
          </table:table-cell>
          <table:table-cell office:value-type="float" office:value="-26.964961248613" calcext:value-type="float">
            <text:p>-26,964961248613</text:p>
          </table:table-cell>
          <table:table-cell office:value-type="float" office:value="-28.725948608813" calcext:value-type="float">
            <text:p>-28,725948608813</text:p>
          </table:table-cell>
          <table:table-cell office:value-type="float" office:value="-30.461377579772" calcext:value-type="float">
            <text:p>-30,461377579772</text:p>
          </table:table-cell>
          <table:table-cell office:value-type="float" office:value="-32.176985084548" calcext:value-type="float">
            <text:p>-32,176985084548</text:p>
          </table:table-cell>
          <table:table-cell office:value-type="float" office:value="-33.879845748719" calcext:value-type="float">
            <text:p>-33,879845748719</text:p>
          </table:table-cell>
          <table:table-cell office:value-type="float" office:value="-35.578348867636" calcext:value-type="float">
            <text:p>-35,578348867636</text:p>
          </table:table-cell>
          <table:table-cell office:value-type="float" office:value="-37.282104743642" calcext:value-type="float">
            <text:p>-37,282104743642</text:p>
          </table:table-cell>
          <table:table-cell office:value-type="float" office:value="-39.001753620861" calcext:value-type="float">
            <text:p>-39,001753620861</text:p>
          </table:table-cell>
          <table:table-cell office:value-type="float" office:value="-40.748633573476" calcext:value-type="float">
            <text:p>-40,748633573476</text:p>
          </table:table-cell>
          <table:table-cell office:value-type="float" office:value="-42.534240939091" calcext:value-type="float">
            <text:p>-42,534240939091</text:p>
          </table:table-cell>
          <table:table-cell office:value-type="float" office:value="-44.369391703443" calcext:value-type="float">
            <text:p>-44,369391703443</text:p>
          </table:table-cell>
          <table:table-cell office:value-type="float" office:value="-46.262974267977" calcext:value-type="float">
            <text:p>-46,262974267977</text:p>
          </table:table-cell>
          <table:table-cell office:value-type="float" office:value="-48.220193849828" calcext:value-type="float">
            <text:p>-48,220193849828</text:p>
          </table:table-cell>
          <table:table-cell office:value-type="float" office:value="-50.240282527784" calcext:value-type="float">
            <text:p>-50,240282527784</text:p>
          </table:table-cell>
          <table:table-cell office:value-type="float" office:value="-52.313835848602" calcext:value-type="float">
            <text:p>-52,313835848602</text:p>
          </table:table-cell>
          <table:table-cell office:value-type="float" office:value="-54.420274073821" calcext:value-type="float">
            <text:p>-54,420274073821</text:p>
          </table:table-cell>
          <table:table-cell office:value-type="float" office:value="-56.526372028452" calcext:value-type="float">
            <text:p>-56,526372028452</text:p>
          </table:table-cell>
          <table:table-cell office:value-type="float" office:value="-58.587137000679" calcext:value-type="float">
            <text:p>-58,587137000679</text:p>
          </table:table-cell>
          <table:table-cell office:value-type="float" office:value="-60.550113296726" calcext:value-type="float">
            <text:p>-60,550113296726</text:p>
          </table:table-cell>
          <table:table-cell office:value-type="float" office:value="-62.363066427108" calcext:value-type="float">
            <text:p>-62,363066427108</text:p>
          </table:table-cell>
          <table:table-cell office:value-type="float" office:value="-63.983167763706" calcext:value-type="float">
            <text:p>-63,983167763706</text:p>
          </table:table-cell>
          <table:table-cell office:value-type="float" office:value="-65.384428020919" calcext:value-type="float">
            <text:p>-65,384428020919</text:p>
          </table:table-cell>
          <table:table-cell office:value-type="float" office:value="-66.560562447147" calcext:value-type="float">
            <text:p>-66,560562447147</text:p>
          </table:table-cell>
          <table:table-cell office:value-type="float" office:value="-67.522710378291" calcext:value-type="float">
            <text:p>-67,522710378291</text:p>
          </table:table-cell>
          <table:table-cell office:value-type="float" office:value="-68.293813262821" calcext:value-type="float">
            <text:p>-68,293813262821</text:p>
          </table:table-cell>
          <table:table-cell office:value-type="float" office:value="-68.902329698901" calcext:value-type="float">
            <text:p>-68,902329698901</text:p>
          </table:table-cell>
          <table:table-cell office:value-type="float" office:value="-69.377234936597" calcext:value-type="float">
            <text:p>-69,377234936597</text:p>
          </table:table-cell>
          <table:table-cell office:value-type="float" office:value="-69.7449707005" calcext:value-type="float">
            <text:p>-69,7449707005</text:p>
          </table:table-cell>
          <table:table-cell office:value-type="float" office:value="-70.028094888746" calcext:value-type="float">
            <text:p>-70,028094888746</text:p>
          </table:table-cell>
          <table:table-cell office:value-type="float" office:value="-70.245050092316" calcext:value-type="float">
            <text:p>-70,245050092316</text:p>
          </table:table-cell>
          <table:table-cell office:value-type="float" office:value="-70.410517134748" calcext:value-type="float">
            <text:p>-70,410517134748</text:p>
          </table:table-cell>
          <table:table-cell office:value-type="float" office:value="-70.535993942986" calcext:value-type="float">
            <text:p>-70,535993942986</text:p>
          </table:table-cell>
          <table:table-cell office:value-type="float" office:value="-70.630401809073" calcext:value-type="float">
            <text:p>-70,630401809073</text:p>
          </table:table-cell>
          <table:table-cell office:value-type="float" office:value="-70.700629625119" calcext:value-type="float">
            <text:p>-70,700629625119</text:p>
          </table:table-cell>
          <table:table-cell office:value-type="float" office:value="-70.751987181482" calcext:value-type="float">
            <text:p>-70,751987181482</text:p>
          </table:table-cell>
          <table:table-cell office:value-type="float" office:value="-70.788567602084" calcext:value-type="float">
            <text:p>-70,788567602084</text:p>
          </table:table-cell>
          <table:table-cell office:value-type="float" office:value="-70.813530473067" calcext:value-type="float">
            <text:p>-70,813530473067</text:p>
          </table:table-cell>
          <table:table-cell office:value-type="float" office:value="-70.829320118243" calcext:value-type="float">
            <text:p>-70,829320118243</text:p>
          </table:table-cell>
          <table:table-cell office:value-type="float" office:value="-70.837832674654" calcext:value-type="float">
            <text:p>-70,837832674654</text:p>
          </table:table-cell>
          <table:table-cell office:value-type="float" office:value="-70.840543541107" calcext:value-type="float">
            <text:p>-70,840543541107</text:p>
          </table:table-cell>
          <table:table-cell office:value-type="float" office:value="-70.838604497397" calcext:value-type="float">
            <text:p>-70,838604497397</text:p>
          </table:table-cell>
          <table:table-cell office:value-type="float" office:value="-70.832917748907" calcext:value-type="float">
            <text:p>-70,832917748907</text:p>
          </table:table-cell>
          <table:table-cell office:value-type="float" office:value="-70.82419246417" calcext:value-type="float">
            <text:p>-70,82419246417</text:p>
          </table:table-cell>
          <table:table-cell office:value-type="float" office:value="-70.812988038639" calcext:value-type="float">
            <text:p>-70,812988038639</text:p>
          </table:table-cell>
          <table:table-cell office:value-type="float" office:value="-70.799747287451" calcext:value-type="float">
            <text:p>-70,799747287451</text:p>
          </table:table-cell>
          <table:table-cell office:value-type="float" office:value="-70.784821985131" calcext:value-type="float">
            <text:p>-70,784821985131</text:p>
          </table:table-cell>
          <table:table-cell office:value-type="float" office:value="-70.768492576985" calcext:value-type="float">
            <text:p>-70,768492576985</text:p>
          </table:table-cell>
          <table:table-cell office:value-type="float" office:value="-70.750983440412" calcext:value-type="float">
            <text:p>-70,750983440412</text:p>
          </table:table-cell>
          <table:table-cell office:value-type="float" office:value="-70.732474738806" calcext:value-type="float">
            <text:p>-70,732474738806</text:p>
          </table:table-cell>
          <table:table-cell office:value-type="float" office:value="-70.71311165859" calcext:value-type="float">
            <text:p>-70,71311165859</text:p>
          </table:table-cell>
          <table:table-cell office:value-type="float" office:value="-70.693011630289" calcext:value-type="float">
            <text:p>-70,693011630289</text:p>
          </table:table-cell>
          <table:table-cell office:value-type="float" office:value="-70.672269991669" calcext:value-type="float">
            <text:p>-70,672269991669</text:p>
          </table:table-cell>
          <table:table-cell office:value-type="float" office:value="-70.650964443093" calcext:value-type="float">
            <text:p>-70,650964443093</text:p>
          </table:table-cell>
          <table:table-cell office:value-type="float" office:value="-70.629158563599" calcext:value-type="float">
            <text:p>-70,629158563599</text:p>
          </table:table-cell>
          <table:table-cell office:value-type="float" office:value="-70.606904594222" calcext:value-type="float">
            <text:p>-70,606904594222</text:p>
          </table:table-cell>
          <table:table-cell office:value-type="float" office:value="-70.584245647884" calcext:value-type="float">
            <text:p>-70,584245647884</text:p>
          </table:table-cell>
          <table:table-cell office:value-type="float" office:value="-70.561217469181" calcext:value-type="float">
            <text:p>-70,561217469181</text:p>
          </table:table-cell>
          <table:table-cell office:value-type="float" office:value="-70.537849839789" calcext:value-type="float">
            <text:p>-70,537849839789</text:p>
          </table:table-cell>
          <table:table-cell office:value-type="float" office:value="-70.51416770404" calcext:value-type="float">
            <text:p>-70,51416770404</text:p>
          </table:table-cell>
          <table:table-cell office:value-type="float" office:value="-70.490192072875" calcext:value-type="float">
            <text:p>-70,490192072875</text:p>
          </table:table-cell>
          <table:table-cell office:value-type="float" office:value="-70.465940751775" calcext:value-type="float">
            <text:p>-70,465940751775</text:p>
          </table:table-cell>
          <table:table-cell office:value-type="float" office:value="-70.441428928502" calcext:value-type="float">
            <text:p>-70,441428928502</text:p>
          </table:table-cell>
          <table:table-cell office:value-type="float" office:value="-70.416669648866" calcext:value-type="float">
            <text:p>-70,416669648866</text:p>
          </table:table-cell>
          <table:table-cell office:value-type="float" office:value="-70.391674202811" calcext:value-type="float">
            <text:p>-70,391674202811</text:p>
          </table:table-cell>
          <table:table-cell office:value-type="float" office:value="-70.366452438495" calcext:value-type="float">
            <text:p>-70,366452438495</text:p>
          </table:table-cell>
          <table:table-cell office:value-type="float" office:value="-70.341013018391" calcext:value-type="float">
            <text:p>-70,341013018391</text:p>
          </table:table-cell>
          <table:table-cell office:value-type="float" office:value="-70.315363628575" calcext:value-type="float">
            <text:p>-70,315363628575</text:p>
          </table:table-cell>
          <table:table-cell office:value-type="float" office:value="-70.289511150154" calcext:value-type="float">
            <text:p>-70,289511150154</text:p>
          </table:table-cell>
          <table:table-cell office:value-type="float" office:value="-70.263461799948" calcext:value-type="float">
            <text:p>-70,263461799948</text:p>
          </table:table-cell>
          <table:table-cell office:value-type="float" office:value="-70.237221246188" calcext:value-type="float">
            <text:p>-70,237221246188</text:p>
          </table:table-cell>
          <table:table-cell office:value-type="float" office:value="-70.210794703836" calcext:value-type="float">
            <text:p>-70,210794703836</text:p>
          </table:table-cell>
          <table:table-cell office:value-type="float" office:value="-70.184187013249" calcext:value-type="float">
            <text:p>-70,184187013249</text:p>
          </table:table-cell>
          <table:table-cell office:value-type="float" office:value="-70.157402705203" calcext:value-type="float">
            <text:p>-70,157402705203</text:p>
          </table:table-cell>
          <table:table-cell office:value-type="float" office:value="-70.130446054723" calcext:value-type="float">
            <text:p>-70,130446054723</text:p>
          </table:table-cell>
          <table:table-cell office:value-type="float" office:value="-70.103321125687" calcext:value-type="float">
            <text:p>-70,103321125687</text:p>
          </table:table-cell>
          <table:table-cell office:value-type="float" office:value="-70.076031807835" calcext:value-type="float">
            <text:p>-70,076031807835</text:p>
          </table:table-cell>
          <table:table-cell office:value-type="float" office:value="-70.048581847497" calcext:value-type="float">
            <text:p>-70,048581847497</text:p>
          </table:table-cell>
          <table:table-cell office:value-type="float" office:value="-70.020974873111" calcext:value-type="float">
            <text:p>-70,020974873111</text:p>
          </table:table-cell>
          <table:table-cell office:value-type="float" office:value="-69.99321441643" calcext:value-type="float">
            <text:p>-69,99321441643</text:p>
          </table:table-cell>
          <table:table-cell office:value-type="float" office:value="-69.965303930132" calcext:value-type="float">
            <text:p>-69,965303930132</text:p>
          </table:table-cell>
          <table:table-cell office:value-type="float" office:value="-69.937246802437" calcext:value-type="float">
            <text:p>-69,937246802437</text:p>
          </table:table-cell>
          <table:table-cell office:value-type="float" office:value="-69.909046369227" calcext:value-type="float">
            <text:p>-69,909046369227</text:p>
          </table:table-cell>
          <table:table-cell office:value-type="float" office:value="-69.880705924071" calcext:value-type="float">
            <text:p>-69,880705924071</text:p>
          </table:table-cell>
          <table:table-cell office:value-type="float" office:value="-69.85222872651" calcext:value-type="float">
            <text:p>-69,85222872651</text:p>
          </table:table-cell>
          <table:table-cell office:value-type="float" office:value="-69.823618008852" calcext:value-type="float">
            <text:p>-69,823618008852</text:p>
          </table:table-cell>
          <table:table-cell office:value-type="float" office:value="-69.794876981753" calcext:value-type="float">
            <text:p>-69,794876981753</text:p>
          </table:table-cell>
          <table:table-cell office:value-type="float" office:value="-69.76600883874" calcext:value-type="float">
            <text:p>-69,76600883874</text:p>
          </table:table-cell>
          <table:table-cell office:value-type="float" office:value="-69.737016759866" calcext:value-type="float">
            <text:p>-69,737016759866</text:p>
          </table:table-cell>
          <table:table-cell office:value-type="float" office:value="-69.707903914624" calcext:value-type="float">
            <text:p>-69,707903914624</text:p>
          </table:table-cell>
          <table:table-cell office:value-type="float" office:value="-69.678673464233" calcext:value-type="float">
            <text:p>-69,678673464233</text:p>
          </table:table-cell>
          <table:table-cell office:value-type="float" office:value="-69.649328563395" calcext:value-type="float">
            <text:p>-69,649328563395</text:p>
          </table:table-cell>
          <table:table-cell office:value-type="float" office:value="-69.619872361606" calcext:value-type="float">
            <text:p>-69,619872361606</text:p>
          </table:table-cell>
          <table:table-cell office:value-type="float" office:value="-69.59030800409" calcext:value-type="float">
            <text:p>-69,59030800409</text:p>
          </table:table-cell>
          <table:table-cell office:value-type="float" office:value="-69.560638632408" calcext:value-type="float">
            <text:p>-69,560638632408</text:p>
          </table:table-cell>
          <table:table-cell office:value-type="float" office:value="-69.530867384798" calcext:value-type="float">
            <text:p>-69,530867384798</text:p>
          </table:table-cell>
          <table:table-cell office:value-type="float" office:value="-69.500997396292" calcext:value-type="float">
            <text:p>-69,500997396292</text:p>
          </table:table-cell>
          <table:table-cell office:value-type="float" office:value="-69.471031798627" calcext:value-type="float">
            <text:p>-69,471031798627</text:p>
          </table:table-cell>
          <table:table-cell office:value-type="float" office:value="-69.440973720002" calcext:value-type="float">
            <text:p>-69,440973720002</text:p>
          </table:table-cell>
          <table:table-cell table:number-columns-repeated="689"/>
        </table:table-row>
        <table:table-row table:style-name="ro1">
          <table:table-cell office:value-type="string" calcext:value-type="string">
            <text:p>Threshold Voltage</text:p>
          </table:table-cell>
          <table:table-cell table:number-columns-repeated="1023" office:value-type="float" office:value="-55" calcext:value-type="float">
            <text:p>-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14:01:55.318669842</dc:date>
    <meta:editing-duration>PT4H39M4S</meta:editing-duration>
    <meta:editing-cycles>4</meta:editing-cycles>
    <meta:generator>LibreOffice/7.3.7.2$Linux_X86_64 LibreOffice_project/30$Build-2</meta:generator>
    <meta:document-statistic meta:table-count="1" meta:cell-count="1694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uble_20_Dash_20__28_Rounded_29_" svg:stroke-width="0.08cm" svg:stroke-color="#77bc65" svg:stroke-linecap="round" draw:fill-color="#77bc65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" svg:stroke-width="0.08cm" svg:stroke-color="#cccccc" draw:fill-color="#cccc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464cm" svg:y="3.703cm" style:legend-expansion="high" chart:style-name="ch2"/>
        <chart:plot-area chart:style-name="ch3" table:cell-range-address="agent0_NNMembraneVoltageTrace1385553015.A1:agent0_NNMembraneVoltageTrace1385553015.LW3" chart:data-source-has-labels="column" svg:x="1.331cm" svg:y="0.18cm" svg:width="7.813cm" svg:height="7.659cm">
          <chart:coordinate-region svg:x="2.058cm" svg:y="0.379cm" svg:width="7.086cm" svg:height="7.261cm"/>
          <chart:axis chart:dimension="x" chart:name="primary-x" chart:style-name="ch4">
            <chart:title svg:x="4.823cm" svg:y="8.019cm" chart:style-name="ch5">
              <text:p>Time</text:p>
            </chart:title>
          </chart:axis>
          <chart:axis chart:dimension="y" chart:name="primary-y" chart:style-name="ch6">
            <chart:title svg:x="0.451cm" svg:y="5.826cm" chart:style-name="ch7">
              <text:p>Membrane Voltage (mV)</text:p>
            </chart:title>
            <chart:grid chart:style-name="ch8" chart:class="major"/>
          </chart:axis>
          <chart:series chart:style-name="ch9" chart:values-cell-range-address="agent0_NNMembraneVoltageTrace1385553015.B1:agent0_NNMembraneVoltageTrace1385553015.LW1" chart:label-cell-address="agent0_NNMembraneVoltageTrace1385553015.A1:agent0_NNMembraneVoltageTrace1385553015.A1" chart:class="chart:line">
            <chart:data-point chart:repeated="334"/>
          </chart:series>
          <chart:series chart:style-name="ch10" chart:values-cell-range-address="agent0_NNMembraneVoltageTrace1385553015.B2:agent0_NNMembraneVoltageTrace1385553015.LW2" chart:label-cell-address="agent0_NNMembraneVoltageTrace1385553015.A2:agent0_NNMembraneVoltageTrace1385553015.A2" chart:class="chart:line">
            <chart:data-point chart:repeated="334"/>
          </chart:series>
          <chart:series chart:style-name="ch11" chart:values-cell-range-address="agent0_NNMembraneVoltageTrace1385553015.B3:agent0_NNMembraneVoltageTrace1385553015.LW3" chart:label-cell-address="agent0_NNMembraneVoltageTrace1385553015.A3:agent0_NNMembraneVoltageTrace1385553015.A3" chart:class="chart:line">
            <chart:data-point chart:repeated="3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</table:table-row>
          </table:table-header-rows>
          <table:table-rows>
            <table:table-row>
              <table:table-cell office:value-type="string">
                <text:p>Membrane Voltage (6.3 C)</text:p>
                <draw:g>
                  <svg:desc>agent0_NNMembraneVoltageTrace1385553015.A1:agent0_NNMembraneVoltageTrace1385553015.A1</svg:desc>
                </draw:g>
              </table:table-cell>
              <table:table-cell office:value-type="float" office:value="-60.752592963008">
                <text:p>-60.752592963008</text:p>
                <draw:g>
                  <svg:desc>agent0_NNMembraneVoltageTrace1385553015.B1:agent0_NNMembraneVoltageTrace1385553015.LW1</svg:desc>
                </draw:g>
              </table:table-cell>
              <table:table-cell office:value-type="float" office:value="-60.720609393182">
                <text:p>-60.720609393182</text:p>
              </table:table-cell>
              <table:table-cell office:value-type="float" office:value="-60.688752992642">
                <text:p>-60.688752992642</text:p>
              </table:table-cell>
              <table:table-cell office:value-type="float" office:value="-60.657022205875">
                <text:p>-60.657022205875</text:p>
              </table:table-cell>
              <table:table-cell office:value-type="float" office:value="-60.625415509974">
                <text:p>-60.625415509974</text:p>
              </table:table-cell>
              <table:table-cell office:value-type="float" office:value="-60.59393141382">
                <text:p>-60.59393141382</text:p>
              </table:table-cell>
              <table:table-cell office:value-type="float" office:value="-60.562568457307">
                <text:p>-60.562568457307</text:p>
              </table:table-cell>
              <table:table-cell office:value-type="float" office:value="-60.53132521059">
                <text:p>-60.53132521059</text:p>
              </table:table-cell>
              <table:table-cell office:value-type="float" office:value="-60.500200273368">
                <text:p>-60.500200273368</text:p>
              </table:table-cell>
              <table:table-cell office:value-type="float" office:value="-60.46919227419">
                <text:p>-60.46919227419</text:p>
              </table:table-cell>
              <table:table-cell office:value-type="float" office:value="-60.438299869795">
                <text:p>-60.438299869795</text:p>
              </table:table-cell>
              <table:table-cell office:value-type="float" office:value="-60.40752174448">
                <text:p>-60.40752174448</text:p>
              </table:table-cell>
              <table:table-cell office:value-type="float" office:value="-60.376856609493">
                <text:p>-60.376856609493</text:p>
              </table:table-cell>
              <table:table-cell office:value-type="float" office:value="-60.34630320245">
                <text:p>-60.34630320245</text:p>
              </table:table-cell>
              <table:table-cell office:value-type="float" office:value="-60.315860286787">
                <text:p>-60.315860286787</text:p>
              </table:table-cell>
              <table:table-cell office:value-type="float" office:value="-60.285526651227">
                <text:p>-60.285526651227</text:p>
              </table:table-cell>
              <table:table-cell office:value-type="float" office:value="-60.255301109286">
                <text:p>-60.255301109286</text:p>
              </table:table-cell>
              <table:table-cell office:value-type="float" office:value="-60.225182498788">
                <text:p>-60.225182498788</text:p>
              </table:table-cell>
              <table:table-cell office:value-type="float" office:value="-60.195169681421">
                <text:p>-60.195169681421</text:p>
              </table:table-cell>
              <table:table-cell office:value-type="float" office:value="-60.165261542307">
                <text:p>-60.165261542307</text:p>
              </table:table-cell>
              <table:table-cell office:value-type="float" office:value="-60.135456989601">
                <text:p>-60.135456989601</text:p>
              </table:table-cell>
              <table:table-cell office:value-type="float" office:value="-60.105754954117">
                <text:p>-60.105754954117</text:p>
              </table:table-cell>
              <table:table-cell office:value-type="float" office:value="-60.076154388971">
                <text:p>-60.076154388971</text:p>
              </table:table-cell>
              <table:table-cell office:value-type="float" office:value="-60.046654269258">
                <text:p>-60.046654269258</text:p>
              </table:table-cell>
              <table:table-cell office:value-type="float" office:value="-60.017253591746">
                <text:p>-60.017253591746</text:p>
              </table:table-cell>
              <table:table-cell office:value-type="float" office:value="-59.987951374603">
                <text:p>-59.987951374603</text:p>
              </table:table-cell>
              <table:table-cell office:value-type="float" office:value="-59.958746657139">
                <text:p>-59.958746657139</text:p>
              </table:table-cell>
              <table:table-cell office:value-type="float" office:value="-59.929638499585">
                <text:p>-59.929638499585</text:p>
              </table:table-cell>
              <table:table-cell office:value-type="float" office:value="-59.900625982888">
                <text:p>-59.900625982888</text:p>
              </table:table-cell>
              <table:table-cell office:value-type="float" office:value="-59.871708208538">
                <text:p>-59.871708208538</text:p>
              </table:table-cell>
              <table:table-cell office:value-type="float" office:value="-59.842884298422">
                <text:p>-59.842884298422</text:p>
              </table:table-cell>
              <table:table-cell office:value-type="float" office:value="-59.8141533947">
                <text:p>-59.8141533947</text:p>
              </table:table-cell>
              <table:table-cell office:value-type="float" office:value="-59.785514659719">
                <text:p>-59.785514659719</text:p>
              </table:table-cell>
              <table:table-cell office:value-type="float" office:value="-59.756967275944">
                <text:p>-59.756967275944</text:p>
              </table:table-cell>
              <table:table-cell office:value-type="float" office:value="-59.728510445929">
                <text:p>-59.728510445929</text:p>
              </table:table-cell>
              <table:table-cell office:value-type="float" office:value="-59.700143392316">
                <text:p>-59.700143392316</text:p>
              </table:table-cell>
              <table:table-cell office:value-type="float" office:value="-59.671865357862">
                <text:p>-59.671865357862</text:p>
              </table:table-cell>
              <table:table-cell office:value-type="float" office:value="-59.643675605502">
                <text:p>-59.643675605502</text:p>
              </table:table-cell>
              <table:table-cell office:value-type="float" office:value="-59.61557341845">
                <text:p>-59.61557341845</text:p>
              </table:table-cell>
              <table:table-cell office:value-type="float" office:value="-59.587558100331">
                <text:p>-59.587558100331</text:p>
              </table:table-cell>
              <table:table-cell office:value-type="float" office:value="-59.559628975351">
                <text:p>-59.559628975351</text:p>
              </table:table-cell>
              <table:table-cell office:value-type="float" office:value="-59.531785388509">
                <text:p>-59.531785388509</text:p>
              </table:table-cell>
              <table:table-cell office:value-type="float" office:value="-59.504026705851">
                <text:p>-59.504026705851</text:p>
              </table:table-cell>
              <table:table-cell office:value-type="float" office:value="-59.476352314761">
                <text:p>-59.476352314761</text:p>
              </table:table-cell>
              <table:table-cell office:value-type="float" office:value="-59.448761624306">
                <text:p>-59.448761624306</text:p>
              </table:table-cell>
              <table:table-cell office:value-type="float" office:value="-59.421254065621">
                <text:p>-59.421254065621</text:p>
              </table:table-cell>
              <table:table-cell office:value-type="float" office:value="-59.393829092354">
                <text:p>-59.393829092354</text:p>
              </table:table-cell>
              <table:table-cell office:value-type="float" office:value="-59.366486181153">
                <text:p>-59.366486181153</text:p>
              </table:table-cell>
              <table:table-cell office:value-type="float" office:value="-59.33922483222">
                <text:p>-59.33922483222</text:p>
              </table:table-cell>
              <table:table-cell office:value-type="float" office:value="-59.312044569921">
                <text:p>-59.312044569921</text:p>
              </table:table-cell>
              <table:table-cell office:value-type="float" office:value="-59.284944943457">
                <text:p>-59.284944943457</text:p>
              </table:table-cell>
              <table:table-cell office:value-type="float" office:value="-59.257925527608">
                <text:p>-59.257925527608</text:p>
              </table:table-cell>
              <table:table-cell office:value-type="float" office:value="-59.230985923544">
                <text:p>-59.230985923544</text:p>
              </table:table-cell>
              <table:table-cell office:value-type="float" office:value="-59.204125759715">
                <text:p>-59.204125759715</text:p>
              </table:table-cell>
              <table:table-cell office:value-type="float" office:value="-59.177344692823">
                <text:p>-59.177344692823</text:p>
              </table:table-cell>
              <table:table-cell office:value-type="float" office:value="-59.150642408877">
                <text:p>-59.150642408877</text:p>
              </table:table-cell>
              <table:table-cell office:value-type="float" office:value="-59.124018624347">
                <text:p>-59.124018624347</text:p>
              </table:table-cell>
              <table:table-cell office:value-type="float" office:value="-59.097473087406">
                <text:p>-59.097473087406</text:p>
              </table:table-cell>
              <table:table-cell office:value-type="float" office:value="-59.07100557929">
                <text:p>-59.07100557929</text:p>
              </table:table-cell>
              <table:table-cell office:value-type="float" office:value="-59.04461591576">
                <text:p>-59.04461591576</text:p>
              </table:table-cell>
              <table:table-cell office:value-type="float" office:value="-59.018303948692">
                <text:p>-59.018303948692</text:p>
              </table:table-cell>
              <table:table-cell office:value-type="float" office:value="-58.992069567787">
                <text:p>-58.992069567787</text:p>
              </table:table-cell>
              <table:table-cell office:value-type="float" office:value="-58.965912702426">
                <text:p>-58.965912702426</text:p>
              </table:table-cell>
              <table:table-cell office:value-type="float" office:value="-58.939833323673">
                <text:p>-58.939833323673</text:p>
              </table:table-cell>
              <table:table-cell office:value-type="float" office:value="-58.913831446423">
                <text:p>-58.913831446423</text:p>
              </table:table-cell>
              <table:table-cell office:value-type="float" office:value="-58.887907131738">
                <text:p>-58.887907131738</text:p>
              </table:table-cell>
              <table:table-cell office:value-type="float" office:value="-58.862060489348">
                <text:p>-58.862060489348</text:p>
              </table:table-cell>
              <table:table-cell office:value-type="float" office:value="-58.836291680354">
                <text:p>-58.836291680354</text:p>
              </table:table-cell>
              <table:table-cell office:value-type="float" office:value="-58.810600920136">
                <text:p>-58.810600920136</text:p>
              </table:table-cell>
              <table:table-cell office:value-type="float" office:value="-58.784988481487">
                <text:p>-58.784988481487</text:p>
              </table:table-cell>
              <table:table-cell office:value-type="float" office:value="-58.759454697983">
                <text:p>-58.759454697983</text:p>
              </table:table-cell>
              <table:table-cell office:value-type="float" office:value="-58.733999967614">
                <text:p>-58.733999967614</text:p>
              </table:table-cell>
              <table:table-cell office:value-type="float" office:value="-58.708624756686">
                <text:p>-58.708624756686</text:p>
              </table:table-cell>
              <table:table-cell office:value-type="float" office:value="-58.683329604026">
                <text:p>-58.683329604026</text:p>
              </table:table-cell>
              <table:table-cell office:value-type="float" office:value="-58.658115125496">
                <text:p>-58.658115125496</text:p>
              </table:table-cell>
              <table:table-cell office:value-type="float" office:value="-58.63298201886">
                <text:p>-58.63298201886</text:p>
              </table:table-cell>
              <table:table-cell office:value-type="float" office:value="-58.607931069011">
                <text:p>-58.607931069011</text:p>
              </table:table-cell>
              <table:table-cell office:value-type="float" office:value="-58.58296315359">
                <text:p>-58.58296315359</text:p>
              </table:table-cell>
              <table:table-cell office:value-type="float" office:value="-58.558079249041">
                <text:p>-58.558079249041</text:p>
              </table:table-cell>
              <table:table-cell office:value-type="float" office:value="-58.533280437108">
                <text:p>-58.533280437108</text:p>
              </table:table-cell>
              <table:table-cell office:value-type="float" office:value="-58.508567911832">
                <text:p>-58.508567911832</text:p>
              </table:table-cell>
              <table:table-cell office:value-type="float" office:value="-58.48394298707">
                <text:p>-58.48394298707</text:p>
              </table:table-cell>
              <table:table-cell office:value-type="float" office:value="-58.459407104585">
                <text:p>-58.459407104585</text:p>
              </table:table-cell>
              <table:table-cell office:value-type="float" office:value="-58.43496184274">
                <text:p>-58.43496184274</text:p>
              </table:table-cell>
              <table:table-cell office:value-type="float" office:value="-58.410608925848">
                <text:p>-58.410608925848</text:p>
              </table:table-cell>
              <table:table-cell office:value-type="float" office:value="-58.386350234232">
                <text:p>-58.386350234232</text:p>
              </table:table-cell>
              <table:table-cell office:value-type="float" office:value="-58.362187815035">
                <text:p>-58.362187815035</text:p>
              </table:table-cell>
              <table:table-cell office:value-type="float" office:value="-58.338123893851">
                <text:p>-58.338123893851</text:p>
              </table:table-cell>
              <table:table-cell office:value-type="float" office:value="-58.314160887227">
                <text:p>-58.314160887227</text:p>
              </table:table-cell>
              <table:table-cell office:value-type="float" office:value="-58.290301416113">
                <text:p>-58.290301416113</text:p>
              </table:table-cell>
              <table:table-cell office:value-type="float" office:value="-58.266548320317">
                <text:p>-58.266548320317</text:p>
              </table:table-cell>
              <table:table-cell office:value-type="float" office:value="-58.242904674057">
                <text:p>-58.242904674057</text:p>
              </table:table-cell>
              <table:table-cell office:value-type="float" office:value="-58.219373802681">
                <text:p>-58.219373802681</text:p>
              </table:table-cell>
              <table:table-cell office:value-type="float" office:value="-58.195959300643">
                <text:p>-58.195959300643</text:p>
              </table:table-cell>
              <table:table-cell office:value-type="float" office:value="-58.172665050842">
                <text:p>-58.172665050842</text:p>
              </table:table-cell>
              <table:table-cell office:value-type="float" office:value="-58.149495245402">
                <text:p>-58.149495245402</text:p>
              </table:table-cell>
              <table:table-cell office:value-type="float" office:value="-58.126454408023">
                <text:p>-58.126454408023</text:p>
              </table:table-cell>
              <table:table-cell office:value-type="float" office:value="-58.103547418013">
                <text:p>-58.103547418013</text:p>
              </table:table-cell>
              <table:table-cell office:value-type="float" office:value="-58.080779536113">
                <text:p>-58.080779536113</text:p>
              </table:table-cell>
              <table:table-cell office:value-type="float" office:value="-58.05815643227">
                <text:p>-58.05815643227</text:p>
              </table:table-cell>
              <table:table-cell office:value-type="float" office:value="-58.035684215476">
                <text:p>-58.035684215476</text:p>
              </table:table-cell>
              <table:table-cell office:value-type="float" office:value="-58.013369465845">
                <text:p>-58.013369465845</text:p>
              </table:table-cell>
              <table:table-cell office:value-type="float" office:value="-57.991219269076">
                <text:p>-57.991219269076</text:p>
              </table:table-cell>
              <table:table-cell office:value-type="float" office:value="-57.96924125348">
                <text:p>-57.96924125348</text:p>
              </table:table-cell>
              <table:table-cell office:value-type="float" office:value="-57.947443629752">
                <text:p>-57.947443629752</text:p>
              </table:table-cell>
              <table:table-cell office:value-type="float" office:value="-57.925835233689">
                <text:p>-57.925835233689</text:p>
              </table:table-cell>
              <table:table-cell office:value-type="float" office:value="-57.904425572043">
                <text:p>-57.904425572043</text:p>
              </table:table-cell>
              <table:table-cell office:value-type="float" office:value="-57.883224871751">
                <text:p>-57.883224871751</text:p>
              </table:table-cell>
              <table:table-cell office:value-type="float" office:value="-57.862244132752">
                <text:p>-57.862244132752</text:p>
              </table:table-cell>
              <table:table-cell office:value-type="float" office:value="-57.841495184649">
                <text:p>-57.841495184649</text:p>
              </table:table-cell>
              <table:table-cell office:value-type="float" office:value="-57.820990747457">
                <text:p>-57.820990747457</text:p>
              </table:table-cell>
              <table:table-cell office:value-type="float" office:value="-57.800744496721">
                <text:p>-57.800744496721</text:p>
              </table:table-cell>
              <table:table-cell office:value-type="float" office:value="-57.780771133272">
                <text:p>-57.780771133272</text:p>
              </table:table-cell>
              <table:table-cell office:value-type="float" office:value="-57.761086457912">
                <text:p>-57.761086457912</text:p>
              </table:table-cell>
              <table:table-cell office:value-type="float" office:value="-57.741707451343">
                <text:p>-57.741707451343</text:p>
              </table:table-cell>
              <table:table-cell office:value-type="float" office:value="-57.72265235963">
                <text:p>-57.72265235963</text:p>
              </table:table-cell>
              <table:table-cell office:value-type="float" office:value="-57.70394078554">
                <text:p>-57.70394078554</text:p>
              </table:table-cell>
              <table:table-cell office:value-type="float" office:value="-57.68559378606">
                <text:p>-57.68559378606</text:p>
              </table:table-cell>
              <table:table-cell office:value-type="float" office:value="-57.667633976439">
                <text:p>-57.667633976439</text:p>
              </table:table-cell>
              <table:table-cell office:value-type="float" office:value="-57.650085641065">
                <text:p>-57.650085641065</text:p>
              </table:table-cell>
              <table:table-cell office:value-type="float" office:value="-57.632974851514">
                <text:p>-57.632974851514</text:p>
              </table:table-cell>
              <table:table-cell office:value-type="float" office:value="-57.616329592076">
                <text:p>-57.616329592076</text:p>
              </table:table-cell>
              <table:table-cell office:value-type="float" office:value="-57.60017989305">
                <text:p>-57.60017989305</text:p>
              </table:table-cell>
              <table:table-cell office:value-type="float" office:value="-57.584557972089">
                <text:p>-57.584557972089</text:p>
              </table:table-cell>
              <table:table-cell office:value-type="float" office:value="-57.569498383839">
                <text:p>-57.569498383839</text:p>
              </table:table-cell>
              <table:table-cell office:value-type="float" office:value="-57.555038178056">
                <text:p>-57.555038178056</text:p>
              </table:table-cell>
              <table:table-cell office:value-type="float" office:value="-57.541217066354">
                <text:p>-57.541217066354</text:p>
              </table:table-cell>
              <table:table-cell office:value-type="float" office:value="-57.528077597661">
                <text:p>-57.528077597661</text:p>
              </table:table-cell>
              <table:table-cell office:value-type="float" office:value="-57.515665342361">
                <text:p>-57.515665342361</text:p>
              </table:table-cell>
              <table:table-cell office:value-type="float" office:value="-57.504029085">
                <text:p>-57.504029085</text:p>
              </table:table-cell>
              <table:table-cell office:value-type="float" office:value="-57.493221025323">
                <text:p>-57.493221025323</text:p>
              </table:table-cell>
              <table:table-cell office:value-type="float" office:value="-57.483296987219">
                <text:p>-57.483296987219</text:p>
              </table:table-cell>
              <table:table-cell office:value-type="float" office:value="-57.474316634997">
                <text:p>-57.474316634997</text:p>
              </table:table-cell>
              <table:table-cell office:value-type="float" office:value="-57.466343696192">
                <text:p>-57.466343696192</text:p>
              </table:table-cell>
              <table:table-cell office:value-type="float" office:value="-57.45944618982">
                <text:p>-57.45944618982</text:p>
              </table:table-cell>
              <table:table-cell office:value-type="float" office:value="-57.453696658746">
                <text:p>-57.453696658746</text:p>
              </table:table-cell>
              <table:table-cell office:value-type="float" office:value="-57.449172404443">
                <text:p>-57.449172404443</text:p>
              </table:table-cell>
              <table:table-cell office:value-type="float" office:value="-57.445955722058">
                <text:p>-57.445955722058</text:p>
              </table:table-cell>
              <table:table-cell office:value-type="float" office:value="-57.44413413322">
                <text:p>-57.44413413322</text:p>
              </table:table-cell>
              <table:table-cell office:value-type="float" office:value="-57.443800613535">
                <text:p>-57.443800613535</text:p>
              </table:table-cell>
              <table:table-cell office:value-type="float" office:value="-57.445053811136">
                <text:p>-57.445053811136</text:p>
              </table:table-cell>
              <table:table-cell office:value-type="float" office:value="-57.447998251991">
                <text:p>-57.447998251991</text:p>
              </table:table-cell>
              <table:table-cell office:value-type="float" office:value="-57.452744526992">
                <text:p>-57.452744526992</text:p>
              </table:table-cell>
              <table:table-cell office:value-type="float" office:value="-57.459409455044">
                <text:p>-57.459409455044</text:p>
              </table:table-cell>
              <table:table-cell office:value-type="float" office:value="-57.468116215543">
                <text:p>-57.468116215543</text:p>
              </table:table-cell>
              <table:table-cell office:value-type="float" office:value="-57.478994442704">
                <text:p>-57.478994442704</text:p>
              </table:table-cell>
              <table:table-cell office:value-type="float" office:value="-57.492180273277">
                <text:p>-57.492180273277</text:p>
              </table:table-cell>
              <table:table-cell office:value-type="float" office:value="-57.507816338148">
                <text:p>-57.507816338148</text:p>
              </table:table-cell>
              <table:table-cell office:value-type="float" office:value="-57.526051687338">
                <text:p>-57.526051687338</text:p>
              </table:table-cell>
              <table:table-cell office:value-type="float" office:value="-57.547041636893">
                <text:p>-57.547041636893</text:p>
              </table:table-cell>
              <table:table-cell office:value-type="float" office:value="-57.570947525207">
                <text:p>-57.570947525207</text:p>
              </table:table-cell>
              <table:table-cell office:value-type="float" office:value="-57.597936365406">
                <text:p>-57.597936365406</text:p>
              </table:table-cell>
              <table:table-cell office:value-type="float" office:value="-57.628180379736">
                <text:p>-57.628180379736</text:p>
              </table:table-cell>
              <table:table-cell office:value-type="float" office:value="-57.661856401311">
                <text:p>-57.661856401311</text:p>
              </table:table-cell>
              <table:table-cell office:value-type="float" office:value="-57.69914512837">
                <text:p>-57.69914512837</text:p>
              </table:table-cell>
              <table:table-cell office:value-type="float" office:value="-57.740230216259">
                <text:p>-57.740230216259</text:p>
              </table:table-cell>
              <table:table-cell office:value-type="float" office:value="-57.785297192985">
                <text:p>-57.785297192985</text:p>
              </table:table-cell>
              <table:table-cell office:value-type="float" office:value="-57.834532185301">
                <text:p>-57.834532185301</text:p>
              </table:table-cell>
              <table:table-cell office:value-type="float" office:value="-57.888120444128">
                <text:p>-57.888120444128</text:p>
              </table:table-cell>
              <table:table-cell office:value-type="float" office:value="-57.946244660769">
                <text:p>-57.946244660769</text:p>
              </table:table-cell>
              <table:table-cell office:value-type="float" office:value="-58.009083068855">
                <text:p>-58.009083068855</text:p>
              </table:table-cell>
              <table:table-cell office:value-type="float" office:value="-58.076807331524">
                <text:p>-58.076807331524</text:p>
              </table:table-cell>
              <table:table-cell office:value-type="float" office:value="-58.149580218884">
                <text:p>-58.149580218884</text:p>
              </table:table-cell>
              <table:table-cell office:value-type="float" office:value="-58.227553087468">
                <text:p>-58.227553087468</text:p>
              </table:table-cell>
              <table:table-cell office:value-type="float" office:value="-58.310863181104">
                <text:p>-58.310863181104</text:p>
              </table:table-cell>
              <table:table-cell office:value-type="float" office:value="-58.399630781294">
                <text:p>-58.399630781294</text:p>
              </table:table-cell>
              <table:table-cell office:value-type="float" office:value="-58.493956244681">
                <text:p>-58.493956244681</text:p>
              </table:table-cell>
              <table:table-cell office:value-type="float" office:value="-58.593916975152">
                <text:p>-58.593916975152</text:p>
              </table:table-cell>
              <table:table-cell office:value-type="float" office:value="-58.699564388316">
                <text:p>-58.699564388316</text:p>
              </table:table-cell>
              <table:table-cell office:value-type="float" office:value="-58.810920935926">
                <text:p>-58.810920935926</text:p>
              </table:table-cell>
              <table:table-cell office:value-type="float" office:value="-58.927977266791">
                <text:p>-58.927977266791</text:p>
              </table:table-cell>
              <table:table-cell office:value-type="float" office:value="-59.050689608193">
                <text:p>-59.050689608193</text:p>
              </table:table-cell>
              <table:table-cell office:value-type="float" office:value="-59.178977457049">
                <text:p>-59.178977457049</text:p>
              </table:table-cell>
              <table:table-cell office:value-type="float" office:value="-59.312721672374">
                <text:p>-59.312721672374</text:p>
              </table:table-cell>
              <table:table-cell office:value-type="float" office:value="-59.451763059338">
                <text:p>-59.451763059338</text:p>
              </table:table-cell>
              <table:table-cell office:value-type="float" office:value="-59.595901529838">
                <text:p>-59.595901529838</text:p>
              </table:table-cell>
              <table:table-cell office:value-type="float" office:value="-59.744895914606">
                <text:p>-59.744895914606</text:p>
              </table:table-cell>
              <table:table-cell office:value-type="float" office:value="-59.898464487429">
                <text:p>-59.898464487429</text:p>
              </table:table-cell>
              <table:table-cell office:value-type="float" office:value="-60.056286243123">
                <text:p>-60.056286243123</text:p>
              </table:table-cell>
              <table:table-cell office:value-type="float" office:value="-60.218002948166">
                <text:p>-60.218002948166</text:p>
              </table:table-cell>
              <table:table-cell office:value-type="float" office:value="-60.383221957071">
                <text:p>-60.383221957071</text:p>
              </table:table-cell>
              <table:table-cell office:value-type="float" office:value="-60.551519759988">
                <text:p>-60.551519759988</text:p>
              </table:table-cell>
              <table:table-cell office:value-type="float" office:value="-60.722446199107">
                <text:p>-60.722446199107</text:p>
              </table:table-cell>
              <table:table-cell office:value-type="float" office:value="-60.895529264737">
                <text:p>-60.895529264737</text:p>
              </table:table-cell>
              <table:table-cell office:value-type="float" office:value="-61.07028035825">
                <text:p>-61.07028035825</text:p>
              </table:table-cell>
              <table:table-cell office:value-type="float" office:value="-61.246199889792">
                <text:p>-61.246199889792</text:p>
              </table:table-cell>
              <table:table-cell office:value-type="float" office:value="-61.422783065243">
                <text:p>-61.422783065243</text:p>
              </table:table-cell>
              <table:table-cell office:value-type="float" office:value="-61.599525710079">
                <text:p>-61.599525710079</text:p>
              </table:table-cell>
              <table:table-cell office:value-type="float" office:value="-61.775929978131">
                <text:p>-61.775929978131</text:p>
              </table:table-cell>
              <table:table-cell office:value-type="float" office:value="-61.95150980063">
                <text:p>-61.95150980063</text:p>
              </table:table-cell>
              <table:table-cell office:value-type="float" office:value="-62.1257959447">
                <text:p>-62.1257959447</text:p>
              </table:table-cell>
              <table:table-cell office:value-type="float" office:value="-62.298340569755">
                <text:p>-62.298340569755</text:p>
              </table:table-cell>
              <table:table-cell office:value-type="float" office:value="-62.46872119349">
                <text:p>-62.46872119349</text:p>
              </table:table-cell>
              <table:table-cell office:value-type="float" office:value="-62.636544004951">
                <text:p>-62.636544004951</text:p>
              </table:table-cell>
              <table:table-cell office:value-type="float" office:value="-62.801446488703">
                <text:p>-62.801446488703</text:p>
              </table:table-cell>
              <table:table-cell office:value-type="float" office:value="-62.963099350013">
                <text:p>-62.963099350013</text:p>
              </table:table-cell>
              <table:table-cell office:value-type="float" office:value="-63.121207754718">
                <text:p>-63.121207754718</text:p>
              </table:table-cell>
              <table:table-cell office:value-type="float" office:value="-63.275511918146">
                <text:p>-63.275511918146</text:p>
              </table:table-cell>
              <table:table-cell office:value-type="float" office:value="-63.425787094251">
                <text:p>-63.425787094251</text:p>
              </table:table-cell>
              <table:table-cell office:value-type="float" office:value="-63.571843028761">
                <text:p>-63.571843028761</text:p>
              </table:table-cell>
              <table:table-cell office:value-type="float" office:value="-63.713522948475">
                <text:p>-63.713522948475</text:p>
              </table:table-cell>
              <table:table-cell office:value-type="float" office:value="-63.850702163176">
                <text:p>-63.850702163176</text:p>
              </table:table-cell>
              <table:table-cell office:value-type="float" office:value="-63.983286357355">
                <text:p>-63.983286357355</text:p>
              </table:table-cell>
              <table:table-cell office:value-type="float" office:value="-64.111209646645">
                <text:p>-64.111209646645</text:p>
              </table:table-cell>
              <table:table-cell office:value-type="float" office:value="-64.2344324692">
                <text:p>-64.2344324692</text:p>
              </table:table-cell>
              <table:table-cell office:value-type="float" office:value="-64.352939375837">
                <text:p>-64.352939375837</text:p>
              </table:table-cell>
              <table:table-cell office:value-type="float" office:value="-64.466736775271">
                <text:p>-64.466736775271</text:p>
              </table:table-cell>
              <table:table-cell office:value-type="float" office:value="-64.575850682686">
                <text:p>-64.575850682686</text:p>
              </table:table-cell>
              <table:table-cell office:value-type="float" office:value="-64.680324511732">
                <text:p>-64.680324511732</text:p>
              </table:table-cell>
              <table:table-cell office:value-type="float" office:value="-64.780216942101">
                <text:p>-64.780216942101</text:p>
              </table:table-cell>
              <table:table-cell office:value-type="float" office:value="-64.875599887455">
                <text:p>-64.875599887455</text:p>
              </table:table-cell>
              <table:table-cell office:value-type="float" office:value="-64.966556581789">
                <text:p>-64.966556581789</text:p>
              </table:table-cell>
              <table:table-cell office:value-type="float" office:value="-65.053179796433">
                <text:p>-65.053179796433</text:p>
              </table:table-cell>
              <table:table-cell office:value-type="float" office:value="-65.135570194815">
                <text:p>-65.135570194815</text:p>
              </table:table-cell>
              <table:table-cell office:value-type="float" office:value="-65.213834827963">
                <text:p>-65.213834827963</text:p>
              </table:table-cell>
              <table:table-cell office:value-type="float" office:value="-65.288085770237">
                <text:p>-65.288085770237</text:p>
              </table:table-cell>
              <table:table-cell office:value-type="float" office:value="-65.358438892138">
                <text:p>-65.358438892138</text:p>
              </table:table-cell>
              <table:table-cell office:value-type="float" office:value="-65.42501276497">
                <text:p>-65.42501276497</text:p>
              </table:table-cell>
              <table:table-cell office:value-type="float" office:value="-65.487927690669">
                <text:p>-65.487927690669</text:p>
              </table:table-cell>
              <table:table-cell office:value-type="float" office:value="-65.547304849068">
                <text:p>-65.547304849068</text:p>
              </table:table-cell>
              <table:table-cell office:value-type="float" office:value="-65.603265554297">
                <text:p>-65.603265554297</text:p>
              </table:table-cell>
              <table:table-cell office:value-type="float" office:value="-65.655930611683">
                <text:p>-65.655930611683</text:p>
              </table:table-cell>
              <table:table-cell office:value-type="float" office:value="-65.705419766496">
                <text:p>-65.705419766496</text:p>
              </table:table-cell>
              <table:table-cell office:value-type="float" office:value="-65.751851236026">
                <text:p>-65.751851236026</text:p>
              </table:table-cell>
              <table:table-cell office:value-type="float" office:value="-65.795341316784">
                <text:p>-65.795341316784</text:p>
              </table:table-cell>
              <table:table-cell office:value-type="float" office:value="-65.836004059">
                <text:p>-65.836004059</text:p>
              </table:table-cell>
              <table:table-cell office:value-type="float" office:value="-65.873951001062">
                <text:p>-65.873951001062</text:p>
              </table:table-cell>
              <table:table-cell office:value-type="float" office:value="-65.909290957081">
                <text:p>-65.909290957081</text:p>
              </table:table-cell>
              <table:table-cell office:value-type="float" office:value="-65.942129851222">
                <text:p>-65.942129851222</text:p>
              </table:table-cell>
              <table:table-cell office:value-type="float" office:value="-65.972570593057">
                <text:p>-65.972570593057</text:p>
              </table:table-cell>
              <table:table-cell office:value-type="float" office:value="-66.000712988648">
                <text:p>-66.000712988648</text:p>
              </table:table-cell>
              <table:table-cell office:value-type="float" office:value="-66.026653682597">
                <text:p>-66.026653682597</text:p>
              </table:table-cell>
              <table:table-cell office:value-type="float" office:value="-66.050486126792">
                <text:p>-66.050486126792</text:p>
              </table:table-cell>
              <table:table-cell office:value-type="float" office:value="-66.072300571993">
                <text:p>-66.072300571993</text:p>
              </table:table-cell>
              <table:table-cell office:value-type="float" office:value="-66.092184078838">
                <text:p>-66.092184078838</text:p>
              </table:table-cell>
              <table:table-cell office:value-type="float" office:value="-66.110220545234">
                <text:p>-66.110220545234</text:p>
              </table:table-cell>
              <table:table-cell office:value-type="float" office:value="-66.126490747452">
                <text:p>-66.126490747452</text:p>
              </table:table-cell>
              <table:table-cell office:value-type="float" office:value="-66.141072392534">
                <text:p>-66.141072392534</text:p>
              </table:table-cell>
              <table:table-cell office:value-type="float" office:value="-66.154040179969">
                <text:p>-66.154040179969</text:p>
              </table:table-cell>
              <table:table-cell office:value-type="float" office:value="-66.165465870801">
                <text:p>-66.165465870801</text:p>
              </table:table-cell>
              <table:table-cell office:value-type="float" office:value="-66.175418362591">
                <text:p>-66.175418362591</text:p>
              </table:table-cell>
              <table:table-cell office:value-type="float" office:value="-66.183963768871">
                <text:p>-66.183963768871</text:p>
              </table:table-cell>
              <table:table-cell office:value-type="float" office:value="-66.191165501898">
                <text:p>-66.191165501898</text:p>
              </table:table-cell>
              <table:table-cell office:value-type="float" office:value="-66.197084357693">
                <text:p>-66.197084357693</text:p>
              </table:table-cell>
              <table:table-cell office:value-type="float" office:value="-66.201778602495">
                <text:p>-66.201778602495</text:p>
              </table:table-cell>
              <table:table-cell office:value-type="float" office:value="-66.205304059884">
                <text:p>-66.205304059884</text:p>
              </table:table-cell>
              <table:table-cell office:value-type="float" office:value="-66.207714197954">
                <text:p>-66.207714197954</text:p>
              </table:table-cell>
              <table:table-cell office:value-type="float" office:value="-66.209060215998">
                <text:p>-66.209060215998</text:p>
              </table:table-cell>
              <table:table-cell office:value-type="float" office:value="-66.209391130271">
                <text:p>-66.209391130271</text:p>
              </table:table-cell>
              <table:table-cell office:value-type="float" office:value="-66.208753858472">
                <text:p>-66.208753858472</text:p>
              </table:table-cell>
              <table:table-cell office:value-type="float" office:value="-66.207193302634">
                <text:p>-66.207193302634</text:p>
              </table:table-cell>
              <table:table-cell office:value-type="float" office:value="-66.204752430199">
                <text:p>-66.204752430199</text:p>
              </table:table-cell>
              <table:table-cell office:value-type="float" office:value="-66.20147235308">
                <text:p>-66.20147235308</text:p>
              </table:table-cell>
              <table:table-cell office:value-type="float" office:value="-66.19739240456">
                <text:p>-66.19739240456</text:p>
              </table:table-cell>
              <table:table-cell office:value-type="float" office:value="-66.192550213936">
                <text:p>-66.192550213936</text:p>
              </table:table-cell>
              <table:table-cell office:value-type="float" office:value="-66.186981778807">
                <text:p>-66.186981778807</text:p>
              </table:table-cell>
              <table:table-cell office:value-type="float" office:value="-66.180721534976">
                <text:p>-66.180721534976</text:p>
              </table:table-cell>
              <table:table-cell office:value-type="float" office:value="-66.173802423926">
                <text:p>-66.173802423926</text:p>
              </table:table-cell>
              <table:table-cell office:value-type="float" office:value="-66.166255957874">
                <text:p>-66.166255957874</text:p>
              </table:table-cell>
              <table:table-cell office:value-type="float" office:value="-66.158112282394">
                <text:p>-66.158112282394</text:p>
              </table:table-cell>
              <table:table-cell office:value-type="float" office:value="-66.149400236651">
                <text:p>-66.149400236651</text:p>
              </table:table-cell>
              <table:table-cell office:value-type="float" office:value="-66.140147411267">
                <text:p>-66.140147411267</text:p>
              </table:table-cell>
              <table:table-cell office:value-type="float" office:value="-66.130380203856">
                <text:p>-66.130380203856</text:p>
              </table:table-cell>
              <table:table-cell office:value-type="float" office:value="-66.120123872303">
                <text:p>-66.120123872303</text:p>
              </table:table-cell>
              <table:table-cell office:value-type="float" office:value="-66.109402585804">
                <text:p>-66.109402585804</text:p>
              </table:table-cell>
              <table:table-cell office:value-type="float" office:value="-66.098239473764">
                <text:p>-66.098239473764</text:p>
              </table:table-cell>
              <table:table-cell office:value-type="float" office:value="-66.086656672597">
                <text:p>-66.086656672597</text:p>
              </table:table-cell>
              <table:table-cell office:value-type="float" office:value="-66.074675370491">
                <text:p>-66.074675370491</text:p>
              </table:table-cell>
              <table:table-cell office:value-type="float" office:value="-66.062315850221">
                <text:p>-66.062315850221</text:p>
              </table:table-cell>
              <table:table-cell office:value-type="float" office:value="-66.049597530064">
                <text:p>-66.049597530064</text:p>
              </table:table-cell>
              <table:table-cell office:value-type="float" office:value="-66.036539002892">
                <text:p>-66.036539002892</text:p>
              </table:table-cell>
              <table:table-cell office:value-type="float" office:value="-66.023158073511">
                <text:p>-66.023158073511</text:p>
              </table:table-cell>
              <table:table-cell office:value-type="float" office:value="-66.009471794309">
                <text:p>-66.009471794309</text:p>
              </table:table-cell>
              <table:table-cell office:value-type="float" office:value="-65.995496499294">
                <text:p>-65.995496499294</text:p>
              </table:table-cell>
              <table:table-cell office:value-type="float" office:value="-65.981247836564">
                <text:p>-65.981247836564</text:p>
              </table:table-cell>
              <table:table-cell office:value-type="float" office:value="-65.966740799301">
                <text:p>-65.966740799301</text:p>
              </table:table-cell>
              <table:table-cell office:value-type="float" office:value="-65.951989755333">
                <text:p>-65.951989755333</text:p>
              </table:table-cell>
              <table:table-cell office:value-type="float" office:value="-65.937008475331">
                <text:p>-65.937008475331</text:p>
              </table:table-cell>
              <table:table-cell office:value-type="float" office:value="-65.921810159702">
                <text:p>-65.921810159702</text:p>
              </table:table-cell>
              <table:table-cell office:value-type="float" office:value="-65.906407464238">
                <text:p>-65.906407464238</text:p>
              </table:table-cell>
              <table:table-cell office:value-type="float" office:value="-65.890812524567">
                <text:p>-65.890812524567</text:p>
              </table:table-cell>
              <table:table-cell office:value-type="float" office:value="-65.875036979469">
                <text:p>-65.875036979469</text:p>
              </table:table-cell>
              <table:table-cell office:value-type="float" office:value="-65.859091993111">
                <text:p>-65.859091993111</text:p>
              </table:table-cell>
              <table:table-cell office:value-type="float" office:value="-65.842988276235">
                <text:p>-65.842988276235</text:p>
              </table:table-cell>
              <table:table-cell office:value-type="float" office:value="-65.826736106367">
                <text:p>-65.826736106367</text:p>
              </table:table-cell>
              <table:table-cell office:value-type="float" office:value="-65.810345347081">
                <text:p>-65.810345347081</text:p>
              </table:table-cell>
              <table:table-cell office:value-type="float" office:value="-65.79382546636">
                <text:p>-65.79382546636</text:p>
              </table:table-cell>
              <table:table-cell office:value-type="float" office:value="-65.777185554108">
                <text:p>-65.777185554108</text:p>
              </table:table-cell>
              <table:table-cell office:value-type="float" office:value="-65.760434338841">
                <text:p>-65.760434338841</text:p>
              </table:table-cell>
              <table:table-cell office:value-type="float" office:value="-65.743580203599">
                <text:p>-65.743580203599</text:p>
              </table:table-cell>
              <table:table-cell office:value-type="float" office:value="-65.726631201125">
                <text:p>-65.726631201125</text:p>
              </table:table-cell>
              <table:table-cell office:value-type="float" office:value="-65.709595068331">
                <text:p>-65.709595068331</text:p>
              </table:table-cell>
              <table:table-cell office:value-type="float" office:value="-65.692479240096">
                <text:p>-65.692479240096</text:p>
              </table:table-cell>
              <table:table-cell office:value-type="float" office:value="-65.675290862424">
                <text:p>-65.675290862424</text:p>
              </table:table-cell>
              <table:table-cell office:value-type="float" office:value="-65.65803680499">
                <text:p>-65.65803680499</text:p>
              </table:table-cell>
              <table:table-cell office:value-type="float" office:value="-65.640723673111">
                <text:p>-65.640723673111</text:p>
              </table:table-cell>
              <table:table-cell office:value-type="float" office:value="-65.62335781916">
                <text:p>-65.62335781916</text:p>
              </table:table-cell>
              <table:table-cell office:value-type="float" office:value="-65.605945353458">
                <text:p>-65.605945353458</text:p>
              </table:table-cell>
              <table:table-cell office:value-type="float" office:value="-65.588492154659">
                <text:p>-65.588492154659</text:p>
              </table:table-cell>
              <table:table-cell office:value-type="float" office:value="-65.57100387967">
                <text:p>-65.57100387967</text:p>
              </table:table-cell>
              <table:table-cell office:value-type="float" office:value="-65.553485973101">
                <text:p>-65.553485973101</text:p>
              </table:table-cell>
              <table:table-cell office:value-type="float" office:value="-65.535943676299">
                <text:p>-65.535943676299</text:p>
              </table:table-cell>
              <table:table-cell office:value-type="float" office:value="-65.518382035958">
                <text:p>-65.518382035958</text:p>
              </table:table-cell>
              <table:table-cell office:value-type="float" office:value="-65.500805912342">
                <text:p>-65.500805912342</text:p>
              </table:table-cell>
              <table:table-cell office:value-type="float" office:value="-65.483219987139">
                <text:p>-65.483219987139</text:p>
              </table:table-cell>
              <table:table-cell office:value-type="float" office:value="-65.465628770948">
                <text:p>-65.465628770948</text:p>
              </table:table-cell>
              <table:table-cell office:value-type="float" office:value="-65.448036610442">
                <text:p>-65.448036610442</text:p>
              </table:table-cell>
              <table:table-cell office:value-type="float" office:value="-65.430447695193">
                <text:p>-65.430447695193</text:p>
              </table:table-cell>
              <table:table-cell office:value-type="float" office:value="-65.412866064201">
                <text:p>-65.412866064201</text:p>
              </table:table-cell>
              <table:table-cell office:value-type="float" office:value="-65.39529561213">
                <text:p>-65.39529561213</text:p>
              </table:table-cell>
              <table:table-cell office:value-type="float" office:value="-65.377740095253">
                <text:p>-65.377740095253</text:p>
              </table:table-cell>
              <table:table-cell office:value-type="float" office:value="-65.360203137146">
                <text:p>-65.360203137146</text:p>
              </table:table-cell>
              <table:table-cell office:value-type="float" office:value="-65.34268823412">
                <text:p>-65.34268823412</text:p>
              </table:table-cell>
              <table:table-cell office:value-type="float" office:value="-65.325198760411">
                <text:p>-65.325198760411</text:p>
              </table:table-cell>
              <table:table-cell office:value-type="float" office:value="-65.307737973145">
                <text:p>-65.307737973145</text:p>
              </table:table-cell>
              <table:table-cell office:value-type="float" office:value="-65.290309017078">
                <text:p>-65.290309017078</text:p>
              </table:table-cell>
              <table:table-cell office:value-type="float" office:value="-65.272914929129">
                <text:p>-65.272914929129</text:p>
              </table:table-cell>
              <table:table-cell office:value-type="float" office:value="-65.255558642712">
                <text:p>-65.255558642712</text:p>
              </table:table-cell>
              <table:table-cell office:value-type="float" office:value="-65.238242991878">
                <text:p>-65.238242991878</text:p>
              </table:table-cell>
              <table:table-cell office:value-type="float" office:value="-65.220970715279">
                <text:p>-65.220970715279</text:p>
              </table:table-cell>
              <table:table-cell office:value-type="float" office:value="-65.203744459945">
                <text:p>-65.203744459945</text:p>
              </table:table-cell>
              <table:table-cell office:value-type="float" office:value="-65.186566784914">
                <text:p>-65.186566784914</text:p>
              </table:table-cell>
              <table:table-cell office:value-type="float" office:value="-65.16944016469">
                <text:p>-65.16944016469</text:p>
              </table:table-cell>
              <table:table-cell office:value-type="float" office:value="-65.152366992553">
                <text:p>-65.152366992553</text:p>
              </table:table-cell>
              <table:table-cell office:value-type="float" office:value="-65.135349583732">
                <text:p>-65.135349583732</text:p>
              </table:table-cell>
              <table:table-cell office:value-type="float" office:value="-65.118390178424">
                <text:p>-65.118390178424</text:p>
              </table:table-cell>
              <table:table-cell office:value-type="float" office:value="-65.101490944703">
                <text:p>-65.101490944703</text:p>
              </table:table-cell>
              <table:table-cell office:value-type="float" office:value="-65.084653981282">
                <text:p>-65.084653981282</text:p>
              </table:table-cell>
              <table:table-cell office:value-type="float" office:value="-65.067881320172">
                <text:p>-65.067881320172</text:p>
              </table:table-cell>
              <table:table-cell office:value-type="float" office:value="-65.051174929211">
                <text:p>-65.051174929211</text:p>
              </table:table-cell>
              <table:table-cell office:value-type="float" office:value="-65.034536714496">
                <text:p>-65.034536714496</text:p>
              </table:table-cell>
              <table:table-cell office:value-type="float" office:value="-65.017968522705">
                <text:p>-65.017968522705</text:p>
              </table:table-cell>
              <table:table-cell office:value-type="float" office:value="-65.00147214331">
                <text:p>-65.00147214331</text:p>
              </table:table-cell>
              <table:table-cell office:value-type="float" office:value="-64.985049310712">
                <text:p>-64.985049310712</text:p>
              </table:table-cell>
            </table:table-row>
            <table:table-row>
              <table:table-cell office:value-type="string">
                <text:p>Membrane Voltage (6.301 C)</text:p>
                <draw:g>
                  <svg:desc>agent0_NNMembraneVoltageTrace1385553015.A2:agent0_NNMembraneVoltageTrace1385553015.A2</svg:desc>
                </draw:g>
              </table:table-cell>
              <table:table-cell office:value-type="float" office:value="-60.752115015374">
                <text:p>-60.752115015374</text:p>
                <draw:g>
                  <svg:desc>agent0_NNMembraneVoltageTrace1385553015.B2:agent0_NNMembraneVoltageTrace1385553015.LW2</svg:desc>
                </draw:g>
              </table:table-cell>
              <table:table-cell office:value-type="float" office:value="-60.720115049744">
                <text:p>-60.720115049744</text:p>
              </table:table-cell>
              <table:table-cell office:value-type="float" office:value="-60.688241691006">
                <text:p>-60.688241691006</text:p>
              </table:table-cell>
              <table:table-cell office:value-type="float" office:value="-60.656493358053">
                <text:p>-60.656493358053</text:p>
              </table:table-cell>
              <table:table-cell office:value-type="float" office:value="-60.624868501111">
                <text:p>-60.624868501111</text:p>
              </table:table-cell>
              <table:table-cell office:value-type="float" office:value="-60.593365600848">
                <text:p>-60.593365600848</text:p>
              </table:table-cell>
              <table:table-cell office:value-type="float" office:value="-60.561983167526">
                <text:p>-60.561983167526</text:p>
              </table:table-cell>
              <table:table-cell office:value-type="float" office:value="-60.530719740167">
                <text:p>-60.530719740167</text:p>
              </table:table-cell>
              <table:table-cell office:value-type="float" office:value="-60.499573885753">
                <text:p>-60.499573885753</text:p>
              </table:table-cell>
              <table:table-cell office:value-type="float" office:value="-60.468544198446">
                <text:p>-60.468544198446</text:p>
              </table:table-cell>
              <table:table-cell office:value-type="float" office:value="-60.437629298831">
                <text:p>-60.437629298831</text:p>
              </table:table-cell>
              <table:table-cell office:value-type="float" office:value="-60.406827833182">
                <text:p>-60.406827833182</text:p>
              </table:table-cell>
              <table:table-cell office:value-type="float" office:value="-60.376138472751">
                <text:p>-60.376138472751</text:p>
              </table:table-cell>
              <table:table-cell office:value-type="float" office:value="-60.345559913073">
                <text:p>-60.345559913073</text:p>
              </table:table-cell>
              <table:table-cell office:value-type="float" office:value="-60.315090873297">
                <text:p>-60.315090873297</text:p>
              </table:table-cell>
              <table:table-cell office:value-type="float" office:value="-60.284730095529">
                <text:p>-60.284730095529</text:p>
              </table:table-cell>
              <table:table-cell office:value-type="float" office:value="-60.254476344195">
                <text:p>-60.254476344195</text:p>
              </table:table-cell>
              <table:table-cell office:value-type="float" office:value="-60.224328405427">
                <text:p>-60.224328405427</text:p>
              </table:table-cell>
              <table:table-cell office:value-type="float" office:value="-60.194285086454">
                <text:p>-60.194285086454</text:p>
              </table:table-cell>
              <table:table-cell office:value-type="float" office:value="-60.164345215019">
                <text:p>-60.164345215019</text:p>
              </table:table-cell>
              <table:table-cell office:value-type="float" office:value="-60.134507638802">
                <text:p>-60.134507638802</text:p>
              </table:table-cell>
              <table:table-cell office:value-type="float" office:value="-60.104771224867">
                <text:p>-60.104771224867</text:p>
              </table:table-cell>
              <table:table-cell office:value-type="float" office:value="-60.075134859112">
                <text:p>-60.075134859112</text:p>
              </table:table-cell>
              <table:table-cell office:value-type="float" office:value="-60.045597445738">
                <text:p>-60.045597445738</text:p>
              </table:table-cell>
              <table:table-cell office:value-type="float" office:value="-60.016157906727">
                <text:p>-60.016157906727</text:p>
              </table:table-cell>
              <table:table-cell office:value-type="float" office:value="-59.986815181335">
                <text:p>-59.986815181335</text:p>
              </table:table-cell>
              <table:table-cell office:value-type="float" office:value="-59.957568225588">
                <text:p>-59.957568225588</text:p>
              </table:table-cell>
              <table:table-cell office:value-type="float" office:value="-59.928416011796">
                <text:p>-59.928416011796</text:p>
              </table:table-cell>
              <table:table-cell office:value-type="float" office:value="-59.899357528075">
                <text:p>-59.899357528075</text:p>
              </table:table-cell>
              <table:table-cell office:value-type="float" office:value="-59.870391777866">
                <text:p>-59.870391777866</text:p>
              </table:table-cell>
              <table:table-cell office:value-type="float" office:value="-59.841517779482">
                <text:p>-59.841517779482</text:p>
              </table:table-cell>
              <table:table-cell office:value-type="float" office:value="-59.812734565641">
                <text:p>-59.812734565641</text:p>
              </table:table-cell>
              <table:table-cell office:value-type="float" office:value="-59.784041183022">
                <text:p>-59.784041183022</text:p>
              </table:table-cell>
              <table:table-cell office:value-type="float" office:value="-59.755436691818">
                <text:p>-59.755436691818</text:p>
              </table:table-cell>
              <table:table-cell office:value-type="float" office:value="-59.726920165292">
                <text:p>-59.726920165292</text:p>
              </table:table-cell>
              <table:table-cell office:value-type="float" office:value="-59.698490689348">
                <text:p>-59.698490689348</text:p>
              </table:table-cell>
              <table:table-cell office:value-type="float" office:value="-59.670147362091">
                <text:p>-59.670147362091</text:p>
              </table:table-cell>
              <table:table-cell office:value-type="float" office:value="-59.641889293403">
                <text:p>-59.641889293403</text:p>
              </table:table-cell>
              <table:table-cell office:value-type="float" office:value="-59.613715604512">
                <text:p>-59.613715604512</text:p>
              </table:table-cell>
              <table:table-cell office:value-type="float" office:value="-59.585625427566">
                <text:p>-59.585625427566</text:p>
              </table:table-cell>
              <table:table-cell office:value-type="float" office:value="-59.557617905208">
                <text:p>-59.557617905208</text:p>
              </table:table-cell>
              <table:table-cell office:value-type="float" office:value="-59.529692190147">
                <text:p>-59.529692190147</text:p>
              </table:table-cell>
              <table:table-cell office:value-type="float" office:value="-59.501847444729">
                <text:p>-59.501847444729</text:p>
              </table:table-cell>
              <table:table-cell office:value-type="float" office:value="-59.474082840511">
                <text:p>-59.474082840511</text:p>
              </table:table-cell>
              <table:table-cell office:value-type="float" office:value="-59.44639755782">
                <text:p>-59.44639755782</text:p>
              </table:table-cell>
              <table:table-cell office:value-type="float" office:value="-59.418790785322">
                <text:p>-59.418790785322</text:p>
              </table:table-cell>
              <table:table-cell office:value-type="float" office:value="-59.391261719572">
                <text:p>-59.391261719572</text:p>
              </table:table-cell>
              <table:table-cell office:value-type="float" office:value="-59.363809564567">
                <text:p>-59.363809564567</text:p>
              </table:table-cell>
              <table:table-cell office:value-type="float" office:value="-59.336433531289">
                <text:p>-59.336433531289</text:p>
              </table:table-cell>
              <table:table-cell office:value-type="float" office:value="-59.309132837234">
                <text:p>-59.309132837234</text:p>
              </table:table-cell>
              <table:table-cell office:value-type="float" office:value="-59.281906705941">
                <text:p>-59.281906705941</text:p>
              </table:table-cell>
              <table:table-cell office:value-type="float" office:value="-59.254754366499">
                <text:p>-59.254754366499</text:p>
              </table:table-cell>
              <table:table-cell office:value-type="float" office:value="-59.227675053046">
                <text:p>-59.227675053046</text:p>
              </table:table-cell>
              <table:table-cell office:value-type="float" office:value="-59.200668004254">
                <text:p>-59.200668004254</text:p>
              </table:table-cell>
              <table:table-cell office:value-type="float" office:value="-59.173732462797">
                <text:p>-59.173732462797</text:p>
              </table:table-cell>
              <table:table-cell office:value-type="float" office:value="-59.146867674799">
                <text:p>-59.146867674799</text:p>
              </table:table-cell>
              <table:table-cell office:value-type="float" office:value="-59.120072889264">
                <text:p>-59.120072889264</text:p>
              </table:table-cell>
              <table:table-cell office:value-type="float" office:value="-59.093347357485">
                <text:p>-59.093347357485</text:p>
              </table:table-cell>
              <table:table-cell office:value-type="float" office:value="-59.066690332428">
                <text:p>-59.066690332428</text:p>
              </table:table-cell>
              <table:table-cell office:value-type="float" office:value="-59.040101068087">
                <text:p>-59.040101068087</text:p>
              </table:table-cell>
              <table:table-cell office:value-type="float" office:value="-59.013578818817">
                <text:p>-59.013578818817</text:p>
              </table:table-cell>
              <table:table-cell office:value-type="float" office:value="-58.987122838626">
                <text:p>-58.987122838626</text:p>
              </table:table-cell>
              <table:table-cell office:value-type="float" office:value="-58.960732380445">
                <text:p>-58.960732380445</text:p>
              </table:table-cell>
              <table:table-cell office:value-type="float" office:value="-58.934406695349">
                <text:p>-58.934406695349</text:p>
              </table:table-cell>
              <table:table-cell office:value-type="float" office:value="-58.908145031745">
                <text:p>-58.908145031745</text:p>
              </table:table-cell>
              <table:table-cell office:value-type="float" office:value="-58.881946634512">
                <text:p>-58.881946634512</text:p>
              </table:table-cell>
              <table:table-cell office:value-type="float" office:value="-58.8558107441">
                <text:p>-58.8558107441</text:p>
              </table:table-cell>
              <table:table-cell office:value-type="float" office:value="-58.829736595567">
                <text:p>-58.829736595567</text:p>
              </table:table-cell>
              <table:table-cell office:value-type="float" office:value="-58.803723417572">
                <text:p>-58.803723417572</text:p>
              </table:table-cell>
              <table:table-cell office:value-type="float" office:value="-58.777770431297">
                <text:p>-58.777770431297</text:p>
              </table:table-cell>
              <table:table-cell office:value-type="float" office:value="-58.751876849309">
                <text:p>-58.751876849309</text:p>
              </table:table-cell>
              <table:table-cell office:value-type="float" office:value="-58.726041874351">
                <text:p>-58.726041874351</text:p>
              </table:table-cell>
              <table:table-cell office:value-type="float" office:value="-58.700264698055">
                <text:p>-58.700264698055</text:p>
              </table:table-cell>
              <table:table-cell office:value-type="float" office:value="-58.674544499572">
                <text:p>-58.674544499572</text:p>
              </table:table-cell>
              <table:table-cell office:value-type="float" office:value="-58.648880444116">
                <text:p>-58.648880444116</text:p>
              </table:table-cell>
              <table:table-cell office:value-type="float" office:value="-58.623271681401">
                <text:p>-58.623271681401</text:p>
              </table:table-cell>
              <table:table-cell office:value-type="float" office:value="-58.597717343987">
                <text:p>-58.597717343987</text:p>
              </table:table-cell>
              <table:table-cell office:value-type="float" office:value="-58.572216545503">
                <text:p>-58.572216545503</text:p>
              </table:table-cell>
              <table:table-cell office:value-type="float" office:value="-58.546768378749">
                <text:p>-58.546768378749</text:p>
              </table:table-cell>
              <table:table-cell office:value-type="float" office:value="-58.521371913669">
                <text:p>-58.521371913669</text:p>
              </table:table-cell>
              <table:table-cell office:value-type="float" office:value="-58.496026195177">
                <text:p>-58.496026195177</text:p>
              </table:table-cell>
              <table:table-cell office:value-type="float" office:value="-58.470730240832">
                <text:p>-58.470730240832</text:p>
              </table:table-cell>
              <table:table-cell office:value-type="float" office:value="-58.445483038343">
                <text:p>-58.445483038343</text:p>
              </table:table-cell>
              <table:table-cell office:value-type="float" office:value="-58.420283542895">
                <text:p>-58.420283542895</text:p>
              </table:table-cell>
              <table:table-cell office:value-type="float" office:value="-58.395130674276">
                <text:p>-58.395130674276</text:p>
              </table:table-cell>
              <table:table-cell office:value-type="float" office:value="-58.370023313802">
                <text:p>-58.370023313802</text:p>
              </table:table-cell>
              <table:table-cell office:value-type="float" office:value="-58.344960300999">
                <text:p>-58.344960300999</text:p>
              </table:table-cell>
              <table:table-cell office:value-type="float" office:value="-58.319940430052">
                <text:p>-58.319940430052</text:p>
              </table:table-cell>
              <table:table-cell office:value-type="float" office:value="-58.294962445979">
                <text:p>-58.294962445979</text:p>
              </table:table-cell>
              <table:table-cell office:value-type="float" office:value="-58.270025040516">
                <text:p>-58.270025040516</text:p>
              </table:table-cell>
              <table:table-cell office:value-type="float" office:value="-58.245126847692">
                <text:p>-58.245126847692</text:p>
              </table:table-cell>
              <table:table-cell office:value-type="float" office:value="-58.220266439066">
                <text:p>-58.220266439066</text:p>
              </table:table-cell>
              <table:table-cell office:value-type="float" office:value="-58.19544231859">
                <text:p>-58.19544231859</text:p>
              </table:table-cell>
              <table:table-cell office:value-type="float" office:value="-58.170652917085">
                <text:p>-58.170652917085</text:p>
              </table:table-cell>
              <table:table-cell office:value-type="float" office:value="-58.145896586281">
                <text:p>-58.145896586281</text:p>
              </table:table-cell>
              <table:table-cell office:value-type="float" office:value="-58.121171592391">
                <text:p>-58.121171592391</text:p>
              </table:table-cell>
              <table:table-cell office:value-type="float" office:value="-58.096476109185">
                <text:p>-58.096476109185</text:p>
              </table:table-cell>
              <table:table-cell office:value-type="float" office:value="-58.071808210513">
                <text:p>-58.071808210513</text:p>
              </table:table-cell>
              <table:table-cell office:value-type="float" office:value="-58.047165862237">
                <text:p>-58.047165862237</text:p>
              </table:table-cell>
              <table:table-cell office:value-type="float" office:value="-58.022546913517">
                <text:p>-58.022546913517</text:p>
              </table:table-cell>
              <table:table-cell office:value-type="float" office:value="-57.997949087408">
                <text:p>-57.997949087408</text:p>
              </table:table-cell>
              <table:table-cell office:value-type="float" office:value="-57.973369970692">
                <text:p>-57.973369970692</text:p>
              </table:table-cell>
              <table:table-cell office:value-type="float" office:value="-57.948807002892">
                <text:p>-57.948807002892</text:p>
              </table:table-cell>
              <table:table-cell office:value-type="float" office:value="-57.924257464398">
                <text:p>-57.924257464398</text:p>
              </table:table-cell>
              <table:table-cell office:value-type="float" office:value="-57.899718463618">
                <text:p>-57.899718463618</text:p>
              </table:table-cell>
              <table:table-cell office:value-type="float" office:value="-57.875186923089">
                <text:p>-57.875186923089</text:p>
              </table:table-cell>
              <table:table-cell office:value-type="float" office:value="-57.850659564432">
                <text:p>-57.850659564432</text:p>
              </table:table-cell>
              <table:table-cell office:value-type="float" office:value="-57.826132892076">
                <text:p>-57.826132892076</text:p>
              </table:table-cell>
              <table:table-cell office:value-type="float" office:value="-57.801603175623">
                <text:p>-57.801603175623</text:p>
              </table:table-cell>
              <table:table-cell office:value-type="float" office:value="-57.777066430754">
                <text:p>-57.777066430754</text:p>
              </table:table-cell>
              <table:table-cell office:value-type="float" office:value="-57.752518398521">
                <text:p>-57.752518398521</text:p>
              </table:table-cell>
              <table:table-cell office:value-type="float" office:value="-57.727954522912">
                <text:p>-57.727954522912</text:p>
              </table:table-cell>
              <table:table-cell office:value-type="float" office:value="-57.703369926508">
                <text:p>-57.703369926508</text:p>
              </table:table-cell>
              <table:table-cell office:value-type="float" office:value="-57.67875938408">
                <text:p>-57.67875938408</text:p>
              </table:table-cell>
              <table:table-cell office:value-type="float" office:value="-57.654117293926">
                <text:p>-57.654117293926</text:p>
              </table:table-cell>
              <table:table-cell office:value-type="float" office:value="-57.629437646751">
                <text:p>-57.629437646751</text:p>
              </table:table-cell>
              <table:table-cell office:value-type="float" office:value="-57.604713991867">
                <text:p>-57.604713991867</text:p>
              </table:table-cell>
              <table:table-cell office:value-type="float" office:value="-57.579939400452">
                <text:p>-57.579939400452</text:p>
              </table:table-cell>
              <table:table-cell office:value-type="float" office:value="-57.555106425615">
                <text:p>-57.555106425615</text:p>
              </table:table-cell>
              <table:table-cell office:value-type="float" office:value="-57.530207058956">
                <text:p>-57.530207058956</text:p>
              </table:table-cell>
              <table:table-cell office:value-type="float" office:value="-57.50523268329">
                <text:p>-57.50523268329</text:p>
              </table:table-cell>
              <table:table-cell office:value-type="float" office:value="-57.480174021187">
                <text:p>-57.480174021187</text:p>
              </table:table-cell>
              <table:table-cell office:value-type="float" office:value="-57.455021078907">
                <text:p>-57.455021078907</text:p>
              </table:table-cell>
              <table:table-cell office:value-type="float" office:value="-57.429763085307">
                <text:p>-57.429763085307</text:p>
              </table:table-cell>
              <table:table-cell office:value-type="float" office:value="-57.404388425214">
                <text:p>-57.404388425214</text:p>
              </table:table-cell>
              <table:table-cell office:value-type="float" office:value="-57.378884566738">
                <text:p>-57.378884566738</text:p>
              </table:table-cell>
              <table:table-cell office:value-type="float" office:value="-57.353237981914">
                <text:p>-57.353237981914</text:p>
              </table:table-cell>
              <table:table-cell office:value-type="float" office:value="-57.327434060015">
                <text:p>-57.327434060015</text:p>
              </table:table-cell>
              <table:table-cell office:value-type="float" office:value="-57.301457012792">
                <text:p>-57.301457012792</text:p>
              </table:table-cell>
              <table:table-cell office:value-type="float" office:value="-57.275289770821">
                <text:p>-57.275289770821</text:p>
              </table:table-cell>
              <table:table-cell office:value-type="float" office:value="-57.24891387004">
                <text:p>-57.24891387004</text:p>
              </table:table-cell>
              <table:table-cell office:value-type="float" office:value="-57.222309327463">
                <text:p>-57.222309327463</text:p>
              </table:table-cell>
              <table:table-cell office:value-type="float" office:value="-57.195454504912">
                <text:p>-57.195454504912</text:p>
              </table:table-cell>
              <table:table-cell office:value-type="float" office:value="-57.16832595951">
                <text:p>-57.16832595951</text:p>
              </table:table-cell>
              <table:table-cell office:value-type="float" office:value="-57.140898279492">
                <text:p>-57.140898279492</text:p>
              </table:table-cell>
              <table:table-cell office:value-type="float" office:value="-57.113143903733">
                <text:p>-57.113143903733</text:p>
              </table:table-cell>
              <table:table-cell office:value-type="float" office:value="-57.085032923186">
                <text:p>-57.085032923186</text:p>
              </table:table-cell>
              <table:table-cell office:value-type="float" office:value="-57.056532862191">
                <text:p>-57.056532862191</text:p>
              </table:table-cell>
              <table:table-cell office:value-type="float" office:value="-57.027608437369">
                <text:p>-57.027608437369</text:p>
              </table:table-cell>
              <table:table-cell office:value-type="float" office:value="-56.998221291487">
                <text:p>-56.998221291487</text:p>
              </table:table-cell>
              <table:table-cell office:value-type="float" office:value="-56.968329699357">
                <text:p>-56.968329699357</text:p>
              </table:table-cell>
              <table:table-cell office:value-type="float" office:value="-56.937888242428">
                <text:p>-56.937888242428</text:p>
              </table:table-cell>
              <table:table-cell office:value-type="float" office:value="-56.906847448252">
                <text:p>-56.906847448252</text:p>
              </table:table-cell>
              <table:table-cell office:value-type="float" office:value="-56.875153390473">
                <text:p>-56.875153390473</text:p>
              </table:table-cell>
              <table:table-cell office:value-type="float" office:value="-56.842747244386">
                <text:p>-56.842747244386</text:p>
              </table:table-cell>
              <table:table-cell office:value-type="float" office:value="-56.809564792334">
                <text:p>-56.809564792334</text:p>
              </table:table-cell>
              <table:table-cell office:value-type="float" office:value="-56.775535872412">
                <text:p>-56.775535872412</text:p>
              </table:table-cell>
              <table:table-cell office:value-type="float" office:value="-56.740583762888">
                <text:p>-56.740583762888</text:p>
              </table:table-cell>
              <table:table-cell office:value-type="float" office:value="-56.704624493625">
                <text:p>-56.704624493625</text:p>
              </table:table-cell>
              <table:table-cell office:value-type="float" office:value="-56.667566074342">
                <text:p>-56.667566074342</text:p>
              </table:table-cell>
              <table:table-cell office:value-type="float" office:value="-56.629307627947">
                <text:p>-56.629307627947</text:p>
              </table:table-cell>
              <table:table-cell office:value-type="float" office:value="-56.589738415158">
                <text:p>-56.589738415158</text:p>
              </table:table-cell>
              <table:table-cell office:value-type="float" office:value="-56.548736734342">
                <text:p>-56.548736734342</text:p>
              </table:table-cell>
              <table:table-cell office:value-type="float" office:value="-56.50616867764">
                <text:p>-56.50616867764</text:p>
              </table:table-cell>
              <table:table-cell office:value-type="float" office:value="-56.461886721119">
                <text:p>-56.461886721119</text:p>
              </table:table-cell>
              <table:table-cell office:value-type="float" office:value="-56.415728122591">
                <text:p>-56.415728122591</text:p>
              </table:table-cell>
              <table:table-cell office:value-type="float" office:value="-56.367513095831">
                <text:p>-56.367513095831</text:p>
              </table:table-cell>
              <table:table-cell office:value-type="float" office:value="-56.317042723937">
                <text:p>-56.317042723937</text:p>
              </table:table-cell>
              <table:table-cell office:value-type="float" office:value="-56.264096567224">
                <text:p>-56.264096567224</text:p>
              </table:table-cell>
              <table:table-cell office:value-type="float" office:value="-56.208429912128">
                <text:p>-56.208429912128</text:p>
              </table:table-cell>
              <table:table-cell office:value-type="float" office:value="-56.149770596454">
                <text:p>-56.149770596454</text:p>
              </table:table-cell>
              <table:table-cell office:value-type="float" office:value="-56.087815332672">
                <text:p>-56.087815332672</text:p>
              </table:table-cell>
              <table:table-cell office:value-type="float" office:value="-56.022225433833">
                <text:p>-56.022225433833</text:p>
              </table:table-cell>
              <table:table-cell office:value-type="float" office:value="-55.952621825386">
                <text:p>-55.952621825386</text:p>
              </table:table-cell>
              <table:table-cell office:value-type="float" office:value="-55.878579199266">
                <text:p>-55.878579199266</text:p>
              </table:table-cell>
              <table:table-cell office:value-type="float" office:value="-55.799619132615">
                <text:p>-55.799619132615</text:p>
              </table:table-cell>
              <table:table-cell office:value-type="float" office:value="-55.71520195019">
                <text:p>-55.71520195019</text:p>
              </table:table-cell>
              <table:table-cell office:value-type="float" office:value="-55.624717053981">
                <text:p>-55.624717053981</text:p>
              </table:table-cell>
              <table:table-cell office:value-type="float" office:value="-55.527471371893">
                <text:p>-55.527471371893</text:p>
              </table:table-cell>
              <table:table-cell office:value-type="float" office:value="-55.422675484216">
                <text:p>-55.422675484216</text:p>
              </table:table-cell>
              <table:table-cell office:value-type="float" office:value="-55.309426864666">
                <text:p>-55.309426864666</text:p>
              </table:table-cell>
              <table:table-cell office:value-type="float" office:value="-55.186689511786">
                <text:p>-55.186689511786</text:p>
              </table:table-cell>
              <table:table-cell office:value-type="float" office:value="-55.053269032227">
                <text:p>-55.053269032227</text:p>
              </table:table-cell>
              <table:table-cell office:value-type="float" office:value="-54.907781949768">
                <text:p>-54.907781949768</text:p>
              </table:table-cell>
              <table:table-cell office:value-type="float" office:value="-54.748617623848">
                <text:p>-54.748617623848</text:p>
              </table:table-cell>
              <table:table-cell office:value-type="float" office:value="-54.573890627535">
                <text:p>-54.573890627535</text:p>
              </table:table-cell>
              <table:table-cell office:value-type="float" office:value="-54.381380696082">
                <text:p>-54.381380696082</text:p>
              </table:table-cell>
              <table:table-cell office:value-type="float" office:value="-54.168456323614">
                <text:p>-54.168456323614</text:p>
              </table:table-cell>
              <table:table-cell office:value-type="float" office:value="-53.931976622046">
                <text:p>-53.931976622046</text:p>
              </table:table-cell>
              <table:table-cell office:value-type="float" office:value="-53.668163957703">
                <text:p>-53.668163957703</text:p>
              </table:table-cell>
              <table:table-cell office:value-type="float" office:value="-53.372436831165">
                <text:p>-53.372436831165</text:p>
              </table:table-cell>
              <table:table-cell office:value-type="float" office:value="-53.03918796925">
                <text:p>-53.03918796925</text:p>
              </table:table-cell>
              <table:table-cell office:value-type="float" office:value="-52.661485867582">
                <text:p>-52.661485867582</text:p>
              </table:table-cell>
              <table:table-cell office:value-type="float" office:value="-52.230667785157">
                <text:p>-52.230667785157</text:p>
              </table:table-cell>
              <table:table-cell office:value-type="float" office:value="-51.735776357079">
                <text:p>-51.735776357079</text:p>
              </table:table-cell>
              <table:table-cell office:value-type="float" office:value="-51.162767062101">
                <text:p>-51.162767062101</text:p>
              </table:table-cell>
              <table:table-cell office:value-type="float" office:value="-50.49337381919">
                <text:p>-50.49337381919</text:p>
              </table:table-cell>
              <table:table-cell office:value-type="float" office:value="-49.703454759252">
                <text:p>-49.703454759252</text:p>
              </table:table-cell>
              <table:table-cell office:value-type="float" office:value="-48.760531909843">
                <text:p>-48.760531909843</text:p>
              </table:table-cell>
              <table:table-cell office:value-type="float" office:value="-47.62005607232">
                <text:p>-47.62005607232</text:p>
              </table:table-cell>
              <table:table-cell office:value-type="float" office:value="-46.219618257601">
                <text:p>-46.219618257601</text:p>
              </table:table-cell>
              <table:table-cell office:value-type="float" office:value="-44.469805537935">
                <text:p>-44.469805537935</text:p>
              </table:table-cell>
              <table:table-cell office:value-type="float" office:value="-42.239547442837">
                <text:p>-42.239547442837</text:p>
              </table:table-cell>
              <table:table-cell office:value-type="float" office:value="-39.332578106657">
                <text:p>-39.332578106657</text:p>
              </table:table-cell>
              <table:table-cell office:value-type="float" office:value="-35.450630076863">
                <text:p>-35.450630076863</text:p>
              </table:table-cell>
              <table:table-cell office:value-type="float" office:value="-30.141694232661">
                <text:p>-30.141694232661</text:p>
              </table:table-cell>
              <table:table-cell office:value-type="float" office:value="-22.753107366062">
                <text:p>-22.753107366062</text:p>
              </table:table-cell>
              <table:table-cell office:value-type="float" office:value="-12.501316186434">
                <text:p>-12.501316186434</text:p>
              </table:table-cell>
              <table:table-cell office:value-type="float" office:value="0.967954047356">
                <text:p>0.967954047356</text:p>
              </table:table-cell>
              <table:table-cell office:value-type="float" office:value="16.093797966246">
                <text:p>16.093797966246</text:p>
              </table:table-cell>
              <table:table-cell office:value-type="float" office:value="28.748593035213">
                <text:p>28.748593035213</text:p>
              </table:table-cell>
              <table:table-cell office:value-type="float" office:value="35.879590023395">
                <text:p>35.879590023395</text:p>
              </table:table-cell>
              <table:table-cell office:value-type="float" office:value="38.424792123686">
                <text:p>38.424792123686</text:p>
              </table:table-cell>
              <table:table-cell office:value-type="float" office:value="38.636221739511">
                <text:p>38.636221739511</text:p>
              </table:table-cell>
              <table:table-cell office:value-type="float" office:value="37.84530825577">
                <text:p>37.84530825577</text:p>
              </table:table-cell>
              <table:table-cell office:value-type="float" office:value="36.58118917499">
                <text:p>36.58118917499</text:p>
              </table:table-cell>
              <table:table-cell office:value-type="float" office:value="35.045420029764">
                <text:p>35.045420029764</text:p>
              </table:table-cell>
              <table:table-cell office:value-type="float" office:value="33.328638770404">
                <text:p>33.328638770404</text:p>
              </table:table-cell>
              <table:table-cell office:value-type="float" office:value="31.481060843757">
                <text:p>31.481060843757</text:p>
              </table:table-cell>
              <table:table-cell office:value-type="float" office:value="29.534970440694">
                <text:p>29.534970440694</text:p>
              </table:table-cell>
              <table:table-cell office:value-type="float" office:value="27.513024611847">
                <text:p>27.513024611847</text:p>
              </table:table-cell>
              <table:table-cell office:value-type="float" office:value="25.432013092815">
                <text:p>25.432013092815</text:p>
              </table:table-cell>
              <table:table-cell office:value-type="float" office:value="23.304884310621">
                <text:p>23.304884310621</text:p>
              </table:table-cell>
              <table:table-cell office:value-type="float" office:value="21.141967932978">
                <text:p>21.141967932978</text:p>
              </table:table-cell>
              <table:table-cell office:value-type="float" office:value="18.951760829755">
                <text:p>18.951760829755</text:p>
              </table:table-cell>
              <table:table-cell office:value-type="float" office:value="16.741449168806">
                <text:p>16.741449168806</text:p>
              </table:table-cell>
              <table:table-cell office:value-type="float" office:value="14.5172608353">
                <text:p>14.5172608353</text:p>
              </table:table-cell>
              <table:table-cell office:value-type="float" office:value="12.284705157889">
                <text:p>12.284705157889</text:p>
              </table:table-cell>
              <table:table-cell office:value-type="float" office:value="10.048736742752">
                <text:p>10.048736742752</text:p>
              </table:table-cell>
              <table:table-cell office:value-type="float" office:value="7.813868097023">
                <text:p>7.813868097023</text:p>
              </table:table-cell>
              <table:table-cell office:value-type="float" office:value="5.584247909565">
                <text:p>5.584247909565</text:p>
              </table:table-cell>
              <table:table-cell office:value-type="float" office:value="3.36371654776">
                <text:p>3.36371654776</text:p>
              </table:table-cell>
              <table:table-cell office:value-type="float" office:value="1.155846547302">
                <text:p>1.155846547302</text:p>
              </table:table-cell>
              <table:table-cell office:value-type="float" office:value="-1.036026961823">
                <text:p>-1.036026961823</text:p>
              </table:table-cell>
              <table:table-cell office:value-type="float" office:value="-3.208783194507">
                <text:p>-3.208783194507</text:p>
              </table:table-cell>
              <table:table-cell office:value-type="float" office:value="-5.359499187173">
                <text:p>-5.359499187173</text:p>
              </table:table-cell>
              <table:table-cell office:value-type="float" office:value="-7.485440590187">
                <text:p>-7.485440590187</text:p>
              </table:table-cell>
              <table:table-cell office:value-type="float" office:value="-9.584061911248">
                <text:p>-9.584061911248</text:p>
              </table:table-cell>
              <table:table-cell office:value-type="float" office:value="-11.653019384447">
                <text:p>-11.653019384447</text:p>
              </table:table-cell>
              <table:table-cell office:value-type="float" office:value="-13.69020021975">
                <text:p>-13.69020021975</text:p>
              </table:table-cell>
              <table:table-cell office:value-type="float" office:value="-15.693771920473">
                <text:p>-15.693771920473</text:p>
              </table:table-cell>
              <table:table-cell office:value-type="float" office:value="-17.662254461304">
                <text:p>-17.662254461304</text:p>
              </table:table-cell>
              <table:table-cell office:value-type="float" office:value="-19.594616304023">
                <text:p>-19.594616304023</text:p>
              </table:table-cell>
              <table:table-cell office:value-type="float" office:value="-21.490392579715">
                <text:p>-21.490392579715</text:p>
              </table:table-cell>
              <table:table-cell office:value-type="float" office:value="-23.349820617196">
                <text:p>-23.349820617196</text:p>
              </table:table-cell>
              <table:table-cell office:value-type="float" office:value="-25.173984910097">
                <text:p>-25.173984910097</text:p>
              </table:table-cell>
              <table:table-cell office:value-type="float" office:value="-26.964961248613">
                <text:p>-26.964961248613</text:p>
              </table:table-cell>
              <table:table-cell office:value-type="float" office:value="-28.725948608813">
                <text:p>-28.725948608813</text:p>
              </table:table-cell>
              <table:table-cell office:value-type="float" office:value="-30.461377579772">
                <text:p>-30.461377579772</text:p>
              </table:table-cell>
              <table:table-cell office:value-type="float" office:value="-32.176985084548">
                <text:p>-32.176985084548</text:p>
              </table:table-cell>
              <table:table-cell office:value-type="float" office:value="-33.879845748719">
                <text:p>-33.879845748719</text:p>
              </table:table-cell>
              <table:table-cell office:value-type="float" office:value="-35.578348867636">
                <text:p>-35.578348867636</text:p>
              </table:table-cell>
              <table:table-cell office:value-type="float" office:value="-37.282104743642">
                <text:p>-37.282104743642</text:p>
              </table:table-cell>
              <table:table-cell office:value-type="float" office:value="-39.001753620861">
                <text:p>-39.001753620861</text:p>
              </table:table-cell>
              <table:table-cell office:value-type="float" office:value="-40.748633573476">
                <text:p>-40.748633573476</text:p>
              </table:table-cell>
              <table:table-cell office:value-type="float" office:value="-42.534240939091">
                <text:p>-42.534240939091</text:p>
              </table:table-cell>
              <table:table-cell office:value-type="float" office:value="-44.369391703443">
                <text:p>-44.369391703443</text:p>
              </table:table-cell>
              <table:table-cell office:value-type="float" office:value="-46.262974267977">
                <text:p>-46.262974267977</text:p>
              </table:table-cell>
              <table:table-cell office:value-type="float" office:value="-48.220193849828">
                <text:p>-48.220193849828</text:p>
              </table:table-cell>
              <table:table-cell office:value-type="float" office:value="-50.240282527784">
                <text:p>-50.240282527784</text:p>
              </table:table-cell>
              <table:table-cell office:value-type="float" office:value="-52.313835848602">
                <text:p>-52.313835848602</text:p>
              </table:table-cell>
              <table:table-cell office:value-type="float" office:value="-54.420274073821">
                <text:p>-54.420274073821</text:p>
              </table:table-cell>
              <table:table-cell office:value-type="float" office:value="-56.526372028452">
                <text:p>-56.526372028452</text:p>
              </table:table-cell>
              <table:table-cell office:value-type="float" office:value="-58.587137000679">
                <text:p>-58.587137000679</text:p>
              </table:table-cell>
              <table:table-cell office:value-type="float" office:value="-60.550113296726">
                <text:p>-60.550113296726</text:p>
              </table:table-cell>
              <table:table-cell office:value-type="float" office:value="-62.363066427108">
                <text:p>-62.363066427108</text:p>
              </table:table-cell>
              <table:table-cell office:value-type="float" office:value="-63.983167763706">
                <text:p>-63.983167763706</text:p>
              </table:table-cell>
              <table:table-cell office:value-type="float" office:value="-65.384428020919">
                <text:p>-65.384428020919</text:p>
              </table:table-cell>
              <table:table-cell office:value-type="float" office:value="-66.560562447147">
                <text:p>-66.560562447147</text:p>
              </table:table-cell>
              <table:table-cell office:value-type="float" office:value="-67.522710378291">
                <text:p>-67.522710378291</text:p>
              </table:table-cell>
              <table:table-cell office:value-type="float" office:value="-68.293813262821">
                <text:p>-68.293813262821</text:p>
              </table:table-cell>
              <table:table-cell office:value-type="float" office:value="-68.902329698901">
                <text:p>-68.902329698901</text:p>
              </table:table-cell>
              <table:table-cell office:value-type="float" office:value="-69.377234936597">
                <text:p>-69.377234936597</text:p>
              </table:table-cell>
              <table:table-cell office:value-type="float" office:value="-69.7449707005">
                <text:p>-69.7449707005</text:p>
              </table:table-cell>
              <table:table-cell office:value-type="float" office:value="-70.028094888746">
                <text:p>-70.028094888746</text:p>
              </table:table-cell>
              <table:table-cell office:value-type="float" office:value="-70.245050092316">
                <text:p>-70.245050092316</text:p>
              </table:table-cell>
              <table:table-cell office:value-type="float" office:value="-70.410517134748">
                <text:p>-70.410517134748</text:p>
              </table:table-cell>
              <table:table-cell office:value-type="float" office:value="-70.535993942986">
                <text:p>-70.535993942986</text:p>
              </table:table-cell>
              <table:table-cell office:value-type="float" office:value="-70.630401809073">
                <text:p>-70.630401809073</text:p>
              </table:table-cell>
              <table:table-cell office:value-type="float" office:value="-70.700629625119">
                <text:p>-70.700629625119</text:p>
              </table:table-cell>
              <table:table-cell office:value-type="float" office:value="-70.751987181482">
                <text:p>-70.751987181482</text:p>
              </table:table-cell>
              <table:table-cell office:value-type="float" office:value="-70.788567602084">
                <text:p>-70.788567602084</text:p>
              </table:table-cell>
              <table:table-cell office:value-type="float" office:value="-70.813530473067">
                <text:p>-70.813530473067</text:p>
              </table:table-cell>
              <table:table-cell office:value-type="float" office:value="-70.829320118243">
                <text:p>-70.829320118243</text:p>
              </table:table-cell>
              <table:table-cell office:value-type="float" office:value="-70.837832674654">
                <text:p>-70.837832674654</text:p>
              </table:table-cell>
              <table:table-cell office:value-type="float" office:value="-70.840543541107">
                <text:p>-70.840543541107</text:p>
              </table:table-cell>
              <table:table-cell office:value-type="float" office:value="-70.838604497397">
                <text:p>-70.838604497397</text:p>
              </table:table-cell>
              <table:table-cell office:value-type="float" office:value="-70.832917748907">
                <text:p>-70.832917748907</text:p>
              </table:table-cell>
              <table:table-cell office:value-type="float" office:value="-70.82419246417">
                <text:p>-70.82419246417</text:p>
              </table:table-cell>
              <table:table-cell office:value-type="float" office:value="-70.812988038639">
                <text:p>-70.812988038639</text:p>
              </table:table-cell>
              <table:table-cell office:value-type="float" office:value="-70.799747287451">
                <text:p>-70.799747287451</text:p>
              </table:table-cell>
              <table:table-cell office:value-type="float" office:value="-70.784821985131">
                <text:p>-70.784821985131</text:p>
              </table:table-cell>
              <table:table-cell office:value-type="float" office:value="-70.768492576985">
                <text:p>-70.768492576985</text:p>
              </table:table-cell>
              <table:table-cell office:value-type="float" office:value="-70.750983440412">
                <text:p>-70.750983440412</text:p>
              </table:table-cell>
              <table:table-cell office:value-type="float" office:value="-70.732474738806">
                <text:p>-70.732474738806</text:p>
              </table:table-cell>
              <table:table-cell office:value-type="float" office:value="-70.71311165859">
                <text:p>-70.71311165859</text:p>
              </table:table-cell>
              <table:table-cell office:value-type="float" office:value="-70.693011630289">
                <text:p>-70.693011630289</text:p>
              </table:table-cell>
              <table:table-cell office:value-type="float" office:value="-70.672269991669">
                <text:p>-70.672269991669</text:p>
              </table:table-cell>
              <table:table-cell office:value-type="float" office:value="-70.650964443093">
                <text:p>-70.650964443093</text:p>
              </table:table-cell>
              <table:table-cell office:value-type="float" office:value="-70.629158563599">
                <text:p>-70.629158563599</text:p>
              </table:table-cell>
              <table:table-cell office:value-type="float" office:value="-70.606904594222">
                <text:p>-70.606904594222</text:p>
              </table:table-cell>
              <table:table-cell office:value-type="float" office:value="-70.584245647884">
                <text:p>-70.584245647884</text:p>
              </table:table-cell>
              <table:table-cell office:value-type="float" office:value="-70.561217469181">
                <text:p>-70.561217469181</text:p>
              </table:table-cell>
              <table:table-cell office:value-type="float" office:value="-70.537849839789">
                <text:p>-70.537849839789</text:p>
              </table:table-cell>
              <table:table-cell office:value-type="float" office:value="-70.51416770404">
                <text:p>-70.51416770404</text:p>
              </table:table-cell>
              <table:table-cell office:value-type="float" office:value="-70.490192072875">
                <text:p>-70.490192072875</text:p>
              </table:table-cell>
              <table:table-cell office:value-type="float" office:value="-70.465940751775">
                <text:p>-70.465940751775</text:p>
              </table:table-cell>
              <table:table-cell office:value-type="float" office:value="-70.441428928502">
                <text:p>-70.441428928502</text:p>
              </table:table-cell>
              <table:table-cell office:value-type="float" office:value="-70.416669648866">
                <text:p>-70.416669648866</text:p>
              </table:table-cell>
              <table:table-cell office:value-type="float" office:value="-70.391674202811">
                <text:p>-70.391674202811</text:p>
              </table:table-cell>
              <table:table-cell office:value-type="float" office:value="-70.366452438495">
                <text:p>-70.366452438495</text:p>
              </table:table-cell>
              <table:table-cell office:value-type="float" office:value="-70.341013018391">
                <text:p>-70.341013018391</text:p>
              </table:table-cell>
              <table:table-cell office:value-type="float" office:value="-70.315363628575">
                <text:p>-70.315363628575</text:p>
              </table:table-cell>
              <table:table-cell office:value-type="float" office:value="-70.289511150154">
                <text:p>-70.289511150154</text:p>
              </table:table-cell>
              <table:table-cell office:value-type="float" office:value="-70.263461799948">
                <text:p>-70.263461799948</text:p>
              </table:table-cell>
              <table:table-cell office:value-type="float" office:value="-70.237221246188">
                <text:p>-70.237221246188</text:p>
              </table:table-cell>
              <table:table-cell office:value-type="float" office:value="-70.210794703836">
                <text:p>-70.210794703836</text:p>
              </table:table-cell>
              <table:table-cell office:value-type="float" office:value="-70.184187013249">
                <text:p>-70.184187013249</text:p>
              </table:table-cell>
              <table:table-cell office:value-type="float" office:value="-70.157402705203">
                <text:p>-70.157402705203</text:p>
              </table:table-cell>
              <table:table-cell office:value-type="float" office:value="-70.130446054723">
                <text:p>-70.130446054723</text:p>
              </table:table-cell>
              <table:table-cell office:value-type="float" office:value="-70.103321125687">
                <text:p>-70.103321125687</text:p>
              </table:table-cell>
              <table:table-cell office:value-type="float" office:value="-70.076031807835">
                <text:p>-70.076031807835</text:p>
              </table:table-cell>
              <table:table-cell office:value-type="float" office:value="-70.048581847497">
                <text:p>-70.048581847497</text:p>
              </table:table-cell>
              <table:table-cell office:value-type="float" office:value="-70.020974873111">
                <text:p>-70.020974873111</text:p>
              </table:table-cell>
              <table:table-cell office:value-type="float" office:value="-69.99321441643">
                <text:p>-69.99321441643</text:p>
              </table:table-cell>
              <table:table-cell office:value-type="float" office:value="-69.965303930132">
                <text:p>-69.965303930132</text:p>
              </table:table-cell>
              <table:table-cell office:value-type="float" office:value="-69.937246802437">
                <text:p>-69.937246802437</text:p>
              </table:table-cell>
              <table:table-cell office:value-type="float" office:value="-69.909046369227">
                <text:p>-69.909046369227</text:p>
              </table:table-cell>
              <table:table-cell office:value-type="float" office:value="-69.880705924071">
                <text:p>-69.880705924071</text:p>
              </table:table-cell>
              <table:table-cell office:value-type="float" office:value="-69.85222872651">
                <text:p>-69.85222872651</text:p>
              </table:table-cell>
              <table:table-cell office:value-type="float" office:value="-69.823618008852">
                <text:p>-69.823618008852</text:p>
              </table:table-cell>
              <table:table-cell office:value-type="float" office:value="-69.794876981753">
                <text:p>-69.794876981753</text:p>
              </table:table-cell>
              <table:table-cell office:value-type="float" office:value="-69.76600883874">
                <text:p>-69.76600883874</text:p>
              </table:table-cell>
              <table:table-cell office:value-type="float" office:value="-69.737016759866">
                <text:p>-69.737016759866</text:p>
              </table:table-cell>
              <table:table-cell office:value-type="float" office:value="-69.707903914624">
                <text:p>-69.707903914624</text:p>
              </table:table-cell>
              <table:table-cell office:value-type="float" office:value="-69.678673464233">
                <text:p>-69.678673464233</text:p>
              </table:table-cell>
              <table:table-cell office:value-type="float" office:value="-69.649328563395">
                <text:p>-69.649328563395</text:p>
              </table:table-cell>
              <table:table-cell office:value-type="float" office:value="-69.619872361606">
                <text:p>-69.619872361606</text:p>
              </table:table-cell>
              <table:table-cell office:value-type="float" office:value="-69.59030800409">
                <text:p>-69.59030800409</text:p>
              </table:table-cell>
              <table:table-cell office:value-type="float" office:value="-69.560638632408">
                <text:p>-69.560638632408</text:p>
              </table:table-cell>
              <table:table-cell office:value-type="float" office:value="-69.530867384798">
                <text:p>-69.530867384798</text:p>
              </table:table-cell>
              <table:table-cell office:value-type="float" office:value="-69.500997396292">
                <text:p>-69.500997396292</text:p>
              </table:table-cell>
              <table:table-cell office:value-type="float" office:value="-69.471031798627">
                <text:p>-69.471031798627</text:p>
              </table:table-cell>
              <table:table-cell office:value-type="float" office:value="-69.440973720002">
                <text:p>-69.440973720002</text:p>
              </table:table-cell>
            </table:table-row>
            <table:table-row>
              <table:table-cell office:value-type="string">
                <text:p>Threshold Voltage</text:p>
                <draw:g>
                  <svg:desc>agent0_NNMembraneVoltageTrace1385553015.A3:agent0_NNMembraneVoltageTrace1385553015.A3</svg:desc>
                </draw:g>
              </table:table-cell>
              <table:table-cell office:value-type="float" office:value="-55">
                <text:p>-55</text:p>
                <draw:g>
                  <svg:desc>agent0_NNMembraneVoltageTrace1385553015.B3:agent0_NNMembraneVoltageTrace1385553015.LW3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stroke-dash draw:name="Dash" draw:style="rect" draw:dots1="1" draw:dots1-length="300%" draw:distance="100%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</office:styles>
</office:document-styles>
</file>